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26pt"/>
    </style:style>
    <style:style style:name="co2" style:family="table-column">
      <style:table-column-properties fo:break-before="auto" style:column-width="68.26pt"/>
    </style:style>
    <style:style style:name="co3" style:family="table-column">
      <style:table-column-properties fo:break-before="auto" style:column-width="186.01pt"/>
    </style:style>
    <style:style style:name="co4" style:family="table-column">
      <style:table-column-properties fo:break-before="auto" style:column-width="68.51pt"/>
    </style:style>
    <style:style style:name="co5" style:family="table-column">
      <style:table-column-properties fo:break-before="auto" style:column-width="369.01pt"/>
    </style:style>
    <style:style style:name="co6" style:family="table-column">
      <style:table-column-properties fo:break-before="auto" style:column-width="528.8pt"/>
    </style:style>
    <style:style style:name="co7" style:family="table-column">
      <style:table-column-properties fo:break-before="auto" style:column-width="7.51pt"/>
    </style:style>
    <style:style style:name="co8" style:family="table-column">
      <style:table-column-properties fo:break-before="auto" style:column-width="67.49pt"/>
    </style:style>
    <style:style style:name="co9" style:family="table-column">
      <style:table-column-properties fo:break-before="auto" style:column-width="105pt"/>
    </style:style>
    <style:style style:name="co10" style:family="table-column">
      <style:table-column-properties fo:break-before="auto" style:column-width="411pt"/>
    </style:style>
    <style:style style:name="co11" style:family="table-column">
      <style:table-column-properties fo:break-before="auto" style:column-width="281.25pt"/>
    </style:style>
    <style:style style:name="co12" style:family="table-column">
      <style:table-column-properties fo:break-before="auto" style:column-width="6.75pt"/>
    </style:style>
    <style:style style:name="co13" style:family="table-column">
      <style:table-column-properties fo:break-before="auto" style:column-width="31.75pt"/>
    </style:style>
    <style:style style:name="co14" style:family="table-column">
      <style:table-column-properties fo:break-before="auto" style:column-width="63.75pt"/>
    </style:style>
    <style:style style:name="co15" style:family="table-column">
      <style:table-column-properties fo:break-before="auto" style:column-width="102.76pt"/>
    </style:style>
    <style:style style:name="co16" style:family="table-column">
      <style:table-column-properties fo:break-before="auto" style:column-width="57pt"/>
    </style:style>
    <style:style style:name="co17" style:family="table-column">
      <style:table-column-properties fo:break-before="auto" style:column-width="395.26pt"/>
    </style:style>
    <style:style style:name="co18" style:family="table-column">
      <style:table-column-properties fo:break-before="auto" style:column-width="25.4pt"/>
    </style:style>
    <style:style style:name="co19" style:family="table-column">
      <style:table-column-properties fo:break-before="auto" style:column-width="64.01pt"/>
    </style:style>
    <style:style style:name="co20" style:family="table-column">
      <style:table-column-properties fo:break-before="auto" style:column-width="14.26pt"/>
    </style:style>
    <style:style style:name="co21" style:family="table-column">
      <style:table-column-properties fo:break-before="auto" style:column-width="78.01pt"/>
    </style:style>
    <style:style style:name="co22" style:family="table-column">
      <style:table-column-properties fo:break-before="auto" style:column-width="123.76pt"/>
    </style:style>
    <style:style style:name="co23" style:family="table-column">
      <style:table-column-properties fo:break-before="auto" style:column-width="62.25pt"/>
    </style:style>
    <style:style style:name="co24" style:family="table-column">
      <style:table-column-properties fo:break-before="auto" style:column-width="471pt"/>
    </style:style>
    <style:style style:name="co25" style:family="table-column">
      <style:table-column-properties fo:break-before="auto" style:column-width="522.74pt"/>
    </style:style>
    <style:style style:name="co26" style:family="table-column">
      <style:table-column-properties fo:break-before="auto" style:column-width="129pt"/>
    </style:style>
    <style:style style:name="co27" style:family="table-column">
      <style:table-column-properties fo:break-before="auto" style:column-width="405.01pt"/>
    </style:style>
    <style:style style:name="co28" style:family="table-column">
      <style:table-column-properties fo:break-before="auto" style:column-width="408.76pt"/>
    </style:style>
    <style:style style:name="co29" style:family="table-column">
      <style:table-column-properties fo:break-before="auto" style:column-width="51pt"/>
    </style:style>
    <style:style style:name="co30" style:family="table-column">
      <style:table-column-properties fo:break-before="auto" style:column-width="60.01pt"/>
    </style:style>
    <style:style style:name="co31" style:family="table-column">
      <style:table-column-properties fo:break-before="auto" style:column-width="52.64pt"/>
    </style:style>
    <style:style style:name="co32" style:family="table-column">
      <style:table-column-properties fo:break-before="auto" style:column-width="79pt"/>
    </style:style>
    <style:style style:name="co33" style:family="table-column">
      <style:table-column-properties fo:break-before="auto" style:column-width="419.24pt"/>
    </style:style>
    <style:style style:name="co34" style:family="table-column">
      <style:table-column-properties fo:break-before="auto" style:column-width="6.01pt"/>
    </style:style>
    <style:style style:name="co35" style:family="table-column">
      <style:table-column-properties fo:break-before="auto" style:column-width="57.74pt"/>
    </style:style>
    <style:style style:name="co36" style:family="table-column">
      <style:table-column-properties fo:break-before="auto" style:column-width="204.75pt"/>
    </style:style>
    <style:style style:name="co37" style:family="table-column">
      <style:table-column-properties fo:break-before="auto" style:column-width="47.25pt"/>
    </style:style>
    <style:style style:name="co38" style:family="table-column">
      <style:table-column-properties fo:break-before="auto" style:column-width="393.76pt"/>
    </style:style>
    <style:style style:name="co39" style:family="table-column">
      <style:table-column-properties fo:break-before="auto" style:column-width="371.25pt"/>
    </style:style>
    <style:style style:name="co40" style:family="table-column">
      <style:table-column-properties fo:break-before="auto" style:column-width="142.5pt"/>
    </style:style>
    <style:style style:name="co41" style:family="table-column">
      <style:table-column-properties fo:break-before="auto" style:column-width="440.25pt"/>
    </style:style>
    <style:style style:name="co42" style:family="table-column">
      <style:table-column-properties fo:break-before="auto" style:column-width="582.01pt"/>
    </style:style>
    <style:style style:name="co43" style:family="table-column">
      <style:table-column-properties fo:break-before="auto" style:column-width="24.75pt"/>
    </style:style>
    <style:style style:name="co44" style:family="table-column">
      <style:table-column-properties fo:break-before="auto" style:column-width="93.74pt"/>
    </style:style>
    <style:style style:name="co45" style:family="table-column">
      <style:table-column-properties fo:break-before="auto" style:column-width="15.76pt"/>
    </style:style>
    <style:style style:name="co46" style:family="table-column">
      <style:table-column-properties fo:break-before="auto" style:column-width="528.01pt"/>
    </style:style>
    <style:style style:name="ro1" style:family="table-row">
      <style:table-row-properties style:row-height="12.81pt" fo:break-before="auto" style:use-optimal-row-height="true"/>
    </style:style>
    <style:style style:name="ro2" style:family="table-row">
      <style:table-row-properties style:row-height="59.05pt" fo:break-before="auto" style:use-optimal-row-height="true"/>
    </style:style>
    <style:style style:name="ro3" style:family="table-row">
      <style:table-row-properties style:row-height="14.06pt" fo:break-before="auto" style:use-optimal-row-height="true"/>
    </style:style>
    <style:style style:name="ro4" style:family="table-row">
      <style:table-row-properties style:row-height="21.54pt" fo:break-before="auto" style:use-optimal-row-height="true"/>
    </style:style>
    <style:style style:name="ro5" style:family="table-row">
      <style:table-row-properties style:row-height="38.41pt" fo:break-before="auto" style:use-optimal-row-height="true"/>
    </style:style>
    <style:style style:name="ro6" style:family="table-row">
      <style:table-row-properties style:row-height="74.95pt" fo:break-before="auto" style:use-optimal-row-height="true"/>
    </style:style>
    <style:style style:name="ro7" style:family="table-row">
      <style:table-row-properties style:row-height="50.6pt" fo:break-before="auto" style:use-optimal-row-height="true"/>
    </style:style>
    <style:style style:name="ro8" style:family="table-row">
      <style:table-row-properties style:row-height="62.79pt" fo:break-before="auto" style:use-optimal-row-height="true"/>
    </style:style>
    <style:style style:name="ro9" style:family="table-row">
      <style:table-row-properties style:row-height="87.14pt" fo:break-before="auto" style:use-optimal-row-height="true"/>
    </style:style>
    <style:style style:name="ro10" style:family="table-row">
      <style:table-row-properties style:row-height="26.19pt" fo:break-before="auto" style:use-optimal-row-height="true"/>
    </style:style>
    <style:style style:name="ro11" style:family="table-row">
      <style:table-row-properties style:row-height="29.06pt" fo:break-before="auto" style:use-optimal-row-height="true"/>
    </style:style>
    <style:style style:name="ro12" style:family="table-row">
      <style:table-row-properties style:row-height="14.94pt" fo:break-before="auto" style:use-optimal-row-height="true"/>
    </style:style>
    <style:style style:name="ro13" style:family="table-row">
      <style:table-row-properties style:row-height="111.54pt" fo:break-before="auto" style:use-optimal-row-height="true"/>
    </style:style>
    <style:style style:name="ro14" style:family="table-row">
      <style:table-row-properties style:row-height="99.35pt" fo:break-before="auto" style:use-optimal-row-height="true"/>
    </style:style>
    <style:style style:name="ro15" style:family="table-row">
      <style:table-row-properties style:row-height="135.89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82.46pt" fo:break-before="auto" style:use-optimal-row-height="true"/>
    </style:style>
    <style:style style:name="ro18" style:family="table-row">
      <style:table-row-properties style:row-height="57.46pt" fo:break-before="auto" style:use-optimal-row-height="true"/>
    </style:style>
    <style:style style:name="ro19" style:family="table-row">
      <style:table-row-properties style:row-height="79.85pt" fo:break-before="auto" style:use-optimal-row-height="true"/>
    </style:style>
    <style:style style:name="ro20" style:family="table-row">
      <style:table-row-properties style:row-height="148.11pt" fo:break-before="auto" style:use-optimal-row-height="true"/>
    </style:style>
    <style:style style:name="ro21" style:family="table-row">
      <style:table-row-properties style:row-height="90.99pt" fo:break-before="auto" style:use-optimal-row-height="true"/>
    </style:style>
    <style:style style:name="ro22" style:family="table-row">
      <style:table-row-properties style:row-height="13.8pt" fo:break-before="auto" style:use-optimal-row-height="true"/>
    </style:style>
    <style:style style:name="ro23" style:family="table-row">
      <style:table-row-properties style:row-height="58.2pt" fo:break-before="auto" style:use-optimal-row-height="true"/>
    </style:style>
    <style:style style:name="ro24" style:family="table-row">
      <style:table-row-properties style:row-height="20.86pt" fo:break-before="auto" style:use-optimal-row-height="true"/>
    </style:style>
    <style:style style:name="ro25" style:family="table-row">
      <style:table-row-properties style:row-height="14.91pt" fo:break-before="auto" style:use-optimal-row-height="true"/>
    </style:style>
    <style:style style:name="ro26" style:family="table-row">
      <style:table-row-properties style:row-height="55.19pt" fo:break-before="auto" style:use-optimal-row-height="true"/>
    </style:style>
    <style:style style:name="ro27" style:family="table-row">
      <style:table-row-properties style:row-height="41.75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28.35pt" fo:break-before="auto" style:use-optimal-row-height="true"/>
    </style:style>
    <style:style style:name="ro30" style:family="table-row">
      <style:table-row-properties style:row-height="40.25pt" fo:break-before="auto" style:use-optimal-row-height="true"/>
    </style:style>
    <style:style style:name="ro31" style:family="table-row">
      <style:table-row-properties style:row-height="82.06pt" fo:break-before="auto" style:use-optimal-row-height="true"/>
    </style:style>
    <style:style style:name="ro32" style:family="table-row">
      <style:table-row-properties style:row-height="108.96pt" fo:break-before="auto" style:use-optimal-row-height="true"/>
    </style:style>
    <style:style style:name="ro33" style:family="table-row">
      <style:table-row-properties style:row-height="95.5pt" fo:break-before="auto" style:use-optimal-row-height="true"/>
    </style:style>
    <style:style style:name="ro34" style:family="table-row">
      <style:table-row-properties style:row-height="30.56pt" fo:break-before="auto" style:use-optimal-row-height="true"/>
    </style:style>
    <style:style style:name="ro35" style:family="table-row">
      <style:table-row-properties style:row-height="122.34pt" fo:break-before="auto" style:use-optimal-row-height="true"/>
    </style:style>
    <style:style style:name="ro36" style:family="table-row">
      <style:table-row-properties style:row-height="135.81pt" fo:break-before="auto" style:use-optimal-row-height="true"/>
    </style:style>
    <style:style style:name="ro37" style:family="table-row">
      <style:table-row-properties style:row-height="23.84pt" fo:break-before="auto" style:use-optimal-row-height="true"/>
    </style:style>
    <style:style style:name="ro38" style:family="table-row">
      <style:table-row-properties style:row-height="35.04pt" fo:break-before="auto" style:use-optimal-row-height="true"/>
    </style:style>
    <style:style style:name="ro39" style:family="table-row">
      <style:table-row-properties style:row-height="46.26pt" fo:break-before="auto" style:use-optimal-row-height="true"/>
    </style:style>
    <style:style style:name="ro40" style:family="table-row">
      <style:table-row-properties style:row-height="8.39pt" fo:break-before="auto" style:use-optimal-row-height="false"/>
    </style:style>
    <style:style style:name="ro41" style:family="table-row">
      <style:table-row-properties style:row-height="29.4pt" fo:break-before="auto" style:use-optimal-row-height="true"/>
    </style:style>
    <style:style style:name="ro42" style:family="table-row">
      <style:table-row-properties style:row-height="24.01pt" fo:break-before="auto" style:use-optimal-row-height="true"/>
    </style:style>
    <style:style style:name="ro43" style:family="table-row">
      <style:table-row-properties style:row-height="28.8pt" fo:break-before="auto" style:use-optimal-row-height="true"/>
    </style:style>
    <style:style style:name="ro44" style:family="table-row">
      <style:table-row-properties style:row-height="14.4pt" fo:break-before="auto" style:use-optimal-row-height="true"/>
    </style:style>
    <style:style style:name="ro45" style:family="table-row">
      <style:table-row-properties style:row-height="43.2pt" fo:break-before="auto" style:use-optimal-row-height="true"/>
    </style:style>
    <style:style style:name="ro46" style:family="table-row">
      <style:table-row-properties style:row-height="115.2pt" fo:break-before="auto" style:use-optimal-row-height="true"/>
    </style:style>
    <style:style style:name="ro47" style:family="table-row">
      <style:table-row-properties style:row-height="79.51pt" fo:break-before="auto" style:use-optimal-row-height="false"/>
    </style:style>
    <style:style style:name="ro48" style:family="table-row">
      <style:table-row-properties style:row-height="57.6pt" fo:break-before="auto" style:use-optimal-row-height="true"/>
    </style:style>
    <style:style style:name="ro49" style:family="table-row">
      <style:table-row-properties style:row-height="72pt" fo:break-before="auto" style:use-optimal-row-height="true"/>
    </style:style>
    <style:style style:name="ro50" style:family="table-row">
      <style:table-row-properties style:row-height="82.8pt" fo:break-before="auto" style:use-optimal-row-height="true"/>
    </style:style>
    <style:style style:name="ro51" style:family="table-row">
      <style:table-row-properties style:row-height="86.4pt" fo:break-before="auto" style:use-optimal-row-height="true"/>
    </style:style>
    <style:style style:name="ro52" style:family="table-row">
      <style:table-row-properties style:row-height="100.8pt" fo:break-before="auto" style:use-optimal-row-height="true"/>
    </style:style>
    <style:style style:name="ro53" style:family="table-row">
      <style:table-row-properties style:row-height="69pt" fo:break-before="auto" style:use-optimal-row-height="true"/>
    </style:style>
    <style:style style:name="ro54" style:family="table-row">
      <style:table-row-properties style:row-height="96.6pt" fo:break-before="auto" style:use-optimal-row-height="true"/>
    </style:style>
    <style:style style:name="ro55" style:family="table-row">
      <style:table-row-properties style:row-height="144pt" fo:break-before="auto" style:use-optimal-row-height="true"/>
    </style:style>
    <style:style style:name="ro56" style:family="table-row">
      <style:table-row-properties style:row-height="41.41pt" fo:break-before="auto" style:use-optimal-row-height="true"/>
    </style:style>
    <style:style style:name="ro57" style:family="table-row">
      <style:table-row-properties style:row-height="74.41pt" fo:break-before="auto" style:use-optimal-row-height="false"/>
    </style:style>
    <style:style style:name="ro58" style:family="table-row">
      <style:table-row-properties style:row-height="136.74pt" fo:break-before="auto" style:use-optimal-row-height="true"/>
    </style:style>
    <style:style style:name="ro59" style:family="table-row">
      <style:table-row-properties style:row-height="30.84pt" fo:break-before="auto" style:use-optimal-row-height="true"/>
    </style:style>
    <style:style style:name="ro60" style:family="table-row">
      <style:table-row-properties style:row-height="24.69pt" fo:break-before="auto" style:use-optimal-row-height="true"/>
    </style:style>
    <style:style style:name="ro61" style:family="table-row">
      <style:table-row-properties style:row-height="36.14pt" fo:break-before="auto" style:use-optimal-row-height="true"/>
    </style:style>
    <style:style style:name="ro62" style:family="table-row">
      <style:table-row-properties style:row-height="78.01pt" fo:break-before="auto" style:use-optimal-row-height="false"/>
    </style:style>
    <style:style style:name="ro63" style:family="table-row">
      <style:table-row-properties style:row-height="81.01pt" fo:break-before="auto" style:use-optimal-row-height="false"/>
    </style:style>
    <style:style style:name="ro64" style:family="table-row">
      <style:table-row-properties style:row-height="47.59pt" fo:break-before="auto" style:use-optimal-row-height="true"/>
    </style:style>
    <style:style style:name="ro65" style:family="table-row">
      <style:table-row-properties style:row-height="70.55pt" fo:break-before="auto" style:use-optimal-row-height="true"/>
    </style:style>
    <style:style style:name="ro66" style:family="table-row">
      <style:table-row-properties style:row-height="59.1pt" fo:break-before="auto" style:use-optimal-row-height="true"/>
    </style:style>
    <style:style style:name="ro67" style:family="table-row">
      <style:table-row-properties style:row-height="104.94pt" fo:break-before="auto" style:use-optimal-row-height="true"/>
    </style:style>
    <style:style style:name="ro68" style:family="table-row">
      <style:table-row-properties style:row-height="127.9pt" fo:break-before="auto" style:use-optimal-row-height="true"/>
    </style:style>
    <style:style style:name="ro69" style:family="table-row">
      <style:table-row-properties style:row-height="139.41pt" fo:break-before="auto" style:use-optimal-row-height="true"/>
    </style:style>
    <style:style style:name="ro70" style:family="table-row">
      <style:table-row-properties style:row-height="196.75pt" fo:break-before="auto" style:use-optimal-row-height="true"/>
    </style:style>
    <style:style style:name="ro71" style:family="table-row">
      <style:table-row-properties style:row-height="150.86pt" fo:break-before="auto" style:use-optimal-row-height="true"/>
    </style:style>
    <style:style style:name="ro72" style:family="table-row">
      <style:table-row-properties style:row-height="93.49pt" fo:break-before="auto" style:use-optimal-row-height="true"/>
    </style:style>
    <style:style style:name="ro73" style:family="table-row">
      <style:table-row-properties style:row-height="7.51pt" fo:break-before="auto" style:use-optimal-row-height="false"/>
    </style:style>
    <style:style style:name="ro74" style:family="table-row">
      <style:table-row-properties style:row-height="29.96pt" fo:break-before="auto" style:use-optimal-row-height="false"/>
    </style:style>
    <style:style style:name="ro75" style:family="table-row">
      <style:table-row-properties style:row-height="14.26pt" fo:break-before="auto" style:use-optimal-row-height="false"/>
    </style:style>
    <style:style style:name="ro76" style:family="table-row">
      <style:table-row-properties style:row-height="44.96pt" fo:break-before="auto" style:use-optimal-row-height="false"/>
    </style:style>
    <style:style style:name="ro77" style:family="table-row">
      <style:table-row-properties style:row-height="28.49pt" fo:break-before="auto" style:use-optimal-row-height="false"/>
    </style:style>
    <style:style style:name="ro78" style:family="table-row">
      <style:table-row-properties style:row-height="57pt" fo:break-before="auto" style:use-optimal-row-height="false"/>
    </style:style>
    <style:style style:name="ro79" style:family="table-row">
      <style:table-row-properties style:row-height="42.75pt" fo:break-before="auto" style:use-optimal-row-height="false"/>
    </style:style>
    <style:style style:name="ro80" style:family="table-row">
      <style:table-row-properties style:row-height="388.49pt" fo:break-before="auto" style:use-optimal-row-height="false"/>
    </style:style>
    <style:style style:name="ro81" style:family="table-row">
      <style:table-row-properties style:row-height="158.26pt" fo:break-before="auto" style:use-optimal-row-height="false"/>
    </style:style>
    <style:style style:name="ro82" style:family="table-row">
      <style:table-row-properties style:row-height="86.26pt" fo:break-before="auto" style:use-optimal-row-height="false"/>
    </style:style>
    <style:style style:name="ro83" style:family="table-row">
      <style:table-row-properties style:row-height="105.76pt" fo:break-before="auto" style:use-optimal-row-height="false"/>
    </style:style>
    <style:style style:name="ro84" style:family="table-row">
      <style:table-row-properties style:row-height="100.49pt" fo:break-before="auto" style:use-optimal-row-height="false"/>
    </style:style>
    <style:style style:name="ro85" style:family="table-row">
      <style:table-row-properties style:row-height="339.76pt" fo:break-before="auto" style:use-optimal-row-height="false"/>
    </style:style>
    <style:style style:name="ro86" style:family="table-row">
      <style:table-row-properties style:row-height="72pt" fo:break-before="auto" style:use-optimal-row-height="false"/>
    </style:style>
    <style:style style:name="ro87" style:family="table-row">
      <style:table-row-properties style:row-height="148.51pt" fo:break-before="auto" style:use-optimal-row-height="false"/>
    </style:style>
    <style:style style:name="ro88" style:family="table-row">
      <style:table-row-properties style:row-height="208.49pt" fo:break-before="auto" style:use-optimal-row-height="false"/>
    </style:style>
    <style:style style:name="ro89" style:family="table-row">
      <style:table-row-properties style:row-height="41.24pt" fo:break-before="auto" style:use-optimal-row-height="false"/>
    </style:style>
    <style:style style:name="ro90" style:family="table-row">
      <style:table-row-properties style:row-height="103.49pt" fo:break-before="auto" style:use-optimal-row-height="false"/>
    </style:style>
    <style:style style:name="ro91" style:family="table-row">
      <style:table-row-properties style:row-height="106.21pt" fo:break-before="auto" style:use-optimal-row-height="false"/>
    </style:style>
    <style:style style:name="ro92" style:family="table-row">
      <style:table-row-properties style:row-height="96.01pt" fo:break-before="auto" style:use-optimal-row-height="false"/>
    </style:style>
    <style:style style:name="ro93" style:family="table-row">
      <style:table-row-properties style:row-height="147pt" fo:break-before="auto" style:use-optimal-row-height="false"/>
    </style:style>
    <style:style style:name="ro94" style:family="table-row">
      <style:table-row-properties style:row-height="88.5pt" fo:break-before="auto" style:use-optimal-row-height="false"/>
    </style:style>
    <style:style style:name="ro95" style:family="table-row">
      <style:table-row-properties style:row-height="102.76pt" fo:break-before="auto" style:use-optimal-row-height="false"/>
    </style:style>
    <style:style style:name="ro96" style:family="table-row">
      <style:table-row-properties style:row-height="130.51pt" fo:break-before="auto" style:use-optimal-row-height="false"/>
    </style:style>
    <style:style style:name="ro97" style:family="table-row">
      <style:table-row-properties style:row-height="249.76pt" fo:break-before="auto" style:use-optimal-row-height="false"/>
    </style:style>
    <style:style style:name="ro98" style:family="table-row">
      <style:table-row-properties style:row-height="110.24pt" fo:break-before="auto" style:use-optimal-row-height="false"/>
    </style:style>
    <style:style style:name="ro99" style:family="table-row">
      <style:table-row-properties style:row-height="61.51pt" fo:break-before="auto" style:use-optimal-row-height="false"/>
    </style:style>
    <style:style style:name="ro100" style:family="table-row">
      <style:table-row-properties style:row-height="54.74pt" fo:break-before="auto" style:use-optimal-row-height="false"/>
    </style:style>
    <style:style style:name="ro101" style:family="table-row">
      <style:table-row-properties style:row-height="55.5pt" fo:break-before="auto" style:use-optimal-row-height="false"/>
    </style:style>
    <style:style style:name="ro102" style:family="table-row">
      <style:table-row-properties style:row-height="101.99pt" fo:break-before="auto" style:use-optimal-row-height="false"/>
    </style:style>
    <style:style style:name="ro103" style:family="table-row">
      <style:table-row-properties style:row-height="43.51pt" fo:break-before="auto" style:use-optimal-row-height="false"/>
    </style:style>
    <style:style style:name="ro104" style:family="table-row">
      <style:table-row-properties style:row-height="233.26pt" fo:break-before="auto" style:use-optimal-row-height="false"/>
    </style:style>
    <style:style style:name="ro105" style:family="table-row">
      <style:table-row-properties style:row-height="69pt" fo:break-before="auto" style:use-optimal-row-height="false"/>
    </style:style>
    <style:style style:name="ro106" style:family="table-row">
      <style:table-row-properties style:row-height="12.76pt" fo:break-before="auto" style:use-optimal-row-height="false"/>
    </style:style>
    <style:style style:name="ro107" style:family="table-row">
      <style:table-row-properties style:row-height="31.21pt" fo:break-before="auto" style:use-optimal-row-height="true"/>
    </style:style>
    <style:style style:name="ro108" style:family="table-row">
      <style:table-row-properties style:row-height="16.81pt" fo:break-before="auto" style:use-optimal-row-height="true"/>
    </style:style>
    <style:style style:name="ro109" style:family="table-row">
      <style:table-row-properties style:row-height="46.8pt" fo:break-before="auto" style:use-optimal-row-height="true"/>
    </style:style>
    <style:style style:name="ro110" style:family="table-row">
      <style:table-row-properties style:row-height="62.39pt" fo:break-before="auto" style:use-optimal-row-height="true"/>
    </style:style>
    <style:style style:name="ro111" style:family="table-row">
      <style:table-row-properties style:row-height="78.01pt" fo:break-before="auto" style:use-optimal-row-height="true"/>
    </style:style>
    <style:style style:name="ro112" style:family="table-row">
      <style:table-row-properties style:row-height="109.19pt" fo:break-before="auto" style:use-optimal-row-height="true"/>
    </style:style>
    <style:style style:name="ro113" style:family="table-row">
      <style:table-row-properties style:row-height="124.21pt" fo:break-before="auto" style:use-optimal-row-height="true"/>
    </style:style>
    <style:style style:name="ro114" style:family="table-row">
      <style:table-row-properties style:row-height="110.41pt" fo:break-before="auto" style:use-optimal-row-height="true"/>
    </style:style>
    <style:style style:name="ro115" style:family="table-row">
      <style:table-row-properties style:row-height="137.99pt" fo:break-before="auto" style:use-optimal-row-height="true"/>
    </style:style>
    <style:style style:name="ro116" style:family="table-row">
      <style:table-row-properties style:row-height="15.59pt" fo:break-before="auto" style:use-optimal-row-height="true"/>
    </style:style>
    <style:style style:name="ta1" style:family="table" style:master-page-name="PageStyle_5f_PS1">
      <style:table-properties table:display="true" style:writing-mode="lr-tb" tableooo:tab-color="#ffffff"/>
    </style:style>
    <style:style style:name="ta2" style:family="table" style:master-page-name="Default">
      <style:table-properties table:display="true" style:writing-mode="lr-tb" tableooo:tab-color="#ffffff"/>
    </style:style>
    <style:style style:name="ta3"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text-align-source="fix" style:repeat-content="false" style:vertical-align="automatic"/>
      <style:paragraph-properties fo:text-align="start" fo:margin-left="0pt"/>
      <style:text-properties fo:font-size="9pt" style:font-size-asian="9pt" style:font-size-complex="9pt"/>
    </style:style>
    <style:style style:name="ce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name-asian="Noto Sans CJK SC Regular" style:font-size-asian="9pt" style:font-style-asian="normal" style:font-weight-asian="normal" style:font-name-complex="Calibri" style:font-size-complex="9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Default">
      <style:table-cell-properties style:text-align-source="fix" style:repeat-content="false" style:vertical-align="automatic"/>
      <style:paragraph-properties fo:text-align="start" fo:margin-left="0pt"/>
      <style:text-properties style:font-name="Arial1" fo:font-size="9pt" style:font-size-asian="9pt" style:font-size-complex="9pt"/>
    </style:style>
    <style:style style:name="ce2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Default">
      <style:table-cell-properties fo:background-color="#cfe2f3"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59.41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39"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background-color="transparent"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style:vertical-align="automatic"/>
      <style:paragraph-properties fo:text-align="start" fo:margin-left="0pt"/>
    </style:style>
    <style:style style:name="ce4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45"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53"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ce5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style>
    <style:style style:name="ce58"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7"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1" style:family="table-cell" style:parent-style-name="Default">
      <style:table-cell-properties fo:background-color="transparent"/>
      <style:text-properties style:use-window-font-color="true"/>
    </style:style>
    <style:style style:name="ce72" style:family="table-cell" style:parent-style-name="Default">
      <style:table-cell-properties fo:background-color="#ddd9c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ackground-color="#ddd9c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74"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fo:background-color="#ddd9c3"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0"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06pt solid #000000" style:diagonal-bl-tr="none" style:diagonal-tl-br="none" style:text-align-source="value-type" style:repeat-content="false" fo:background-color="transparent"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0.06pt solid #000000"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fo:border-bottom="0.06pt solid #000000"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order-bottom="1.76pt solid #cccccc" fo:background-color="#ddd9c3" style:diagonal-bl-tr="none" style:diagonal-tl-br="none" style:text-align-source="fix" style:repeat-content="false" fo:wrap-option="wrap" fo:border-left="none"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none" fo:background-color="#ddd9c3" style:diagonal-bl-tr="none" style:diagonal-tl-br="none" style:text-align-source="fix" style:repeat-content="false" fo:wrap-option="wrap" fo:border-left="none" style:direction="ltr" fo:border-right="1.76pt solid #cccccc"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none"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1.76pt solid #cccccc"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none" fo:background-color="#ddd9c3" style:diagonal-bl-tr="none" style:diagonal-tl-br="none" style:text-align-source="fix" style:repeat-content="false" fo:wrap-option="wrap" fo:border-left="1.76pt solid #cccccc" style:direction="ltr" fo:border-right="1.76pt solid #ccccc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7" style:family="table-cell" style:parent-style-name="Default">
      <style:table-cell-properties fo:border-bottom="none" style:diagonal-bl-tr="none" style:diagonal-tl-br="none" style:text-align-source="fix" style:repeat-content="false" fo:border-left="none" fo:border-right="0.74pt solid #cccccc" style:rotation-align="none" fo:border-top="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1"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6"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8"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0"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5"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8" style:family="table-cell" style:parent-style-name="Default">
      <style:table-cell-properties style:text-align-source="fix" style:repeat-content="false"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9" style:family="table-cell" style:parent-style-name="Default">
      <style:table-cell-properties style:text-align-source="fix" style:repeat-content="false" fo:background-color="transparent" style:rotation-align="none" style:vertical-align="automatic"/>
      <style:paragraph-properties fo:text-align="start" fo:margin-left="0p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41"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2"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6" style:family="table-cell" style:parent-style-name="Default">
      <style:table-cell-properties fo:background-color="#ddd9c3"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ackground-color="#fdead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Default">
      <style:table-cell-properties fo:background-color="#f2dcdb"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d7e4bd"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fo:background-color="#ddd9c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15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name-complex="Calibri" style:font-size-complex="6pt" style:font-style-complex="normal" style:font-weight-complex="normal"/>
    </style:style>
    <style:style style:name="ce156"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9"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1"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2"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6.59999990463257pt" fo:font-style="normal" fo:text-shadow="none" style:text-underline-style="none" fo:font-weight="normal" style:font-size-asian="6.59999990463257pt" style:font-style-asian="normal" style:font-weight-asian="normal" style:font-name-complex="Calibri" style:font-size-complex="6.59999990463257pt" style:font-style-complex="normal" style:font-weight-complex="normal"/>
    </style:style>
    <style:style style:name="ce16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0.74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background-color="transparent" fo:wrap-option="wrap" fo:border-left="0.74pt solid #f2f2f2" style:direction="ltr" fo:border-right="none"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67" style:family="table-cell" style:parent-style-name="Default">
      <style:table-cell-properties style:diagonal-bl-tr="none" style:diagonal-tl-br="none" fo:border="none" style:rotation-align="none"/>
    </style:style>
    <style:style style:name="ce168" style:family="table-cell" style:parent-style-name="Default">
      <style:table-cell-properties fo:border-bottom="0.06pt solid #000000" fo:background-color="#ffffff"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9" style:family="table-cell" style:parent-style-name="Default">
      <style:table-cell-properties fo:border-bottom="0.06pt solid #000000" fo:background-color="#ffffff"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2" style:family="table-cell" style:parent-style-name="Default">
      <style:table-cell-properties fo:border-bottom="0.06pt solid #000000"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3"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4"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7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0"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81"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82" style:family="table-cell" style:parent-style-name="Default">
      <style:table-cell-properties fo:border-bottom="0.06pt solid #000000"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3"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18.45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8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style>
    <style:style style:name="ce19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3"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198" style:family="table-cell" style:parent-style-name="Default">
      <style:table-cell-properties fo:border-bottom="0.06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99" style:family="table-cell" style:parent-style-name="Default">
      <style:table-cell-properties fo:border-bottom="0.74pt solid #000000" fo:background-color="#ddd9c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lr-tb"/>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20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07" style:family="table-cell" style:parent-style-name="Default">
      <style:table-cell-properties fo:border-bottom="0.06pt solid #000000" fo:background-color="#fffff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8"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2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style>
    <style:style style:name="ce2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lr-tb"/>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ce2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italic" fo:text-shadow="none" style:text-underline-style="none" fo:font-weight="normal" style:font-size-asian="12.1000003814697pt" style:font-style-asian="italic" style:font-weight-asian="normal" style:font-name-complex="Calibri" style:font-size-complex="12.1000003814697pt" style:font-style-complex="italic" style:font-weight-complex="normal"/>
    </style:style>
    <style:style style:name="T1" style:family="text">
      <style:text-properties fo:color="#800000"/>
    </style:style>
  </office:automatic-styles>
  <office:body>
    <office:spreadsheet>
      <table:calculation-settings table:case-sensitive="false" table:automatic-find-labels="false" table:use-regular-expressions="false">
        <table:iteration table:maximum-difference="0.0001"/>
      </table:calculation-settings>
      <table:table table:name="PS1" table:style-name="ta1">
        <office:forms form:automatic-focus="false" form:apply-design-mode="false"/>
        <table:table-column table:style-name="co1" table:number-columns-repeated="3" table:default-cell-style-name="ce4"/>
        <table:table-column table:style-name="co2" table:default-cell-style-name="ce4"/>
        <table:table-column table:style-name="co1" table:number-columns-repeated="2" table:default-cell-style-name="ce4"/>
        <table:table-column table:style-name="co3"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2" table:default-cell-style-name="ce4"/>
        <table:table-column table:style-name="co6" table:default-cell-style-name="ce37"/>
        <table:table-column table:style-name="co1"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default-cell-style-name="ce4"/>
        <table:table-column table:style-name="co1" table:number-columns-repeated="2" table:default-cell-style-name="ce37"/>
        <table:table-column table:style-name="co1" table:number-columns-repeated="989"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20"/>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20"/>
        </table:table-row>
        <table:table-row table:style-name="ro2">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table:table-cell table:style-name="ce10" office:value-type="string" calcext:value-type="string">
            <text:p>&lt;/div&gt;</text:p>
          </table:table-cell>
          <table:table-cell table:style-name="ce12" office:value-type="string" calcext:value-type="string">
            <text:p>&lt;div class="two wide column"&gt;</text:p>
          </table:table-cell>
          <table:table-cell table:style-name="ce7"/>
          <table:table-cell table:style-name="ce10" office:value-type="string" calcext:value-type="string">
            <text:p>&lt;/div&gt;</text:p>
          </table:table-cell>
          <table:table-cell table:style-name="ce5" office:value-type="string" calcext:value-type="string">
            <text:p>&lt;div class="one wide column"&gt;</text:p>
          </table:table-cell>
          <table:table-cell table:style-name="ce16"/>
          <table:table-cell table:style-name="ce22" office:value-type="string" calcext:value-type="string">
            <text:p>&lt;/div&gt;</text:p>
          </table:table-cell>
          <table:table-cell table:style-name="ce24" office:value-type="string" calcext:value-type="string">
            <text:p>&lt;div class="one wide column"&gt;</text:p>
          </table:table-cell>
          <table:table-cell table:style-name="ce16"/>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25" office:value-type="string" calcext:value-type="string" table:number-columns-spanned="1" table:number-rows-spanned="3">
            <text:p>M&amp;E Question Forma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25" office:value-type="string" calcext:value-type="string">
            <text:p>Compliance Assessmen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25" office:value-type="string" calcext:value-type="string" table:number-columns-spanned="1" table:number-rows-spanned="3">
            <text:p>Relevant Document(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6" office:value-type="string" calcext:value-type="string" table:number-columns-spanned="1" table:number-rows-spanned="3">
            <text:p>Supporting Evidence</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6" office:value-type="string" calcext:value-type="string" table:number-columns-spanned="1" table:number-rows-spanned="3">
            <text:p>Recommendations for Remedial Actions (if necessary)</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7" office:value-type="string" calcext:value-type="string" table:number-columns-spanned="1" table:number-rows-spanned="3">
            <text:p>Auxillary Note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47" office:value-type="string" calcext:value-type="string" table:number-columns-spanned="1" table:number-rows-spanned="3">
            <text:p>Schedule for Achieving Compliance</text:p>
          </table:table-cell>
          <table:table-cell table:number-columns-repeated="2" table:style-name="ce10" office:value-type="string" calcext:value-type="string">
            <text:p>&lt;/div&gt;</text:p>
          </table:table-cell>
          <table:table-cell table:style-name="ce37" table:number-columns-repeated="12"/>
          <table:table-cell table:number-columns-repeated="973"/>
        </table:table-row>
        <table:table-row table:style-name="ro3">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6"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6"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6" office:value-type="string" calcext:value-type="string">
            <text:p>---</text:p>
          </table:covered-table-cell>
          <table:table-cell table:number-columns-repeated="2" table:style-name="ce33" office:value-type="string" calcext:value-type="string">
            <text:p>&lt;/div&gt;</text:p>
          </table:table-cell>
          <table:table-cell table:style-name="ce37" table:number-columns-repeated="12"/>
          <table:table-cell table:number-columns-repeated="973"/>
        </table:table-row>
        <table:table-row table:style-name="ro4">
          <table:table-cell table:style-name="ce1"/>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7"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4" office:value-type="string" calcext:value-type="string">
            <text:p>se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4"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4"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11" office:value-type="string" calcext:value-type="string">
            <text:p>&lt;/div&gt;</text:p>
          </table:table-cell>
          <table:table-cell table:style-name="ce13"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table-cell table:style-name="ce44"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25"/>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6"/>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6"/>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7"/>
          <table:table-cell table:style-name="ce33" office:value-type="string" calcext:value-type="string">
            <text:p>&lt;/div&gt;</text:p>
          </table:table-cell>
          <table:table-cell table:style-name="ce5" office:value-type="string" calcext:value-type="string">
            <text:p>&lt;div class="three wide column"&gt;</text:p>
          </table:table-cell>
          <table:covered-table-cell table:style-name="ce47"/>
          <table:table-cell table:number-columns-repeated="2" table:style-name="ce33" office:value-type="string" calcext:value-type="string">
            <text:p>&lt;/div&gt;</text:p>
          </table:table-cell>
          <table:table-cell table:style-name="ce37" table:number-columns-repeated="12"/>
          <table:table-cell table:style-name="Default" table:number-columns-repeated="973"/>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Introduc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Default"/>
          <table:table-cell table:number-columns-repeated="2" table:style-name="ce33" office:value-type="string" calcext:value-type="string">
            <text:p>&lt;/div&gt;</text:p>
          </table:table-cell>
          <table:table-cell table:style-name="Default"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Performance Standard 1 underscores the importance of managing environmental and social performance throughout the life of a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n effective Environmental and Social Management System (ESMS) is a dynamic and continuous process initiated and supported by management, and involves engagement between the client, its workers, local communities directly affected by the project (the Affected Communities) and, where appropriate, other stakeholders. [FN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1] Other stakeholders are those not directly affected by the project but that have an interest in it. These could include national and local authorities, neighboring projects, and/or nongovernmental organiz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rawing on the elements of the established business management process of “plan, do, check, and act,” the ESMS entails a methodological approach to managing environmental and social risks [FN2] and impacts [FN3] in a structured way on an ongoing ba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2] Environmental and social risk is a combination of the probability of certain hazard occurrences and the severity of impacts resulting from such an occurre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3] Environmental and social impacts refer to any change, potential or actual, to (i) the physical, natural, or cultural environment, and (ii) impacts on surrounding community and workers, resulting from the business activity to be suppor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A good ESMS appropriate to the nature and scale of the project promotes sound and sustainable environmental and social performance, and can lead to improved financial, social, and environmental outcom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7" office:value-type="string" calcext:value-type="string">
            <text:p>At times, the assessment and management of certain environmental and social risks and impacts may be the responsibility of the government or other third parties over which the client does not have control or influence. [FN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FN4] Contractors retained by, or acting on behalf of the client(s), are considered to be under direct control of the client and not considered third parties for the purpos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xamples of where this may happen include: (i) when early planning decisions are made by the government or third parties which affect the project site selection and/or design; and/or (ii) when specific actions directly related to the project are carried out by the government or third parties such as providing land for a project which may have previously involved the resettlement of communities or individuals and/or leading to loss of biodivers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While the client cannot control these government or third party actions, an effective ESMS should identify the different entities involved and the roles they play, the corresponding risks they present to the client, and opportunities to collaborate with these third parties in order to help achieve environmental and social outcomes that are consistent with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In addition, this Performance Standard supports the use of an effective grievance mechanism that can facilitate early indication of, and prompt remediation for those who believe that they have been harmed by a client’s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Business should respect human rights, which means to avoid infringing on the human rights of others and address adverse human rights impacts business may cause or contribute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Each of the Performance Standards has elements related to human rights dimensions that a project may face in the course of its oper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Introduc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5" office:value-type="string" calcext:value-type="string">
            <text:p>Due diligence against these Performance Standards will enable the client to address many relevant human rights issues in its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Objectiv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identify and evaluate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 evidence a <text:s/>clear risk and impact evaluation framework?</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adopt a mitigation hierarchy to anticipate and avoid, or where avoidance is not possible, minimize, [5] and, where residual impacts remain, compensate/offset for risks and impacts to workers, Affected Communities, and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s approach to risk management follow the mitigation hierarchy in accordance with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5] Acceptable options to minimize will vary and include: abate, rectify, repair, and/or restore impacts, as appropriate. The risk and impact mitigation hierarchy is further discussed in the context of Performance Standards 2 through 8,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improved environmental and social performance of clients through the effective use of management syste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s use of its management systems promote performance improvement of clients according to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ensure that grievances from Affected Communities and external communications from other stakeholders are responded to and managed appropriate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Are grievances from Affected Communities and other stakeholders managed appropriate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5" office:value-type="string" calcext:value-type="string">
            <text:p>Objectiv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7"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8" office:value-type="string" calcext:value-type="string">
            <text:p>* To promote and provide means for adequate engagement with Affected Communities throughout the project cycle on issues that could potentially affect them and to ensure that relevant environmental and social information is disclosed and dissemi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Does the project have a means of engagement with Affected Communities that adequately engages them on issues that could potentially affect them? If so, does it ensure that relevant environmental information is suitably disclosed and dissemin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7"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Scope of Applic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erformance Standard applies to business activities with environmental and/or social risks and/or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identified its potential environmental and/or social risks and/or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2">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ex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6] For example, corporate entities which have portfolios of existing physical assets, and/or intend to develop or acquire new facilities, and investment funds or financial intermediaries with existing portfolios of assets and/or which intend to invest in new facil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is could include aspects from the early developmental stages through the entire life cycle (design, construction, commissioning, operation, decommissioning, closure or, where applicable, post-closure) of a physical asset.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7] Recognizing that this Performance Standard is used by a variety of financial institutions, investors, insurers, and owner/operators, each user should separately specify the business activities to which this Performance Standard should app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Scope of Applic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equirements of this Performance Standard apply to all business activities unless otherwise noted in the specific limitations described in each of the paragraphs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apply the requirements of the Performance Standard to all business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6" office:value-type="string" calcext:value-type="string">
            <text:p>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nvironmental and Social Assessment and Management Syst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ordination with other responsible government agencies and third parties as appropriate, [8] will conduct a process of environmental and social assessment, and establish and maintain an ESMS appropriate to the nature and scale of the project and commensurate with the level of its environmental and social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cess of environmental and social assessment, and the resulting ESMS, commensurate with the project's environmental and social risks and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8] That is, those parties legally obligated and responsible for assessing and managing specific risks and impacts (e.g., government-led resettl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roles of project stakeholders and third parties clearly defin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SMS will incorporate the following el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ESMS address each of the following poi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 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ii) management progra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v) 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 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 stakeholder engagement;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vii)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 overarching policy defining the environmental and social objectives and principles that guide the project to achieve sound environmental and social performance. [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text:s/>employ a policy governing environmental and social performa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9] This requirement is a stand-alone, project-specific policy and is not intended to affect (or require alteration of) existing policies the client may have defined for non-related projects, business activities, or higher-level corporate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provides a framework for the environmental and social assessment and management process, and specifies that the project (or business activities, as appropriate) will comply with the applicable laws and regulations of the jurisdictions in which it is being undertaken, including those laws implementing host country obligations under international la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environmental and social performance policy i) provide a framework for environmental and social assessment and management, and ii) commit the project to compliance with applicable laws (including laws of the host country as well as international la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should be consistent with the principles of the Performance Standard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environmental and social performance policy consistent with the principles of the Performance Standar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Under some circumstances, clients may also subscribe to other internationally recognized standards, certification schemes, or codes of practice and these too should be included in the poli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subscribe to other external standards, schemes or codes of practice? If so, are they included in the environmental and social performance polic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olicy will indicate who, within the client's organization, will ensure conformance with the policy and be responsible for its execution (with reference to an appropriate responsible government agency or third party, as necessar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environmental and social performance policy indicate responsible parties for its <text:s/>execu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Poli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communicate the policy to all levels of i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olicy effectively communicated throughout the entirety of the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Identification of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and maintain a process for identifying the environmental and social risks and impacts of the project (see paragraph 18 for competenc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type, scale, and location of the project guide the scope and level of effort devoted to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scope and level of effort devoted identification of risks appropriate for the <text:s/>type, scale, and location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of the risks and impacts identification process will be consistent with good international industry practice, [10] and will determine the appropriate and relevant methods and assessment too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cess for risk and impact <text:s/>identification consistent with good international industry practice--displaying professional skill, diligence, prudence, and foresigh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0]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may comprise a full-scale environmental and social impact assessment, a limited or focused environmental and social assessment, or straightforward application of environmental siting, pollution standards, design criteria, or construction standards. [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1] For greenfield developments or large expansions with specifically identified physical elements, aspects, and facilities that are likely to generate potential significant environmental or social impacts, the client will conduct a comprehensive Environmental and Social Impact Assessment, including an examination of alternative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project involves existing assets, environmental and/or social audits or risk/hazard assessments can be appropriate and sufficient to identify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assets to be developed, acquired or financed have yet to be defined, the establishment of an environmental and social due diligence process will identify risks and impacts at a point in the future when the physical elements, assets, and facilities can be reasonably understoo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be based on recent environmental and social baseline data at an appropriate level of detail.</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rocess of <text:s/>risks and impacts identification informed by recent and suitably detailed baseline dat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will consider all relevant environmental and social risks and impacts of the project, including the issues identified in Performance Standards 2 through 8, and those who are likely to be affected by such risks and impacts. [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risks and impacts identification process account for all eight Perormance Standards? <text:s/>Does it identify project-affected peoples with regard to each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2] In limited high risk circumstances, it may be appropriate for the client to complement its environmental and social risks and impacts identification process with specific human rights due diligence as relevant to the particular busi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process will consider the emissions of greenhouse gases, the relevant risks associated with a changing climate and the adaptation opportunities, and potential transboundary effects, such as pollution of air, or use or pollution of international water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cess of risks and impacts identification take climate issues, including emissions of greenhouse gases and climate change, into consideration, and are the issues addressed adequate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environmental and social risks and impacts will be identified in the context of the project's area of influence. This area of influence encompass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hysical infrastructure associate with project operations may impose environmental and social impacts, has the project's definition of its area of impact taken into consideration the following el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The area likely to be affected b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reas likely to be affec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 the project [13] and the client's activities and facilities that are directly owned, operated or managed (including by contractors) and that that are a component of the project; [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text:s/>** project <text:s/>and <text:s/>client activities and facilities that are directly owned, operated or managed (including by contracto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3] Examples include the project’s sites, the immediate airshed and watershed, or transport corrido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14] Examples include power transmission corridors, pipelines, canals, tunnels, relocation and access roads, borrow and disposal areas, construction camps, and contaminated land (e.g., soil, groundwater, surface water, and sedi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 impacts from unplanned but predictable developments caused by the project that may occur later or at a different location; o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 impacts from unplanned but predictable developments caused by the project that may occur later or at a different lo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1" office:value-type="string" calcext:value-type="string">
            <text:p>(iii) indirect project impacts on biodiversity or on ecosystem services upon which Affected Communities' livelihoods are depend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9" office:value-type="string" calcext:value-type="string">
            <text:p><text:s/>** indirect project impacts on biodiversity or on ecosystem services upon which Affected Communities' livelihoods are depend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Associated facilities, which are facilities that are not funded as part of the project and that would not have been constructed or expanded if the project did not exist and without which the project would not have been viable. [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ssociated facil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15]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 Cumulative impacts [16] that result from the incremental impact, on areas or resources used or directly impacted by the project, from other existing, planned or reasonably defined developments at the time the risks and impacts identification process is condu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cumulative impact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3">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6]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the event of risks and impacts in the project’s area of influence resulting from a third party’s actions, the client will address those risks and impacts in a manner commensurate with the client’s control and influence over the third parties, and with due regard to conflict of interes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risks and impacts have resulted, or may result, from the actions of any third party within the project's area of influence, did the project attempt to work with the concerned parties to identify appropriate risk-management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client can reasonably exercise control, the risks and impacts identification process will also consider those risks and impacts associated with primary supply chains, as defined in Performance Standard 2 (paragraphs 27–29) and Performance Standard 6 (paragraph 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client can exercise a reasonable amount of control over primary supply chains, has it made an examination of risks and impacts in accordance with PS2:27-29 and PS6:3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environmental and social impacts, the identification of risks and impacts will take into account the findings and conclusions of related and applicable plans, studies, or assessments prepared by relevant government authorities or other parties that are directly related to the project and its area of influence. [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taken into account the data provided by relevant governmental authorities and other interested parties--including scientific concerns or concerns from the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7] The client can take these into account by focusing on the project’s incremental contribution to selected impacts generally recognized as important on the basis of scientific concern or concerns from the Affected Communities within the area addressed by these larger scope regional studies or cumulative assess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se include master economic development plans, country or </text:p>
            <text:p>regional plans, feasibility studies, alternatives analyses, and cumulative, regional, sectoral, or strategic environmental assessments where releva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risks and impacts identification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identification of risks and impacts appropriately considerate of the outcomes of engagement with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and as part of the process of identifying risks and impacts, the client will identify individuals and groups that may be directly and differentially or disproportionately affected by the project because of their disadvantaged or vulnerable status. [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hysical elements, aspects and facilities of the <text:s/>project are likely to generate impacts, were disadvantaged or vulnerable individuals and groups identified?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8] This disadvantaged or vulnerable status may stem from an individual’s or group’s race, color, sex, language, religion, political or other opinion, national or social origin, property, birth, or other status. The client should also consider factors such as gender, age, ethnicity, culture, literacy, sickness, physical or mental disability, poverty or economic disadvantage, and dependence on unique natural resourc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Identification of Risks and Impact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individuals or groups are identified as disadvantaged or vulnerable, the client will propose and implement differentiated measures so that adverse impacts do not fall disproportionately on them and they are not disadvantaged in sharing development benefits and opport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measures to ensure that (i) adverse impacts do not disproportionately affect individuals or groups identified as disadvantaged or vulnerable and (ii) that theese groups are not futher disadvantaged by the structure of project benefits-sharing arrangement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onsistent with the client’s policy and the objectives and principles described therein, the client will establish management programs that, in sum, will describe mitigation and performance improvement measures and actions that address the identified environmental and social risks and impacts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stablished, maintained and utilized management programs to address identified environmental and social risks and impacts in a manner compatible with client policy and PS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epending on the nature and scale of the project, these programs may consist of some documented combination of operational procedures, practices, plans, and related supporting documents (including legal agreements) that are managed in a systematic way. [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operational management programs, and if so, are such documents managed in a systematic wa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19] Existing legal agreements between the client and third parties that address mitigation actions with regard to specific impacts constitute part of a program. Examples are government-managed resettlement responsibilities specified in an agre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grams may apply broadly across the client’s organization, including contractors and primary suppliers over which the organization has control or influence, or to specific sites, facilities, or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management programs incorporated broadly throughout the project organization <text:s/>as well as to entities within the project's control or influe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itigation hierarchy to address identified risks and impacts will favor the avoidance of impacts over minimization, and, where residual impacts remain, compensation/offset, wherever technically [20] and financially feasible. [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mployed a mitigation hierarchy to address identified risks and impacts,? In cases where avoidance was untenable, did it favor avoidance over minimization and provide compensation for impacts wherever technically and financially feasi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0] Technical feasibility is based on whether the proposed measures and actions can be implemented with commercially available skills, equipment, and materials, taking into consideration prevailing local factors such as climate, geography, demography, infrastructure, security, governance, capacity, and operational reli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1] Financial feasibility is based on commercial considerations, including relative magnitude of the incremental cost of adopting such measures and actions compared to the project’s investment, operating, and maintenance costs, and on whether this incremental cost could make the project nonviable to the cli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identified risks and impacts cannot be avoided, the client will identify mitigation and performance measures and establish corresponding actions to ensure the project will operate in compliance with applicable laws and regulations, and meet th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risks and impacts cannot be avoided, has the client identified mitigation and performance measures ensuring the project's compliance with applicable laws and the requirements of the Performance Standar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level of detail and complexity of this collective management program and the priority of the identified measures and actions will be commensurate with the project’s risks and impacts, and will take account of the outcome of the engagement process with Affected Communities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jeect's management program (i) formulated to a level of detail and complexity and the priority of actions were commensurate with the risks and impacts of the project; and (ii) considerate of the outcome of the engagement process with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anagement programs will establish environmental and social Action Plans, [22] which will define desired outcomes and actions to address the issues raised in the risks and impacts identification process, as measurable events to the extent possible, with elements such as performance indicators, targets, or acceptance criteria that can be tracked over defined time periods, and with estimates of the resources and responsibilities for implemen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environmental and social Action Plans define desired outcomes and specify actions and measurable targets to address issues stemming from identified risks and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5">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2] Action plans may include an overall Environmental and Social Action Plan necessary for carrying out a suite of mitigation measures or thematic action plans, such as Resettlement Action Plans or Biodiversity Action Plans. Action plans may be plans designed to fill in the gaps of existing management programs to ensure consistency with the Performance Standards, or they may be stand alone plans that specify the project’s mitigation strategy. The “Action plan” terminology is understood by some communities of practice to mean Management plans, or Development plans. In this case, examples are numerous and include various types of environmental and social management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As appropriate, the management program will recognize and incorporate the role of relevant actions and events controlled by third parties to address identified risks and impac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actions and events are controlled by third parties, has the project's management program incorporated their role in such within project risks and impacts management programm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anagement Progra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Recognizing the dynamic nature of the project, the management program will be responsive to changes in circumstances, unforeseen events, and the results of 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management program appropriately responsive to changes in circumstances, unforeseen events, and monitoring results and revie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rganizational Capacity and Competenc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38"/>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establish, maintain, and strengthen as necessary an organizational structure that defines roles, responsibilities, and authority to implement the E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established, <text:s/>in collaboration with the relevant third parties, <text:s/>an organizational structure to define roles, responsibilities, and authority to implement the ESM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pecific personnel, including management representative(s), with </text:p>
            <text:p>clear lines of responsibility and authority should be designa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project adequately designated responsibilities and authority of specific persone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Key environmental and social responsibilities should be well defined and communicated to the relevant personnel and to the rest of the client’s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ere environmental and social responsibilities defined and communicated effectively throughout the client's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ufficient management sponsorship and human and financial resources will be provided on an ongoing basis to achieve effective and continuou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 providing, on a continuous basis, sufficient human and financial resources to achieving <text:s/>environmental and social performance targe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thin the client’s organization with direct responsibility for the project’s environmental and social performance will have the knowledge, skills, and experience necessary to perform their work, including current knowledge of the host country’s regulatory requirements and the applicable requirements of Performance Standards 1 through 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personnel with responsibility for the project's environmental and social performance chosen and employed according to required skills, knowledge and experience for social performance man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Personnel will also possess the knowledge, skills, and experience to implement the specific measures and actions required under the ESMS and the methods required to perform the actions in a competent and efficient mann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 the personell employed for ESMS implementation <text:s/>possess adequate <text:s/>knowledge, skills, and experience necessary to implement the ESMS in a competent and efficient mann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process of identification of risks and impacts will consist of an adequate, accurate, and objective evaluation and presentation, prepared by competent professional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the process of risks and impacts indentification characterised by adequate, accurate, and objective evaluations and presentations that were prepared by competent professional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rganizational Capacity and Competency</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posing potentially significant adverse impacts or where technically complex issues are involved, clients may be required to involve external experts to assist in the risks and impacts identification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as external expertise engaged to assist the process of risk and impactsidentif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mergency Preparedness and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project involves specifically identified physical elements, aspects and facilities that are likely to generate impacts, the ESMS will establish and maintain an emergency preparedness and response system so that the client, in collaboration with appropriate and relevant third parties, will be prepared to respond to accidental and emergency situations associated with the project in a manner appropriate to prevent and mitigate any harm to people and/or the environ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project involves specifically identified physical elements, aspects and facilities that are likely to generate impacts, has the project's ESMS, in collaboration with appropriate and relevant third parties, <text:s/>established an emergency preparedness and response system that can respond to accidental and emergency situations associated with the project in a manner appropriate to prevent and mitigate any harm to people and/or the environ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7">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is preparation will include the identification of areas where accidents and emergency situations may occur, communities and individuals that may be impacted, response procedures, provision of equipment and resources, designation of responsibilities, communication, including that with potentially Affected Communities and periodic training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preparation of the project's emergency preparedness and response system adequately identify areas where accidents and emergency situations may occur, communities and individuals that may be impacted, and response procedures? Did it also provisde for equipment and resources, designate responsibilities and communication protocol, and provide for periodic training to ensure effective response--including those for potentially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mergency preparedness and response activities will be periodically reviewed and revised, as necessary, to reflect changing condi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mergency preparedness and response system continuously reviewed and revised according to the circumstances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client will also assist and collaborate with the potentially Affected Communities (see Performance Standard 4) and the local government agencies in their preparations to respond effectively to emergency situations, especially when their participation and collaboration are necessary to ensure effective respon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client collaborating with the potentially Affected Communities and the local government agencies in their preparations to respond effectively to emergency situations, according to the specifications of both this Performance Standard and the specifications of Performance Standard 4?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local government agencies cannot guarantee effective response to project-related emergencies, has the project employed an active role in the preparation for and response to such?</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mergency Preparedness and Response</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its emergency preparedness and response activities, resources, and responsibilities, and will provide appropriate information to potentially Affected Community and relevant government agenc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activities of the emergency preparedness and response system adequately documented and disseminated to potentially Affected Communities and relevant government agen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Monitoring and Revie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establish procedures to monitor and measure the effectiveness of the management program, as well as compliance with any related legal and/or contractual obligations and regulatory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dequate procedures to monitor and measure the effectiveness of its management program? If so, is it effectively and appropriately monitoring compliance with any regulatory requirements or contractual obligatio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 government or other third party has responsibility for </text:p>
            <text:p>managing specific risks and impacts and associated mitigation measures, the client will collaborate in establishing and monitoring such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collaborated with government or other third parties in establishing and monitoring mitigation measures in cases where third parties carry managerial responsibil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ropriate, clients will consider involving representatives from Affected Communities to participate in monitoring activities. [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representatives from Affected Communities adequately included in the monitoring and reviewing of project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3] For example, participatory water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s monitoring program should be overseen by the appropriate level in the organiz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oversight of the monitoring program conducted by the appropriate level of the organiz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significant impacts, the client will retain external experts to verify its monitoring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ed external expertise to verify its monitoring inform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of monitoring should be commensurate with the project’s environmental and social risks and impacts and with compliance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xtent of the monitoring program commensurate with the associated risks and impacts of the project, and with compliance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to recording information to track performance and establishing relevant operational controls, the client should use dynamic mechanisms, such as internal inspections and audits, where relevant, to verify compliance and progress toward the desired outcomes. <text:span text:style-name="T1">Monitoring will normally include recording information to track performance and comparing this against the previously established benchmarks or requirements in the management program.</text:spa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dynamic mechanisms, such as internal inspections and audits, where relevant, to verify compliance with regulatory frameworks and progress towards desired outcome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will normally include recording information to track performance and comparing this against the previously established benchmarks or requirements in the management progra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Monitoring should be adjusted according to performance experience and actions requested by relevant regulatory author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the client's monitoring activities adjusted according to performance experience and requests from relevant regulatory author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monitoring results and identify and reflect the necessary corrective and preventive actions in the amended management program and pla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monitoring results used by the client to identify necessary corrective and preventive actions? If so, are these adequately reflected in the amended management program and pla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in collaboration with appropriate and relevant third parties, will implement these corrective and preventive actions, and follow up on these actions in upcoming monitoring cycles to ensure their effectiven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corrective and preventive actions being implemented in collaboration with appropriate and relevant third parties? If so, and such also being followed-up regularly throughout the project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enior management in the client organization will receive periodic performance reviews of the effectiveness of the ESMS, based on systematic data collection and analysi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senior management of the client organization receive periodic reviews of the effectiveness of the ESMS based on systematic data collection and analysi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scope and frequency of such reporting will depend upon the nature and scope of the activities identified and undertaken in accordance with the client’s ESMS and other applicable project requirem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scope and frequency of data and analysis reporting commensurate with the ESMS and the project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Monitoring and Review</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Based on results within these performance reviews, senior management will take the necessary and appropriate steps to ensure the intent of the client’s policy is met, that procedures, practices, and plans are being implemented, and are seen to be effectiv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senior management of the client organization taking appropriate steps to ensure the fulfilment of policy intent based on the results of continuous performance reviews?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the basis for building strong, constructive, and responsive relationships that are essential for the successful management of a project's environmental and social impacts. [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Requirements regarding engagement of workers and related grievance redress procedures are found in Performance Standard 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s <text:s/>engagement of stakholders in comply with the requirements stipulated in Performance Standard 2 regarding engagement of workers and related grievance redress proced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Stakeholder engagement is an ongoing process that may involve, in varying degrees, the following elements: stakeholder analysis and planning, disclosure and dissemination of information, consultation and participation, grievance mechanism, and 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project's process of stakeholder engagement ongoing--including, in varying degrees, recurring stakeholder analysis and planning, disclosure and dissemination of information, consultation and participation, grievance mechanism, and ongoing reporting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8">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nature, frequency, and level of effort of stakeholder engagement may vary considerably and will be commensurate with the project’s risks and adverse impacts, and the project’s phase of develop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nature, frequency, and level of effort of stakeholder engagement commensurate with the project’s risks and adverse impacts, and the project’s phase of develop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Stakeholder Analysis and Engagement Plann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style-name="ce3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should identify the range of stakeholders that may be interested in their actions and consider how external communications might facilitate a dialog with all stakeholders (paragraph 34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identified all potentially relevant stakeholders, and were measures considered to facilitate communications with these stakehold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projects involve specifically identified physical elements, aspects and/or facilities that are likely to generate adverse environmental and social impacts to Affected Communities the client will identify the Affected Communities and will meet the relevant requirements described below.</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projects involve specifically identified physical elements, aspects and/or facilities that are likely to generate adverse environmental and social impacts, has the client met the following 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evelop and implement a Stakeholder Engagement Plan that is scaled to the project risks and impacts and development stage, and be tailored to the characteristics and interests of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developed a <text:s/>Stakeholder Engagement Plan that is commensurate with the project's risks and impacts? If so, has it been tailored o the characteristics and interests of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applicable, the Stakeholder Engagement Plan will include </text:p>
            <text:p>differentiated measures to allow the effective participation of those identified as disadvantaged or vulnerabl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applicable, does the Stakeholder Engagement Plan that allows for th effective participation of groups and persons identified as disadvantaged or vulner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8"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the stakeholder engagement process depends substantially on community representatives, [25] the client will make every reasonable effort to verify that such persons do in fact represent the views of Affected Communities and that they can be relied upon to faithfully communicate the results of consultations to their constituent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cases where the stakeholder engagement process depends on community representatives--such as religious leaders, civil society representatives, or government representatives--has the client adequately verified the accurate representation of Affected Communities by these representativ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5] For example, community and religious leaders, local government representatives, civil society representatives, politicians, school teachers, and/or others representing one or more affected stakeholde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40"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Stakeholder Analysis and Engagement Planning</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8"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cases where the exact location of the project is not known, but it is reasonably expected to have significant impacts on local communities, the client will prepare a Stakeholder Engagement Framework, as part of its management program, outlining general principles and a strategy to identify Affected Communities and other relevant stakeholders and plan for an engagement process compatible with this Performance Standard that will be implemented once the physical location of the project is know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cases where the exact location of the project is not known, but it is reasonably expected to have significant impacts on local communities, has the client prepared, as part of its management program, a Stakeholder Engagement Framework that outlines general principles and a strategy to identify Affected Communities and other relevant stakeholders and plan for an engagement process to be implemented once the physical location of the project is know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Disclosure of Inform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Disclosure of relevant project information helps Affected Communities and other stakeholders understand the risks, impacts and opportunities of the project. The client will provide Affected Communities with access to relevant information [26] 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 Affected Communities have access to the relevant information on the aspects and elements listed below?</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0">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26] Depending on the scale of the project and significance of the risks and impacts, relevant document(s) could range from full Environmental and Social Assessments and Action Plans (i.e., Stakeholder Engagement Plan, Resettlement Action Plans, Biodiversity Action Plans, Hazardous Materials Management Plans, Emergency Preparedness and Response Plans, Community Health and Safety Plans, Ecosystem Restoration Plans, and Indigenous Peoples Development Plans, etc.) to easy-to-understand summaries of key issues and commitments. These documents could also include the client’s environmental and social policy and any supplemental measures and actions defined as a result of independent due diligence conducted by financier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the purpose, nature, and scale of the projec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text:s/>the purpose, nature, and scale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the duration of proposed project activ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the duration of proposed project activ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any risks to and potential impacts on such communities and relevant mitigation measur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ny risks to and potential impacts on such communities and relevant mitigation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the envisaged stakeholder engagement proces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the envisaged stakeholder engagement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Disclosure of Inform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the grievance mechanis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the grievance mechanis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Consult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n Affected Communities are subject to identified risks and adverse impacts from a project, the client will undertake a process of consultation in a manner that provides the Affected Communities with opportunities to express their views on project risks, impacts and mitigation measures, and allows the client to consider and respon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ve the Affected Communities who are subject to identified risks and impacts been consulted in a manner providing them opportunities to express their views? If so, has the client considered and responded to these views in an appropriate mann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extent and degree of engagement required by the consultation process should be commensurate with the project’s risks and adverse impacts and with the concerns raised by the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extent of engagement with Affected Communities commensurate with their concerns and the risks faced by them stemming from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Effective consultation is a two-way process that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consultation with Affected Communities fulfill the following criteri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begin early in the process of identification of environmental and social risks and impacts and continue on an ongoing basis as risks and impacts aris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Did identification of environmental and social risks and impacts begin early in the project lifecycle and continue on an ongoing basis as risks and impacts ari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be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Were consultations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focus inclusive [27] engagement on those directly affected as opposed to those not directly affec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project focus on inclusive engagement with those directly affected (as is distinguished from <text:s/>those not directly affec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27] Such as men, women, the elderly, youth, displaced persons, and vulnerable and disadvantaged persons or group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be free of external manipulation, interference, coercion, or intimid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Was the consultation process free of external manipulation, interference, coercion, or intimid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 enable meaningful participation, where applicable;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Did the consultation process <text:s/>enable meaningful participation, where applic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vi) be document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Is the consultation process well documen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Consult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tailor its consultation process to the language preferences of the Affected Communities, their decision-making process, and the needs of disadvantaged or vulnerable groups. If clients have already engaged in such a process, they will provide adequate documented evidence of such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tailored its consultation process to the needs of Affected Communities and groups identified as disadvantaged or vulnerable? If so, has it maintained adequate documentation of this eng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formed Consultation an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potentially significant adverse impacts on Affected Communities, the client will conduct an Informed Consultation and Participation (ICP) process that will build upon the steps outlined above in Consultation and will result in the Affected Communities’ informed participatio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For project with potentially significant adverse impacts on Affected Communities, <text:s/>did the client conduct an Informed Consultation and Participation (ICP) process that builds upon project consultation processes and that seeks to culminate in the Affected Communities’ informed particip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CP involves a more in-depth exchange of views and information, and an organized and iterative consultation, leading to the client’s incorporating into their decision-making process the views of the Affected Communities on matters that affect them directly, such as the proposed mitigation <text:s/>measures, the sharing of development benefits and opportunities, and implementation issu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n/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onsultation process shoul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onsultation process attend to each of the following issu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capture both men’s and women’s views, if necessary through separate forums or engagements,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consultation process adequately address and incorporate the views and concerns of both men and wome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reflect men’s and women’s different concerns and priorities about impacts, mitigation mechanisms, and benefits, where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id the consultation process reflect men’s and women’s different concerns and priorities about impacts, mitigation mechanisms, and benefits, where appropriat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formed Consultation and Participation</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8" calcext:value-type="float">
            <text:p>8</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1" calcext:value-type="float">
            <text:p>3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document the process, in particular the measures taken to avoid or minimize risks to and adverse impacts on the Affected Communities, and will inform those affected about how their concerns have been considere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lient document the consultation process--in particular, the measures taken to avoid or minimize risks to and adverse impacts on the Affected Communities? <text:s/>Did the client inform those affected about how their concerns have been consider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Indigenous Peopl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Indigenous Peopl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2" calcext:value-type="float">
            <text:p>3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For projects with adverse impacts to Indigenous Peoples, the client is required to engage them in a process of ICP and in certain circumstances the client is required to obtain their Free, Prior, and Informed Consent (FPIC). The requirements related to Indigenous Peoples and the definition of the special circumstances requiring FPIC are described in Performance Standard 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For projects with adverse impacts to Indigenous Peoples, did the project engage the affected Indigenous Peoples communities in a process of ICP and was their FPIC obtained in accordance with the circumstances described in Performance Standard 7?</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1">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Private Sector Responsibilities Under Government-Led Stakeholder Engagement</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stakeholder engagement is the responsibility of the host government, the client will collaborate with the responsible government agency, to the extent permitted by the agency, to achieve outcomes that are consistent with the objectives of this Performance Standar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re the responsibility of stakeholder engagement lies with the host government, has the client collaborated with the government to achieve outcomes that are consistent with the objectives of the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where government capacity is limited, the client will play an active role during the stakeholder engagement planning, implementation, and monitoring.</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f the government capacity is limited, has the client played an active role in the planning, implementation and monitoring of stakeholder engage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Stakeholder Engagement</text:p>
            <text:p>&gt; Private Sector Responsibilities Under Government-Led Stakeholder Engagement</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3" calcext:value-type="float">
            <text:p>3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process conducted by the government does not meet the relevant requirements of this Performance Standard, the client will conduct a complementary process and, where appropriate, identify supplemental ac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n instances where the process conducted by the host government is not compliant with relevant requirements of the Performance Standard, has the client conducted a complementary process? If so, have supplemental actions been identifi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External Communications and Grievance Mechanism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External Communication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Clients will implement and maintain a procedure for external communications that includes methods to</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 procedure for external communications that incorporated the following metho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 receive and register external communications from the public;</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 Are communications from the public systematically received and register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 screen and assess the issues raised and determine how to address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Are registered communications screened and assessed to determine responsive actio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ii) provide, track, and document responses, if any; and</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oes the project actively provide, track, and document responses, if an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0" office:value-type="string" calcext:value-type="string">
            <text:p>(iv) adjust the management program, as appropriat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5" office:value-type="string" calcext:value-type="string">
            <text:p><text:s/>* Does the project adjust its management programmes, as appropriate, in response to its interactions with the public?</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9">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External Communication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4" calcext:value-type="float">
            <text:p>3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n addition, clients are encouraged to make publically available periodic reports on their environmental and social sustainabilit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made periodic reports on its environmental and social sustainability publically available? </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2" office:value-type="string" calcext:value-type="string">
            <text:p>Grievance Mechanism for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Where there are Affected Communities, the client will establish a grievance mechanism to receive and facilitate resolution of Affected Communities’ concerns and grievances about the client’s environmental and social performance.</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Has the client established a grievance mechanism to receive and facilitate the resolution of concerns and grievances from Affected Communities regarding project environmental and social performanc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grievance mechanism should be scaled to the risks and </text:p>
            <text:p>adverse impacts of the project and have Affected Communities as its primary user.</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grievance mechanism scaled to and based on risks and adverse impacts faced by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t should seek to resolve concerns promptly, using an understandable and transparent consultative process that is culturally appropriate and readily accessible, and at no cost and without retribution to the party that originated the issue or concern.</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grievance mechanism help to resolve concerns promptly and in an understandable, transparent and culturally appropriate manner? Is it employed without costs or retribution to the party from which the concern aro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mechanism should not impede access to judicial or administrative remed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oes the project employ adequate measures to ensure that the grievance mechanism does not impede access to judicial and/or administrative remed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5" calcext:value-type="float">
            <text:p>3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inform the Affected Communities about the mechanism in the course of the stakeholder engagement proces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Did the client inform the Affected Communities about the mechanism in the course of the stakeholder engagement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table:table-cell table:style-name="ce11" office:value-type="string" calcext:value-type="string">
            <text:p>&lt;/div&gt;</text:p>
          </table:table-cell>
          <table:table-cell table:style-name="ce13" office:value-type="string" calcext:value-type="string">
            <text:p>&lt;div class="three wide column"&gt;</text:p>
          </table:table-cell>
          <table:table-cell table:style-name="ce29" office:value-type="string" calcext:value-type="string">
            <text:p>Ongoing Reporting to Affected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style-name="ce41"/>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Ongoing Reporting to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client will provide periodic reports to the Affected Communities that describe progress with implementation of the project Action Plans on issues that involve ongoing risk to or impacts on Affected Communities and on issues that the consultation process or grievance mechanism have identified as a concern to those Communities.</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Are Affected Communities periodically and adeqately informed on the progress of Action Plan implementation on issues identified as relevant to the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If the management program results in material changes in or additions to the mitigation measures or actions described in the Action Plans on issues of concern to the Affected Communities, the updated relevant mitigation measures or actions will be communicated to them.</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When the mitigation measures or actions of the Action Plans on issues of concern to Affected Communities have been changed as a result of stakeholder feedback of management program implementation experience, is the relevant information communicated to Affected Commun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14">
          <table:table-cell table:style-name="ce2"/>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8" office:value-type="string" calcext:value-type="string">
            <text:p>PS1</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8" office:value-type="string" calcext:value-type="string">
            <text:p>Requirements </text:p>
            <text:p>&gt; Environmental and Social Assessment </text:p>
            <text:p>and Management System</text:p>
            <text:p>&gt; External Communications and Grievance Mechanisms</text:p>
            <text:p>&gt; Grievance Mechanisms for Affected Communities</text:p>
          </table:table-cell>
          <table:table-cell table:style-name="ce11" office:value-type="string" calcext:value-type="string">
            <text:p>&lt;/div&gt;</text:p>
          </table:table-cell>
          <table:table-cell table:style-name="ce5" office:value-type="string" calcext:value-type="string">
            <text:p>&lt;div class="one wide column"&gt;</text:p>
          </table:table-cell>
          <table:table-cell table:style-name="ce19" office:value-type="float" office:value="9" calcext:value-type="float">
            <text:p>9</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9" office:value-type="float" office:value="36" calcext:value-type="float">
            <text:p>3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8" office:value-type="string" calcext:value-type="string">
            <text:p>The frequency of these reports will be proportionate to the concerns of Affected Communities but not less than annually.</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36" office:value-type="string" calcext:value-type="string">
            <text:p>Is the frequency of project reviews and reporting proportionate to the concerns of Affected Communities and not less than annuall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2">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42" table:number-columns-repeated="2"/>
          <table:table-cell table:style-name="ce20" table:number-columns-repeated="3"/>
          <table:table-cell table:style-name="ce45"/>
          <table:table-cell table:style-name="ce20" table:number-columns-repeated="3"/>
          <table:table-cell table:style-name="ce45"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22">
          <table:table-cell table:style-name="ce3" table:number-columns-repeated="3"/>
          <table:table-cell table:style-name="ce3" office:value-type="string" calcext:value-type="string">
            <text:p>&lt;/div&gt;</text:p>
          </table:table-cell>
          <table:table-cell table:style-name="ce3"/>
          <table:table-cell table:style-name="Default" table:number-columns-repeated="4"/>
          <table:table-cell table:style-name="ce20" table:number-columns-repeated="5"/>
          <table:table-cell table:style-name="Default"/>
          <table:table-cell table:style-name="ce20" table:number-columns-repeated="3"/>
          <table:table-cell table:style-name="ce42" table:number-columns-repeated="2"/>
          <table:table-cell table:style-name="ce20" table:number-columns-repeated="3"/>
          <table:table-cell table:style-name="ce45"/>
          <table:table-cell table:style-name="ce20" table:number-columns-repeated="3"/>
          <table:table-cell table:style-name="ce45" table:number-columns-repeated="2"/>
          <table:table-cell table:style-name="ce20" table:number-columns-repeated="3"/>
          <table:table-cell table:style-name="Default"/>
          <table:table-cell table:style-name="ce20" table:number-columns-repeated="3"/>
          <table:table-cell table:style-name="Default" table:number-columns-repeated="2"/>
          <table:table-cell table:style-name="ce20"/>
          <table:table-cell table:style-name="ce3"/>
          <table:table-cell table:style-name="Default" table:number-columns-repeated="984"/>
        </table:table-row>
        <table:table-row table:style-name="ro1" table:number-rows-repeated="9">
          <table:table-cell table:number-columns-repeated="3"/>
          <table:table-cell table:style-name="ce9" table:number-columns-repeated="2"/>
          <table:table-cell/>
          <table:table-cell table:style-name="ce9" table:number-columns-repeated="2"/>
          <table:table-cell/>
          <table:table-cell table:style-name="ce21" table:number-columns-repeated="2"/>
          <table:table-cell/>
          <table:table-cell table:style-name="ce21" table:number-columns-repeated="2"/>
          <table:table-cell table:number-columns-repeated="1010"/>
        </table:table-row>
        <table:table-row table:style-name="ro1" table:number-rows-repeated="1048367">
          <table:table-cell table:number-columns-repeated="1024"/>
        </table:table-row>
        <table:table-row table:style-name="ro1">
          <table:table-cell table:number-columns-repeated="1024"/>
        </table:table-row>
      </table:table>
      <table:table table:name="PS2" table:style-name="ta2">
        <office:forms form:automatic-focus="false" form:apply-design-mode="false"/>
        <table:table-column table:style-name="co7" table:default-cell-style-name="ce4"/>
        <table:table-column table:style-name="co8" table:number-columns-repeated="2" table:default-cell-style-name="ce4"/>
        <table:table-column table:style-name="co8" table:default-cell-style-name="ce48"/>
        <table:table-column table:style-name="co8" table:default-cell-style-name="ce4"/>
        <table:table-column table:style-name="co9" table:default-cell-style-name="ce50"/>
        <table:table-column table:style-name="co8" table:default-cell-style-name="ce4"/>
        <table:table-column table:style-name="co1" table:default-cell-style-name="ce52"/>
        <table:table-column table:style-name="co8" table:default-cell-style-name="ce4"/>
        <table:table-column table:style-name="co1" table:default-cell-style-name="ce52"/>
        <table:table-column table:style-name="co8" table:default-cell-style-name="ce4"/>
        <table:table-column table:style-name="co10" table:default-cell-style-name="ce57"/>
        <table:table-column table:style-name="co8" table:default-cell-style-name="ce4"/>
        <table:table-column table:style-name="co1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default-cell-style-name="ce57"/>
        <table:table-column table:style-name="co8" table:default-cell-style-name="ce4"/>
        <table:table-column table:style-name="co1" table:number-columns-repeated="996" table:default-cell-style-name="ce57"/>
        <table:table-column table:style-name="co1" table:default-cell-style-name="Default"/>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019"/>
          <table:table-cell/>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019"/>
          <table:table-cell/>
        </table:table-row>
        <table:table-row table:style-name="ro23">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able:number-columns-spanned="1" table:number-rows-spanned="3">
            <text:p>IFC Provision</text:p>
          </table:table-cell>
          <table:table-cell table:style-name="ce1" office:value-type="string" calcext:value-type="string">
            <text:p>|</text:p>
          </table:table-cell>
          <table:table-cell table:style-name="ce25" office:value-type="string" calcext:value-type="string" table:number-columns-spanned="1" table:number-rows-spanned="3">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able:number-columns-spanned="1" table:number-rows-spanned="3">
            <text:p>Relevant Document(s)</text:p>
          </table:table-cell>
          <table:table-cell table:style-name="ce1" office:value-type="string" calcext:value-type="string">
            <text:p>|</text:p>
          </table:table-cell>
          <table:table-cell table:style-name="ce46" office:value-type="string" calcext:value-type="string" table:number-columns-spanned="1" table:number-rows-spanned="3">
            <text:p>Supporting Evidence</text:p>
          </table:table-cell>
          <table:table-cell table:style-name="ce1" office:value-type="string" calcext:value-type="string">
            <text:p>|</text:p>
          </table:table-cell>
          <table:table-cell table:style-name="ce46" office:value-type="string" calcext:value-type="string" table:number-columns-spanned="1" table:number-rows-spanned="3">
            <text:p>Recommendations for Remedial Actions (if necessary)</text:p>
          </table:table-cell>
          <table:table-cell table:style-name="ce1" office:value-type="string" calcext:value-type="string">
            <text:p>|</text:p>
          </table:table-cell>
          <table:table-cell table:style-name="ce47" office:value-type="string" calcext:value-type="string" table:number-columns-spanned="1" table:number-rows-spanned="3">
            <text:p>Auxillary Notes</text:p>
          </table:table-cell>
          <table:table-cell table:style-name="ce1" office:value-type="string" calcext:value-type="string">
            <text:p>|</text:p>
          </table:table-cell>
          <table:table-cell table:style-name="ce47" office:value-type="string" calcext:value-type="string" table:number-columns-spanned="1" table:number-rows-spanned="3">
            <text:p>Schedule for Achieving Compliance</text:p>
          </table:table-cell>
          <table:table-cell table:style-name="ce1" office:value-type="string" calcext:value-type="string">
            <text:p>|</text:p>
          </table:table-cell>
          <table:table-cell table:style-name="ce37" table:number-columns-repeated="12"/>
          <table:table-cell table:style-name="ce4" table:number-columns-repeated="984"/>
          <table:table-cell/>
        </table:table-row>
        <table:table-row table:style-name="ro22">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covered-table-cell table:style-name="ce6" office:value-type="string" calcext:value-type="string">
            <text:p>---</text:p>
          </table:covered-table-cell>
          <table:table-cell table:style-name="ce1" office:value-type="string" calcext:value-type="string">
            <text:p>|</text:p>
          </table:table-cell>
          <table:table-cell table:style-name="ce37" table:number-columns-repeated="12"/>
          <table:table-cell table:style-name="ce4" table:number-columns-repeated="984"/>
          <table:table-cell/>
        </table:table-row>
        <table:table-row table:style-name="ro24">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25"/>
          <table:table-cell table:style-name="ce1" office:value-type="string" calcext:value-type="string">
            <text:p>|</text:p>
          </table:table-cell>
          <table:table-cell table:style-name="ce44" office:value-type="string" calcext:value-type="string">
            <text:p>y/n</text:p>
          </table:table-cell>
          <table:table-cell table:style-name="ce1" office:value-type="string" calcext:value-type="string">
            <text:p>|</text:p>
          </table:table-cell>
          <table:covered-table-cell table:style-name="ce25"/>
          <table:table-cell table:style-name="ce1" office:value-type="string" calcext:value-type="string">
            <text:p>|</text:p>
          </table:table-cell>
          <table:covered-table-cell table:style-name="ce46"/>
          <table:table-cell table:style-name="ce1" office:value-type="string" calcext:value-type="string">
            <text:p>|</text:p>
          </table:table-cell>
          <table:covered-table-cell table:style-name="ce46"/>
          <table:table-cell table:style-name="ce1" office:value-type="string" calcext:value-type="string">
            <text:p>|</text:p>
          </table:table-cell>
          <table:covered-table-cell table:style-name="ce47"/>
          <table:table-cell table:style-name="ce1" office:value-type="string" calcext:value-type="string">
            <text:p>|</text:p>
          </table:table-cell>
          <table:covered-table-cell table:style-name="ce47"/>
          <table:table-cell table:style-name="ce1" office:value-type="string" calcext:value-type="string">
            <text:p>|</text:p>
          </table:table-cell>
          <table:table-cell table:style-name="ce37" table:number-columns-repeated="12"/>
          <table:table-cell table:style-name="Default" table:number-columns-repeated="984"/>
          <table:table-cell/>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Introduc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42" table:number-columns-repeated="996"/>
          <table:table-cell/>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Performance Standard 2 recognizes that the pursuit of economic growth through employment creation and income generation should be accompanied by protection of the fundamental rights [FN1]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N1] As guided by the ILO Conventions listed in footnote 2.</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or any business, the workforce is a valuable asset, and a sound worker-management relationship is a key ingredient in the sustainability of a compan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Failure to establish and foster a sound worker-management relationship can undermine worker commitment and retention, and can jeopardize a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4" office:value-type="string" calcext:value-type="string">
            <text:p>Conversely, through a constructive worker-management relationship, and by treating the workers fairly and providing them with safe and healthy working conditions, clients may create tangible benefits, such as enhancement of the efficiency and productivity of their oper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Introduc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4" office:value-type="string" calcext:value-type="string">
            <text:p>The requirements set out in this Performance Standard have been in part guided by a number of international conventions and instruments, including those of the International Labour Organization (ILO) and the United Nations (UN). [FN2]</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8">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4" office:value-type="string" calcext:value-type="string">
            <text:p>[FN 2] These conventions are:</text:p>
            <text:p>  * ILO Convention 87 on Freedom of Association and Protection of the Right to Organize </text:p>
            <text:p>  * ILO Convention 98 on the Right to Organize and Collective Bargaining </text:p>
            <text:p>  * ILO Convention 29 on Forced Labor ILO Convention 105 on the Abolition of Forced Labor </text:p>
            <text:p>  * ILO Convention 138 on Minimum Age (of Employment) ILO Convention 182 on the Worst Forms of Child Labor </text:p>
            <text:p>  * ILO Convention 100 on Equal Remuneration </text:p>
            <text:p>  * ILO Convention 111 on Discrimination (Employment and Occupation) </text:p>
            <text:p>  * UN Convention on the Rights of the Child, Article 32.1 </text:p>
            <text:p>  * UN Convention on the Protection of the Rights of all Migrant Workers and Members of their Famil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Objectiv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To promote the fair treatment, non-discrimination, and equal opportunity of workers</text:p>
          </table:table-cell>
          <table:table-cell table:style-name="ce1" office:value-type="string" calcext:value-type="string">
            <text:p>|</text:p>
          </table:table-cell>
          <table:table-cell table:style-name="ce54" office:value-type="string" calcext:value-type="string">
            <text:p>Does the project promote the fair treatment, non-discrimination, and equal opportunity of the personnel it will engag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establish, maintain, and improve the worker-management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mote compliance with national employment and labor laws</text:p>
          </table:table-cell>
          <table:table-cell table:style-name="ce1" office:value-type="string" calcext:value-type="string">
            <text:p>|</text:p>
          </table:table-cell>
          <table:table-cell table:style-name="ce54" office:value-type="string" calcext:value-type="string">
            <text:p>Are the project's labor practices compliant with relevant national employment and labor law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tect workers, including vulnerable categories of workers such as children, migrant workers, workers engaged by third parties, and workers in the client’s supply chain</text:p>
          </table:table-cell>
          <table:table-cell table:style-name="ce1" office:value-type="string" calcext:value-type="string">
            <text:p>|</text:p>
          </table:table-cell>
          <table:table-cell table:style-name="ce54" office:value-type="string" calcext:value-type="string">
            <text:p>Does the client's labor policies adequately provide for the protection of workers? Does this protection extend through the client's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promote safe and healthy working conditions, and the health of workers</text:p>
          </table:table-cell>
          <table:table-cell table:style-name="ce1" office:value-type="string" calcext:value-type="string">
            <text:p>|</text:p>
          </table:table-cell>
          <table:table-cell table:style-name="ce54" office:value-type="string" calcext:value-type="string">
            <text:p>Does the project adequately promote safe and healthy working conditions, and the health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Objectives</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string" calcext:value-type="string">
            <text:p>*</text:p>
          </table:table-cell>
          <table:table-cell table:style-name="ce1" office:value-type="string" calcext:value-type="string">
            <text:p>|</text:p>
          </table:table-cell>
          <table:table-cell table:style-name="ce54" office:value-type="string" calcext:value-type="string">
            <text:p>* To avoid the use of forced labor</text:p>
          </table:table-cell>
          <table:table-cell table:style-name="ce1" office:value-type="string" calcext:value-type="string">
            <text:p>|</text:p>
          </table:table-cell>
          <table:table-cell table:style-name="ce54" office:value-type="string" calcext:value-type="string">
            <text:p>Has the project ensured that no forced labor will be us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Scope of Applic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4"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style-name="ce54" office:value-type="string" calcext:value-type="string">
            <text:p>Has the project adopted a stance on PS2 applicabil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4"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1" office:value-type="string" calcext:value-type="string">
            <text:p>|</text:p>
          </table:table-cell>
          <table:table-cell table:style-name="ce54" office:value-type="string" calcext:value-type="string">
            <text:p>Does the Environmental and Social Management System (ESMS) provide for the management of the implementation of actions necessary to achieve complian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The scope of application of this Performance Standard depends on the type of employment relationship between the client and the worker.</text:p>
          </table:table-cell>
          <table:table-cell table:style-name="ce1" office:value-type="string" calcext:value-type="string">
            <text:p>|</text:p>
          </table:table-cell>
          <table:table-cell table:style-name="ce54" office:value-type="string" calcext:value-type="string">
            <text:p>Has the scope of application for the project been determin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1" calcext:value-type="float">
            <text:p>1</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It applies to workers directly engaged by the client (direct workers), workers engaged through third parties to perform work related to core business processes [FN3] of the project for a substantial duration (contracted workers), as well as workers engaged [FN4] by the client’s primary suppliers (supply chain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FN 3] Core business processes constitute those production and/or service processes essential for a specific business activity without which the business activity could not continu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4" office:value-type="string" calcext:value-type="string">
            <text:p>[FN 4] Primary suppliers are those suppliers who, on an ongoing basis, provide goods or materials essential for the core business processes of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Direct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4" office:value-type="string" calcext:value-type="string">
            <text:p>With respect to direct workers, the client will apply the requirements of paragraphs 8–23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Contracted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4" office:value-type="string" calcext:value-type="string">
            <text:p>With respect to contracted workers, the client will apply the requirements of paragraphs 23–26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Supply Chain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9">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Scope of Application</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7" calcext:value-type="float">
            <text:p>7</text:p>
          </table:table-cell>
          <table:table-cell table:style-name="ce1" office:value-type="string" calcext:value-type="string">
            <text:p>|</text:p>
          </table:table-cell>
          <table:table-cell table:style-name="ce54" office:value-type="string" calcext:value-type="string">
            <text:p>With respect to supply chain workers, the client will apply the requirements of paragraphs 27–29 of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3" office:value-type="string" calcext:value-type="string">
            <text:p>Requir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Working Conditions and Management of Worker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Human Resources Policies and Procedur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8" calcext:value-type="float">
            <text:p>8</text:p>
          </table:table-cell>
          <table:table-cell table:style-name="ce1" office:value-type="string" calcext:value-type="string">
            <text:p>|</text:p>
          </table:table-cell>
          <table:table-cell table:style-name="ce54" office:value-type="string" calcext:value-type="string">
            <text:p>The client will adopt and implement human resources policies and procedures appropriate to its size and workforce that set out its approach to managing workers consistent with the requirements of this Performance Standard and national law.</text:p>
          </table:table-cell>
          <table:table-cell table:style-name="ce1" office:value-type="string" calcext:value-type="string">
            <text:p>|</text:p>
          </table:table-cell>
          <table:table-cell table:style-name="ce54" office:value-type="string" calcext:value-type="string">
            <text:p>Are the human resources policies and procedures of the project compliant with the requirements of PS2 and national law? Are they appropriate to the project's siz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9" calcext:value-type="float">
            <text:p>9</text:p>
          </table:table-cell>
          <table:table-cell table:style-name="ce1" office:value-type="string" calcext:value-type="string">
            <text:p>|</text:p>
          </table:table-cell>
          <table:table-cell table:style-name="ce54" office:value-type="string" calcext:value-type="string">
            <text:p>The client will provide workers with documented information that is clear and understandable, regarding their rights under national labor and employment law and any applicable collective agreements, including their rights related to hours of work, wages, overtime, compensation, and benefits upon beginning the working relationship and when any material changes occur.</text:p>
          </table:table-cell>
          <table:table-cell table:style-name="ce1" office:value-type="string" calcext:value-type="string">
            <text:p>|</text:p>
          </table:table-cell>
          <table:table-cell table:style-name="ce54" office:value-type="string" calcext:value-type="string">
            <text:p>Does the project provide workers with clear and understandable information regarding their rights under national law and applicable collective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Working Conditions and Terms of Employ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Where the client is a party to a collective bargaining agreement with a workers’ organization, such agreement will be respected.</text:p>
          </table:table-cell>
          <table:table-cell table:style-name="ce1" office:value-type="string" calcext:value-type="string">
            <text:p>|</text:p>
          </table:table-cell>
          <table:table-cell table:style-name="ce54" office:value-type="string" calcext:value-type="string">
            <text:p>Is the client party to any applicable collective bargaining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Where such agreements do not exist, or do not address working conditions and terms of employment [FN5], the client will provide reasonable working conditions and terms of employment [FN6].</text:p>
          </table:table-cell>
          <table:table-cell table:style-name="ce1" office:value-type="string" calcext:value-type="string">
            <text:p>|</text:p>
          </table:table-cell>
          <table:table-cell table:style-name="ce54" office:value-type="string" calcext:value-type="string">
            <text:p>Does the project ensure that reasonable working conditions and terms of employment are provid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FN 5] Working conditions and terms of employment examples are wages and benefits; wage deductions; hours of work; overtime arrangements and overtime compensation; breaks; rest days; and leave for illness, maternity, vacation or holida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2">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0" calcext:value-type="float">
            <text:p>10</text:p>
          </table:table-cell>
          <table:table-cell table:style-name="ce1" office:value-type="string" calcext:value-type="string">
            <text:p>|</text:p>
          </table:table-cell>
          <table:table-cell table:style-name="ce54" office:value-type="string" calcext:value-type="string">
            <text:p>[FN 6] Reasonable working conditions and terms of employment could be assessed by reference to (i) conditions established for work of the same character in the trade or industry concerned in the area/region where the work is carried out; (ii) collective agreement or other recognized negotiation between other organizations of employers and workers’ representatives in the trade or industry concerned; (iii) arbitration award; or (iv) conditions established by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2" calcext:value-type="float">
            <text:p>2</text:p>
          </table:table-cell>
          <table:table-cell table:style-name="ce1" office:value-type="string" calcext:value-type="string">
            <text:p>|</text:p>
          </table:table-cell>
          <table:table-cell table:style-name="ce51" office:value-type="float" office:value="11" calcext:value-type="float">
            <text:p>11</text:p>
          </table:table-cell>
          <table:table-cell table:style-name="ce1" office:value-type="string" calcext:value-type="string">
            <text:p>|</text:p>
          </table:table-cell>
          <table:table-cell table:style-name="ce54" office:value-type="string" calcext:value-type="string">
            <text:p>The client will identify migrant workers and ensure that they are engaged on substantially equivalent terms and conditions to non-migrant workers carrying out similar work.</text:p>
          </table:table-cell>
          <table:table-cell table:style-name="ce1" office:value-type="string" calcext:value-type="string">
            <text:p>|</text:p>
          </table:table-cell>
          <table:table-cell table:style-name="ce54" office:value-type="string" calcext:value-type="string">
            <text:p>Does the project ensure the equivalent terms and conditions of engagement for migrant workers as compared to non-migrant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Where accommodation services [FN7] are provided to workers covered by the scope of this Performance Standard, the client will put in place and implement policies on the quality and [FN8] management of the accommodation and provision of basic services.</text:p>
          </table:table-cell>
          <table:table-cell table:style-name="ce1" office:value-type="string" calcext:value-type="string">
            <text:p>|</text:p>
          </table:table-cell>
          <table:table-cell table:style-name="ce54" office:value-type="string" calcext:value-type="string">
            <text:p>Does the project have policies on the quality and management of accommodation services to workers, including via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FN 7] Those services might be provided either directly by the client or by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FN 8] Basic services requirements refer to minimum space, supply of water, adequate sewage and garbage disposal system, appropriate protection against heat, cold, damp, noise, fire and disease-carrying animals, adequate sanitary and washing facilities, ventilation, cooking and storage facilities and natural and artificial lighting, and in some cases basic medical servic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The accommodation services will be provided in a manner consistent with the principles of non-discrimination and equal opportunity.</text:p>
          </table:table-cell>
          <table:table-cell table:style-name="ce1" office:value-type="string" calcext:value-type="string">
            <text:p>|</text:p>
          </table:table-cell>
          <table:table-cell table:style-name="ce54" office:value-type="string" calcext:value-type="string">
            <text:p>Are the project's policies for accommodation services consistent with the principles of non-discrimination and equal opportun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2" calcext:value-type="float">
            <text:p>12</text:p>
          </table:table-cell>
          <table:table-cell table:style-name="ce1" office:value-type="string" calcext:value-type="string">
            <text:p>|</text:p>
          </table:table-cell>
          <table:table-cell table:style-name="ce54" office:value-type="string" calcext:value-type="string">
            <text:p>Workers’ accommodation arrangements should not restrict workers’ freedom of movement or of association.</text:p>
          </table:table-cell>
          <table:table-cell table:style-name="ce1" office:value-type="string" calcext:value-type="string">
            <text:p>|</text:p>
          </table:table-cell>
          <table:table-cell table:style-name="ce54" office:value-type="string" calcext:value-type="string">
            <text:p>Has the client ensured that workers' accommodation arrangements do not hinder their freedom of movement or of associ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Workers’ Organiz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3" calcext:value-type="float">
            <text:p>13</text:p>
          </table:table-cell>
          <table:table-cell table:style-name="ce1" office:value-type="string" calcext:value-type="string">
            <text:p>|</text:p>
          </table:table-cell>
          <table:table-cell table:style-name="ce54" office:value-type="string" calcext:value-type="string">
            <text:p>In countries where national law recognizes workers’ rights to form and to join workers’ organizations of their choosing without interference and to bargain collectively, the client will comply with national law.</text:p>
          </table:table-cell>
          <table:table-cell table:style-name="ce1" office:value-type="string" calcext:value-type="string">
            <text:p>|</text:p>
          </table:table-cell>
          <table:table-cell table:style-name="ce54" office:value-type="string" calcext:value-type="string">
            <text:p>Has the client evaluated the national legal framework regarding workers' organizations, as well as project compliance with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3" calcext:value-type="float">
            <text:p>13</text:p>
          </table:table-cell>
          <table:table-cell table:style-name="ce1" office:value-type="string" calcext:value-type="string">
            <text:p>|</text:p>
          </table:table-cell>
          <table:table-cell table:style-name="ce54" office:value-type="string" calcext:value-type="string">
            <text:p>Where national law substantially restricts workers’ organizations, the client will not restrict workers from developing alternative mechanisms to express their grievances and protect their rights regarding working conditions and terms of employment.</text:p>
          </table:table-cell>
          <table:table-cell table:style-name="ce1" office:value-type="string" calcext:value-type="string">
            <text:p>|</text:p>
          </table:table-cell>
          <table:table-cell table:style-name="ce54" office:value-type="string" calcext:value-type="string">
            <text:p>If national law restricts workers' organizations, does the project ensure that workers can develop alternative mechanisms to express grievances and protect their righ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The client should not seek to influence or control these mechanisms.</text:p>
          </table:table-cell>
          <table:table-cell table:style-name="ce1" office:value-type="string" calcext:value-type="string">
            <text:p>|</text:p>
          </table:table-cell>
          <table:table-cell table:style-name="ce54" office:value-type="string" calcext:value-type="string">
            <text:p>Does the project ensure non-interference with alternative mechanisms to protect workers' righ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In either case described in paragraph 13 of this Performance Standard, and where national law is silent, the client will not discourage workers from electing worker representatives, forming or joining workers’ organizations of their choosing, or from bargaining collectively, and will not discriminate or retaliate against workers who participate, or seek to participate, in such organizations and collective bargaining.</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The client will engage with such workers’ representatives and workers’ organizations, and provide them with information needed for meaningful negotiation in a timely manner.</text:p>
          </table:table-cell>
          <table:table-cell table:style-name="ce1" office:value-type="string" calcext:value-type="string">
            <text:p>|</text:p>
          </table:table-cell>
          <table:table-cell table:style-name="ce54" office:value-type="string" calcext:value-type="string">
            <text:p>Does the project engage with workers' representatives and organizati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4" calcext:value-type="float">
            <text:p>14</text:p>
          </table:table-cell>
          <table:table-cell table:style-name="ce1" office:value-type="string" calcext:value-type="string">
            <text:p>|</text:p>
          </table:table-cell>
          <table:table-cell table:style-name="ce54" office:value-type="string" calcext:value-type="string">
            <text:p>Workers’ organizations are expected to fairly represent the workers in the workfor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Non-Discrimination and Equal Opportuni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not make employment decisions on the basis of personal characteristics [FN9] unrelated to inherent job requirements.</text:p>
          </table:table-cell>
          <table:table-cell table:style-name="ce1" office:value-type="string" calcext:value-type="string">
            <text:p>|</text:p>
          </table:table-cell>
          <table:table-cell table:style-name="ce54" office:value-type="string" calcext:value-type="string">
            <text:p>Do the project's hiring policies ensure that employment decisions are not based on personal characteristics urelated to job requir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FN 9] Such as gender, race, nationality, ethnic, social and indigenous origin, religion or belief, disability, age, or sexual orientation</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3">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base the employment relationship on the principle of equal opportunity and fair treatment, and will not discriminate with respect to any aspects of the employment relationship, such as recruitment and hiring, compensation (including wages and benefits), working conditions and terms of employment, access to training, job assignment, promotion, termination of employment or retirement, and disciplinary practices.</text:p>
          </table:table-cell>
          <table:table-cell table:style-name="ce1" office:value-type="string" calcext:value-type="string">
            <text:p>|</text:p>
          </table:table-cell>
          <table:table-cell table:style-name="ce54" office:value-type="string" calcext:value-type="string">
            <text:p>Has the project established processes to ensure non-discrimination in all employment relationship?</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client will take measures to prevent and address harassment, intimidation, and/or exploitation, especially in regard to women.</text:p>
          </table:table-cell>
          <table:table-cell table:style-name="ce1" office:value-type="string" calcext:value-type="string">
            <text:p>|</text:p>
          </table:table-cell>
          <table:table-cell table:style-name="ce54" office:value-type="string" calcext:value-type="string">
            <text:p>Has the project defined measures to prevent and adress harassment, intimidation, and/or exploitation of workers, and to prevent gender discriminatio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5" calcext:value-type="float">
            <text:p>15</text:p>
          </table:table-cell>
          <table:table-cell table:style-name="ce1" office:value-type="string" calcext:value-type="string">
            <text:p>|</text:p>
          </table:table-cell>
          <table:table-cell table:style-name="ce54" office:value-type="string" calcext:value-type="string">
            <text:p>The principles of non-discrimination apply to migrant workers.</text:p>
          </table:table-cell>
          <table:table-cell table:style-name="ce1" office:value-type="string" calcext:value-type="string">
            <text:p>|</text:p>
          </table:table-cell>
          <table:table-cell table:style-name="ce54" office:value-type="string" calcext:value-type="string">
            <text:p>Do the project's non-discrimination measures and policies take migrant workers into accou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In countries where national law provides for non-discrimination in employment, the client will comply with national law</text:p>
          </table:table-cell>
          <table:table-cell table:style-name="ce1" office:value-type="string" calcext:value-type="string">
            <text:p>|</text:p>
          </table:table-cell>
          <table:table-cell table:style-name="ce54" office:value-type="string" calcext:value-type="string">
            <text:p>Has the project's compliance with national non-discrimination law been evaluat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When national laws are silent on non-discrimination in employment, the client will meet this Performance Standard.</text:p>
          </table:table-cell>
          <table:table-cell table:style-name="ce1" office:value-type="string" calcext:value-type="string">
            <text:p>|</text:p>
          </table:table-cell>
          <table:table-cell table:style-name="ce54" office:value-type="string" calcext:value-type="string">
            <text:p>Has the project identified the gaps between national non-discrimination law and the requirements of PS2? Does it ensure compliance with PS2 requirements where gaps are identifie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6" calcext:value-type="float">
            <text:p>16</text:p>
          </table:table-cell>
          <table:table-cell table:style-name="ce1" office:value-type="string" calcext:value-type="string">
            <text:p>|</text:p>
          </table:table-cell>
          <table:table-cell table:style-name="ce54" office:value-type="string" calcext:value-type="string">
            <text:p>In circumstances where national law is inconsistent with this Performance Standard, the client is encouraged to carry out its operations consistent with the intent of paragraph 15 above without contravening applicable law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3" calcext:value-type="float">
            <text:p>3</text:p>
          </table:table-cell>
          <table:table-cell table:style-name="ce1" office:value-type="string" calcext:value-type="string">
            <text:p>|</text:p>
          </table:table-cell>
          <table:table-cell table:style-name="ce51" office:value-type="float" office:value="17" calcext:value-type="float">
            <text:p>17</text:p>
          </table:table-cell>
          <table:table-cell table:style-name="ce1" office:value-type="string" calcext:value-type="string">
            <text:p>|</text:p>
          </table:table-cell>
          <table:table-cell table:style-name="ce54" office:value-type="string" calcext:value-type="string">
            <text:p>Special measures of protection or assistance to remedy past discrimination or selection for a particular job based on the inherent requirements of the job will not be deemed as discrimination, provided they are consistent with national law.</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Retrench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Prior to implementing any collective dismissals, [FN10] the client will carry out an analysis of alternatives to retrenchment. [FN11]</text:p>
          </table:table-cell>
          <table:table-cell table:style-name="ce1" office:value-type="string" calcext:value-type="string">
            <text:p>|</text:p>
          </table:table-cell>
          <table:table-cell table:style-name="ce54" office:value-type="string" calcext:value-type="string">
            <text:p>Has the project established procedures for investigating alternatives to retrenchment in its policies on collective dismissal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FN 10] Collective dismissals cover all multiple dismissals that are a result of an economic, technical, or organizational reason; or other reasons that are not related to performance or other personal reasons.</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FN 11] Examples of alternatives may include negotiated working-time reduction programs, employee capacity-building programs; long-term maintenance works during low production periods, etc.</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If the analysis does not identify viable alternatives to retrenchment, a retrenchment plan will be developed and implemented to reduce the adverse impacts of retrenchment on workers</text:p>
          </table:table-cell>
          <table:table-cell table:style-name="ce1" office:value-type="string" calcext:value-type="string">
            <text:p>|</text:p>
          </table:table-cell>
          <table:table-cell table:style-name="ce54" office:value-type="string" calcext:value-type="string">
            <text:p>Has the project established procedures for developing a retrenchment plan should it become necessar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The retrenchment plan will be based on the principle of non-discrimination and will reflect the client’s consultation with workers, their organizations, and, where appropriate, the government, and comply with collective bargaining agreements if they exist</text:p>
          </table:table-cell>
          <table:table-cell table:style-name="ce1" office:value-type="string" calcext:value-type="string">
            <text:p>|</text:p>
          </table:table-cell>
          <table:table-cell table:style-name="ce54" office:value-type="string" calcext:value-type="string">
            <text:p>Does the project ensure non-discrimination in the development of a retrenchment pla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8" calcext:value-type="float">
            <text:p>18</text:p>
          </table:table-cell>
          <table:table-cell table:style-name="ce1" office:value-type="string" calcext:value-type="string">
            <text:p>|</text:p>
          </table:table-cell>
          <table:table-cell table:style-name="ce54" office:value-type="string" calcext:value-type="string">
            <text:p>The client will comply with all legal and contractual requirements related to notification of public authorities, and provision of information to, and consultation with workers and their organizations.</text:p>
          </table:table-cell>
          <table:table-cell table:style-name="ce1" office:value-type="string" calcext:value-type="string">
            <text:p>|</text:p>
          </table:table-cell>
          <table:table-cell table:style-name="ce54" office:value-type="string" calcext:value-type="string">
            <text:p>Has the project developed plans for consulting with workers and their organizations, and for ensuring compliance with all legal and contractual requirements, in the event of retrenchmen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The client should ensure that all workers receive notice of dismissal and severance payments mandated by law and collective agreements in a timely manner.</text:p>
          </table:table-cell>
          <table:table-cell table:style-name="ce1" office:value-type="string" calcext:value-type="string">
            <text:p>|</text:p>
          </table:table-cell>
          <table:table-cell table:style-name="ce54" office:value-type="string" calcext:value-type="string">
            <text:p>Do the project's policies on dismissal ensure proper notice and severance payments as mandated by law and collective agre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All outstanding back pay and social security benefits and pension contributions and benefits will be paid (i) on or before termination of the working relationship to the workers, (ii) where appropriate, for the benefit of the workers, or (iii) payment will be made in accordance with a timeline agreed through a collective agreement.</text:p>
          </table:table-cell>
          <table:table-cell table:style-name="ce1" office:value-type="string" calcext:value-type="string">
            <text:p>|</text:p>
          </table:table-cell>
          <table:table-cell table:style-name="ce54" office:value-type="string" calcext:value-type="string">
            <text:p>Does the project have a policy on back pay, social security benefits, and pension contributions and benefi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19" calcext:value-type="float">
            <text:p>19</text:p>
          </table:table-cell>
          <table:table-cell table:style-name="ce1" office:value-type="string" calcext:value-type="string">
            <text:p>|</text:p>
          </table:table-cell>
          <table:table-cell table:style-name="ce54" office:value-type="string" calcext:value-type="string">
            <text:p>Where payments are made for the benefit of workers, workers will be provided with evidence of such payments.</text:p>
          </table:table-cell>
          <table:table-cell table:style-name="ce1" office:value-type="string" calcext:value-type="string">
            <text:p>|</text:p>
          </table:table-cell>
          <table:table-cell table:style-name="ce54" office:value-type="string" calcext:value-type="string">
            <text:p>Has the project established a procdure for payments made for the benefit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Grievance Mechanism</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client will provide a grievance mechanism for workers (and their organizations, where they exist) to raise workplace concerns.</text:p>
          </table:table-cell>
          <table:table-cell table:style-name="ce1" office:value-type="string" calcext:value-type="string">
            <text:p>|</text:p>
          </table:table-cell>
          <table:table-cell table:style-name="ce54" office:value-type="string" calcext:value-type="string">
            <text:p>Has the project established a grievance mechanism for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client will inform the workers of the grievance mechanism at the time of recruitment and make it easily accessible to them.</text:p>
          </table:table-cell>
          <table:table-cell table:style-name="ce1" office:value-type="string" calcext:value-type="string">
            <text:p>|</text:p>
          </table:table-cell>
          <table:table-cell table:style-name="ce54" office:value-type="string" calcext:value-type="string">
            <text:p>Is the project's grievance mechanism easily accessible to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involve an appropriate level of management and address concerns promptly, using an understandable and transparent process that provides timely feedback to those concerned, without any retribution</text:p>
          </table:table-cell>
          <table:table-cell table:style-name="ce1" office:value-type="string" calcext:value-type="string">
            <text:p>|</text:p>
          </table:table-cell>
          <table:table-cell table:style-name="ce54" office:value-type="string" calcext:value-type="string">
            <text:p>Is the grievance mechanism appropriately managed and capable of addressing concerns promptly and transparentl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0">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also allow for anonymous complaints to be raised and addressed.</text:p>
          </table:table-cell>
          <table:table-cell table:style-name="ce1" office:value-type="string" calcext:value-type="string">
            <text:p>|</text:p>
          </table:table-cell>
          <table:table-cell table:style-name="ce54" office:value-type="string" calcext:value-type="string">
            <text:p>Does the grievance mechanism allow for anonymous complai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ing Conditions and Management of Worker Relationship</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0" calcext:value-type="float">
            <text:p>20</text:p>
          </table:table-cell>
          <table:table-cell table:style-name="ce1" office:value-type="string" calcext:value-type="string">
            <text:p>|</text:p>
          </table:table-cell>
          <table:table-cell table:style-name="ce54" office:value-type="string" calcext:value-type="string">
            <text:p>The mechanism should not impede access to other judicial or administrative remedies that might be available under the law or through existing arbitration procedures, or substitute for grievance mechanisms provided through collective agreements.</text:p>
          </table:table-cell>
          <table:table-cell table:style-name="ce1" office:value-type="string" calcext:value-type="string">
            <text:p>|</text:p>
          </table:table-cell>
          <table:table-cell table:style-name="ce54" office:value-type="string" calcext:value-type="string">
            <text:p>Does the grievance mechanism ensure that workers can still access other judicial or administrative remed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Protecting the Work Forc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The client will not employ children in any manner that is economically exploitative, or is likely to be hazardous or to interfere with the child’s education, or to be harmful to the child’s health or physical, mental, spiritual, moral, or social development.</text:p>
          </table:table-cell>
          <table:table-cell table:style-name="ce1" office:value-type="string" calcext:value-type="string">
            <text:p>|</text:p>
          </table:table-cell>
          <table:table-cell table:style-name="ce54" office:value-type="string" calcext:value-type="string">
            <text:p>Does the project adequately ensure the avoidance of employing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The client will identify the presence of all persons under the age of 18.</text:p>
          </table:table-cell>
          <table:table-cell table:style-name="ce1" office:value-type="string" calcext:value-type="string">
            <text:p>|</text:p>
          </table:table-cell>
          <table:table-cell table:style-name="ce54" office:value-type="string" calcext:value-type="string">
            <text:p>Has the project established adequate procedures for determining the age of the people it will emplo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Where national laws have provisions for the employment of minors, the client will follow those laws applicable to the client.</text:p>
          </table:table-cell>
          <table:table-cell table:style-name="ce1" office:value-type="string" calcext:value-type="string">
            <text:p>|</text:p>
          </table:table-cell>
          <table:table-cell table:style-name="ce54" office:value-type="string" calcext:value-type="string">
            <text:p>Has the project reviewed the national legal framework regarding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Children under the age of 18 will not be employed in hazardous work. [FN12]</text:p>
          </table:table-cell>
          <table:table-cell table:style-name="ce1" office:value-type="string" calcext:value-type="string">
            <text:p>|</text:p>
          </table:table-cell>
          <table:table-cell table:style-name="ce54" office:value-type="string" calcext:value-type="string">
            <text:p>Do the project's hiring policies ensure that children under the age of 18 will not be employed in hazardous work?</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5">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FN 12] Examples of hazardous work activities include work (i) with exposure to physical, psychological, or sexual abuse; (ii) underground, underwater, working at heights, or in confined spaces; (iii) with dangerous machinery, equipment, or tools, or involving handling of heavy loads; (iv) in unhealthy environments exposing the worker to hazardous substances, agents, processes, temperatures, noise, or vibration damaging to health; or (v) under difficult conditions such as long hours, late night, or confinement by employer</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4" calcext:value-type="float">
            <text:p>4</text:p>
          </table:table-cell>
          <table:table-cell table:style-name="ce1" office:value-type="string" calcext:value-type="string">
            <text:p>|</text:p>
          </table:table-cell>
          <table:table-cell table:style-name="ce51" office:value-type="float" office:value="21" calcext:value-type="float">
            <text:p>21</text:p>
          </table:table-cell>
          <table:table-cell table:style-name="ce1" office:value-type="string" calcext:value-type="string">
            <text:p>|</text:p>
          </table:table-cell>
          <table:table-cell table:style-name="ce54" office:value-type="string" calcext:value-type="string">
            <text:p>All work of persons under the age of 18 will be subject to an appropriate risk assessment and regular monitoring of health, working conditions, and hours of work.</text:p>
          </table:table-cell>
          <table:table-cell table:style-name="ce1" office:value-type="string" calcext:value-type="string">
            <text:p>|</text:p>
          </table:table-cell>
          <table:table-cell table:style-name="ce54" office:value-type="string" calcext:value-type="string">
            <text:p>Does the project have a policy on the usage of chil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5" office:value-type="string" calcext:value-type="string">
            <text:p>Forced Labor</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e client will not employ forced labor, which consists of any work or service not voluntarily performed that is exacted from an individual under threat of force or penalty.</text:p>
          </table:table-cell>
          <table:table-cell table:style-name="ce1" office:value-type="string" calcext:value-type="string">
            <text:p>|</text:p>
          </table:table-cell>
          <table:table-cell table:style-name="ce54" office:value-type="string" calcext:value-type="string">
            <text:p>Has the project defined adequate measures to ensure the avoidance of employing forced labor and trafficked person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is covers any kind of involuntary or compulsory labor, such as indentured labor, bonded labor, or similar labor-contracting arrange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The client will not employ trafficked persons [FN13].</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2">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Protecting the Work Force</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2" calcext:value-type="float">
            <text:p>22</text:p>
          </table:table-cell>
          <table:table-cell table:style-name="ce1" office:value-type="string" calcext:value-type="string">
            <text:p>|</text:p>
          </table:table-cell>
          <table:table-cell table:style-name="ce54" office:value-type="string" calcext:value-type="string">
            <text:p>[FN 13] Trafficking in persons is defined as the recruitment, transportation, transfer, harboring, or receipt of persons, by means of the threat or use of force or other forms of coercion, abduction, fraud, deception, abuse of power, or of a position of vulnerability, or of the giving or receiving of payments or benefits to achieve the consent of a person having control over another person, for the purpose of exploitation. Women and children are particularly vulnerable to trafficking practic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Occupational Health and Safety</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The client will provide a safe and healthy work environment, taking into account inherent risks in its particular sector and specific classes of hazards in the client’s work areas, including physical, chemical, biological, and radiological hazards, and specific threats to women.</text:p>
          </table:table-cell>
          <table:table-cell table:style-name="ce1" office:value-type="string" calcext:value-type="string">
            <text:p>|</text:p>
          </table:table-cell>
          <table:table-cell table:style-name="ce54" office:value-type="string" calcext:value-type="string">
            <text:p>Has the project evaluated the safety of its work environment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The client will take steps to prevent accidents, injury, and disease arising from, associated with, or occurring in the course of work by minimizing, as far as reasonably practicable, the causes of hazards.</text:p>
          </table:table-cell>
          <table:table-cell table:style-name="ce1" office:value-type="string" calcext:value-type="string">
            <text:p>|</text:p>
          </table:table-cell>
          <table:table-cell table:style-name="ce54" office:value-type="string" calcext:value-type="string">
            <text:p>Has the project taken adequate steps to minimize identified causes of hazard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n a manner consistent with good international industry practice, [FN14] as reflected in various internationally recognized sources including the World Bank Group Environmental, Health and Safety Guidelines, the client will address areas that include th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 identification of potential hazards to workers, particularly those that may be life-threatening;</text:p>
          </table:table-cell>
          <table:table-cell table:style-name="ce1" office:value-type="string" calcext:value-type="string">
            <text:p>|</text:p>
          </table:table-cell>
          <table:table-cell table:style-name="ce54" office:value-type="string" calcext:value-type="string">
            <text:p>Has the project identified potential hazards to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i) provision of preventive and protective measures, including modification, substitution, or elimination of hazardous conditions or substances;</text:p>
          </table:table-cell>
          <table:table-cell table:style-name="ce1" office:value-type="string" calcext:value-type="string">
            <text:p>|</text:p>
          </table:table-cell>
          <table:table-cell table:style-name="ce54" office:value-type="string" calcext:value-type="string">
            <text:p>Have preventive and protective measures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ii) training of workers;</text:p>
          </table:table-cell>
          <table:table-cell table:style-name="ce1" office:value-type="string" calcext:value-type="string">
            <text:p>|</text:p>
          </table:table-cell>
          <table:table-cell table:style-name="ce54" office:value-type="string" calcext:value-type="string">
            <text:p>Does the project adequately address occupational health and safety in its training of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iv) documentation and reporting of occupational accidents, diseases, and incidents; and</text:p>
          </table:table-cell>
          <table:table-cell table:style-name="ce1" office:value-type="string" calcext:value-type="string">
            <text:p>|</text:p>
          </table:table-cell>
          <table:table-cell table:style-name="ce54" office:value-type="string" calcext:value-type="string">
            <text:p>Have processes for documenting and reporting accidents, diseases, and incidents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v) emergency prevention, preparedness, and response arrangements.</text:p>
          </table:table-cell>
          <table:table-cell table:style-name="ce1" office:value-type="string" calcext:value-type="string">
            <text:p>|</text:p>
          </table:table-cell>
          <table:table-cell table:style-name="ce54" office:value-type="string" calcext:value-type="string">
            <text:p>Has the project made adequate arrangements for emergency prevention, preparedness and respons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FN 14]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Occupational Health and Safety</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3" calcext:value-type="float">
            <text:p>23</text:p>
          </table:table-cell>
          <table:table-cell table:style-name="ce1" office:value-type="string" calcext:value-type="string">
            <text:p>|</text:p>
          </table:table-cell>
          <table:table-cell table:style-name="ce54" office:value-type="string" calcext:value-type="string">
            <text:p>For additional information related to emergency preparedness and response refer to Performance Standard 1.</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Workers Engaged by Third Parti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31">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4" calcext:value-type="float">
            <text:p>24</text:p>
          </table:table-cell>
          <table:table-cell table:style-name="ce1" office:value-type="string" calcext:value-type="string">
            <text:p>|</text:p>
          </table:table-cell>
          <table:table-cell table:style-name="ce54" office:value-type="string" calcext:value-type="string">
            <text:p>With respect to contracted workers the client will take commercially reasonable efforts to ascertain that the third parties who engage these workers are reputable and legitimate enterprises and have an appropriate ESMS that will allow them to operate in a manner consistent with the requirements of this Performance Standard, except for paragraphs 18–19, and 27–29.</text:p>
          </table:table-cell>
          <table:table-cell table:style-name="ce1" office:value-type="string" calcext:value-type="string">
            <text:p>|</text:p>
          </table:table-cell>
          <table:table-cell table:style-name="ce54" office:value-type="string" calcext:value-type="string">
            <text:p>Has the project defined adequate measures to ensure the legitimacy of third parties employers engaging contracted workers, and for ascertaining whether they have an appropriate ESM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5" calcext:value-type="float">
            <text:p>25</text:p>
          </table:table-cell>
          <table:table-cell table:style-name="ce1" office:value-type="string" calcext:value-type="string">
            <text:p>|</text:p>
          </table:table-cell>
          <table:table-cell table:style-name="ce54" office:value-type="string" calcext:value-type="string">
            <text:p>The client will establish policies and procedures for managing and monitoring the performance of such third party employers in relation to the requirements of this Performance Standard.</text:p>
          </table:table-cell>
          <table:table-cell table:style-name="ce1" office:value-type="string" calcext:value-type="string">
            <text:p>|</text:p>
          </table:table-cell>
          <table:table-cell table:style-name="ce54" office:value-type="string" calcext:value-type="string">
            <text:p>Have policies and procedures for managing and monitoring the performance of third party employers with regard to PS2 been established by the project?</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5" calcext:value-type="float">
            <text:p>25</text:p>
          </table:table-cell>
          <table:table-cell table:style-name="ce1" office:value-type="string" calcext:value-type="string">
            <text:p>|</text:p>
          </table:table-cell>
          <table:table-cell table:style-name="ce54" office:value-type="string" calcext:value-type="string">
            <text:p>In addition, the client will use commercially reasonable efforts to incorporate these requirements in contractual agreements with such third party employers.</text:p>
          </table:table-cell>
          <table:table-cell table:style-name="ce1" office:value-type="string" calcext:value-type="string">
            <text:p>|</text:p>
          </table:table-cell>
          <table:table-cell table:style-name="ce54" office:value-type="string" calcext:value-type="string">
            <text:p>Are the requirements of PS2 been incorporated into contractual agreements between the project and third party employ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6" calcext:value-type="float">
            <text:p>26</text:p>
          </table:table-cell>
          <table:table-cell table:style-name="ce1" office:value-type="string" calcext:value-type="string">
            <text:p>|</text:p>
          </table:table-cell>
          <table:table-cell table:style-name="ce54" office:value-type="string" calcext:value-type="string">
            <text:p>The client will ensure that contracted workers, covered in paragraphs 24–25 of this Performance Standard, have access to a grievance mechanism.</text:p>
          </table:table-cell>
          <table:table-cell table:style-name="ce1" office:value-type="string" calcext:value-type="string">
            <text:p>|</text:p>
          </table:table-cell>
          <table:table-cell table:style-name="ce54" office:value-type="string" calcext:value-type="string">
            <text:p>Does the project ensure access to a grievance mechanism for contracted work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Workers Engaged by Third Parties</text:p>
          </table:table-cell>
          <table:table-cell table:style-name="ce1" office:value-type="string" calcext:value-type="string">
            <text:p>|</text:p>
          </table:table-cell>
          <table:table-cell table:style-name="ce51" office:value-type="float" office:value="5" calcext:value-type="float">
            <text:p>5</text:p>
          </table:table-cell>
          <table:table-cell table:style-name="ce1" office:value-type="string" calcext:value-type="string">
            <text:p>|</text:p>
          </table:table-cell>
          <table:table-cell table:style-name="ce51" office:value-type="float" office:value="26" calcext:value-type="float">
            <text:p>26</text:p>
          </table:table-cell>
          <table:table-cell table:style-name="ce1" office:value-type="string" calcext:value-type="string">
            <text:p>|</text:p>
          </table:table-cell>
          <table:table-cell table:style-name="ce54" office:value-type="string" calcext:value-type="string">
            <text:p>In cases where the third party is not able to provide a grievance mechanism the client will extend its own grievance mechanism to serve workers engaged by the third party.</text:p>
          </table:table-cell>
          <table:table-cell table:style-name="ce1" office:value-type="string" calcext:value-type="string">
            <text:p>|</text:p>
          </table:table-cell>
          <table:table-cell table:style-name="ce54" office:value-type="string" calcext:value-type="string">
            <text:p>Does the project provide a grievance mechanism for contracted workers where the third party employer does not have one?</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4">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table:table-cell table:style-name="ce1" office:value-type="string" calcext:value-type="string">
            <text:p>|</text:p>
          </table:table-cell>
          <table:table-cell table:style-name="ce56" office:value-type="string" calcext:value-type="string">
            <text:p>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Where there is a high risk of child labor or forced labor [FN15] in the primary supply chain, the client will identify those risks consistent with paragraphs 21 and 22 above.</text:p>
          </table:table-cell>
          <table:table-cell table:style-name="ce1" office:value-type="string" calcext:value-type="string">
            <text:p>|</text:p>
          </table:table-cell>
          <table:table-cell table:style-name="ce54" office:value-type="string" calcext:value-type="string">
            <text:p>Has the client identified the risk of child labor or forced labor in the primary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FN 15] The potential risk of child labor and forced labor will be determined during the risks and impacts identification process as required in Performance Standard 1.</text:p>
          </table:table-cell>
          <table:table-cell table:style-name="ce1" office:value-type="string" calcext:value-type="string">
            <text:p>|</text:p>
          </table:table-cell>
          <table:table-cell table:style-name="Default"/>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7" calcext:value-type="float">
            <text:p>27</text:p>
          </table:table-cell>
          <table:table-cell table:style-name="ce1" office:value-type="string" calcext:value-type="string">
            <text:p>|</text:p>
          </table:table-cell>
          <table:table-cell table:style-name="ce54" office:value-type="string" calcext:value-type="string">
            <text:p>If child labor or forced labor cases are identified, the client will take appropriate steps to remedy them.</text:p>
          </table:table-cell>
          <table:table-cell table:style-name="ce1" office:value-type="string" calcext:value-type="string">
            <text:p>|</text:p>
          </table:table-cell>
          <table:table-cell table:style-name="ce54" office:value-type="string" calcext:value-type="string">
            <text:p>Has the project established procedures for remedying identified child labor or forced labor cases in the primary supply chain?</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16">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8" calcext:value-type="float">
            <text:p>28</text:p>
          </table:table-cell>
          <table:table-cell table:style-name="ce1" office:value-type="string" calcext:value-type="string">
            <text:p>|</text:p>
          </table:table-cell>
          <table:table-cell table:style-name="ce54" office:value-type="string" calcext:value-type="string">
            <text:p>Additionally, where there is a high risk of significant safety issues related to supply chain workers, the client will introduce procedures and mitigation measures to ensure that primary suppliers within the supply chain are taking steps to prevent or to correct life-threatening situations.</text:p>
          </table:table-cell>
          <table:table-cell table:style-name="ce1" office:value-type="string" calcext:value-type="string">
            <text:p>|</text:p>
          </table:table-cell>
          <table:table-cell table:style-name="ce54" office:value-type="string" calcext:value-type="string">
            <text:p>Has the project introduced procedures for ensuring that primary suppliers take adequate steps to prevent significant safety issue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9" calcext:value-type="float">
            <text:p>29</text:p>
          </table:table-cell>
          <table:table-cell table:style-name="ce1" office:value-type="string" calcext:value-type="string">
            <text:p>|</text:p>
          </table:table-cell>
          <table:table-cell table:style-name="ce54" office:value-type="string" calcext:value-type="string">
            <text:p>The ability of the client to fully address these risks will depend upon the client’s level of management control or influence over its primary suppliers.</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7">
          <table:table-cell table:style-name="ce1" table:number-columns-repeated="2"/>
          <table:table-cell table:style-name="ce1" office:value-type="string" calcext:value-type="string">
            <text:p>|</text:p>
          </table:table-cell>
          <table:table-cell table:style-name="ce8" office:value-type="string" calcext:value-type="string">
            <text:p>PS2</text:p>
          </table:table-cell>
          <table:table-cell table:style-name="ce1" office:value-type="string" calcext:value-type="string">
            <text:p>|</text:p>
          </table:table-cell>
          <table:table-cell table:style-name="ce49" office:value-type="string" calcext:value-type="string">
            <text:p>Requirements &gt; Supply Chain</text:p>
          </table:table-cell>
          <table:table-cell table:style-name="ce1" office:value-type="string" calcext:value-type="string">
            <text:p>|</text:p>
          </table:table-cell>
          <table:table-cell table:style-name="ce51" office:value-type="float" office:value="6" calcext:value-type="float">
            <text:p>6</text:p>
          </table:table-cell>
          <table:table-cell table:style-name="ce1" office:value-type="string" calcext:value-type="string">
            <text:p>|</text:p>
          </table:table-cell>
          <table:table-cell table:style-name="ce51" office:value-type="float" office:value="29" calcext:value-type="float">
            <text:p>29</text:p>
          </table:table-cell>
          <table:table-cell table:style-name="ce1" office:value-type="string" calcext:value-type="string">
            <text:p>|</text:p>
          </table:table-cell>
          <table:table-cell table:style-name="ce54" office:value-type="string" calcext:value-type="string">
            <text:p>Where remedy is not possible, the client will shift the project’s primary supply chain over time to suppliers that can demonstrate that they are complying with this Performance Standard.</text:p>
          </table:table-cell>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style-name="ce54"/>
          <table:table-cell table:style-name="ce1" office:value-type="string" calcext:value-type="string">
            <text:p>|</text:p>
          </table:table-cell>
          <table:table-cell table:number-columns-repeated="997"/>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5"/>
          <table:table-cell/>
        </table:table-row>
        <table:table-row table:style-name="ro22" table:number-rows-repeated="76">
          <table:table-cell table:style-name="ce1" table:number-columns-repeated="3"/>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table-cell table:style-name="ce1"/>
          <table:table-cell table:number-columns-repeated="997"/>
        </table:table-row>
        <table:table-row table:style-name="ro1" table:number-rows-repeated="1048378">
          <table:table-cell table:number-columns-repeated="1024"/>
        </table:table-row>
        <table:table-row table:style-name="ro1">
          <table:table-cell table:number-columns-repeated="1024"/>
        </table:table-row>
      </table:table>
      <table:table table:name="PS4" table:style-name="ta2">
        <office:forms form:automatic-focus="false" form:apply-design-mode="false"/>
        <table:table-column table:style-name="co12" table:default-cell-style-name="ce4"/>
        <table:table-column table:style-name="co13" table:number-columns-repeated="2" table:default-cell-style-name="ce4"/>
        <table:table-column table:style-name="co14" table:default-cell-style-name="ce4"/>
        <table:table-column table:style-name="co13" table:default-cell-style-name="ce4"/>
        <table:table-column table:style-name="co15" table:default-cell-style-name="ce4"/>
        <table:table-column table:style-name="co13" table:default-cell-style-name="ce4"/>
        <table:table-column table:style-name="co16" table:default-cell-style-name="ce4"/>
        <table:table-column table:style-name="co13" table:default-cell-style-name="ce4"/>
        <table:table-column table:style-name="co16" table:default-cell-style-name="ce4"/>
        <table:table-column table:style-name="co13" table:default-cell-style-name="ce4"/>
        <table:table-column table:style-name="co17" table:default-cell-style-name="ce4"/>
        <table:table-column table:style-name="co18" table:default-cell-style-name="ce4"/>
        <table:table-column table:style-name="co19" table:default-cell-style-name="ce4"/>
        <table:table-column table:style-name="co18" table:default-cell-style-name="ce4"/>
        <table:table-column table:style-name="co19" table:default-cell-style-name="ce4"/>
        <table:table-column table:style-name="co18" table:default-cell-style-name="ce4"/>
        <table:table-column table:style-name="co19" table:default-cell-style-name="ce4"/>
        <table:table-column table:style-name="co18" table:default-cell-style-name="Default"/>
        <table:table-column table:style-name="co16" table:default-cell-style-name="Default"/>
        <table:table-column table:style-name="co18" table:default-cell-style-name="ce4"/>
        <table:table-column table:style-name="co1" table:default-cell-style-name="ce4"/>
        <table:table-column table:style-name="co18" table:default-cell-style-name="ce4"/>
        <table:table-column table:style-name="co1" table:default-cell-style-name="ce4"/>
        <table:table-column table:style-name="co18" table:default-cell-style-name="ce4"/>
        <table:table-column table:style-name="co1" table:default-cell-style-name="ce4"/>
        <table:table-column table:style-name="co18" table:default-cell-style-name="ce4"/>
        <table:table-column table:style-name="co1" table:number-columns-repeated="997" table:default-cell-style-name="ce4"/>
        <table:table-row table:style-name="ro1">
          <table:table-cell table:style-name="Default" table:number-columns-repeated="3"/>
          <table:table-cell table:style-name="Default" office:value-type="string" calcext:value-type="string">
            <text:p>&lt;div class = “ui container”&gt;</text:p>
          </table:table-cell>
          <table:table-cell table:style-name="Default" table:number-columns-repeated="14"/>
          <table:table-cell table:number-columns-repeated="2"/>
          <table:table-cell table:style-name="Default" table:number-columns-repeated="1004"/>
        </table:table-row>
        <table:table-row table:style-name="ro1">
          <table:table-cell table:style-name="Default" table:number-columns-repeated="3"/>
          <table:table-cell table:style-name="Default" office:value-type="string" calcext:value-type="string">
            <text:p>&lt;div class="ui stackable eleven column grid"&gt;</text:p>
          </table:table-cell>
          <table:table-cell table:style-name="Default" table:number-columns-repeated="14"/>
          <table:table-cell table:number-columns-repeated="2"/>
          <table:table-cell table:style-name="Default" table:number-columns-repeated="1004"/>
        </table:table-row>
        <table:table-row table:style-name="ro36">
          <table:table-cell table:style-name="ce1" table:number-columns-repeated="2"/>
          <table:table-cell table:style-name="ce1" office:value-type="string" calcext:value-type="string">
            <text:p>|</text:p>
          </table:table-cell>
          <table:table-cell table:style-name="ce6"/>
          <table:table-cell table:style-name="ce1" office:value-type="string" calcext:value-type="string">
            <text:p>|</text:p>
          </table:table-cell>
          <table:table-cell table:style-name="ce7"/>
          <table:table-cell table:style-name="ce1" office:value-type="string" calcext:value-type="string">
            <text:p>|</text:p>
          </table:table-cell>
          <table:table-cell table:style-name="ce16"/>
          <table:table-cell table:style-name="ce1" office:value-type="string" calcext:value-type="string">
            <text:p>|</text:p>
          </table:table-cell>
          <table:table-cell table:style-name="ce16"/>
          <table:table-cell table:style-name="ce1" office:value-type="string" calcext:value-type="string">
            <text:p>|</text:p>
          </table:table-cell>
          <table:table-cell table:style-name="ce25" office:value-type="string" calcext:value-type="string">
            <text:p>IFC Provision</text:p>
          </table:table-cell>
          <table:table-cell table:style-name="ce1" office:value-type="string" calcext:value-type="string">
            <text:p>|</text:p>
          </table:table-cell>
          <table:table-cell table:style-name="ce25" office:value-type="string" calcext:value-type="string">
            <text:p>M&amp;E Question Format</text:p>
          </table:table-cell>
          <table:table-cell table:style-name="ce1" office:value-type="string" calcext:value-type="string">
            <text:p>|</text:p>
          </table:table-cell>
          <table:table-cell table:style-name="ce25" office:value-type="string" calcext:value-type="string">
            <text:p>Compliance Assessment</text:p>
          </table:table-cell>
          <table:table-cell table:style-name="ce1" office:value-type="string" calcext:value-type="string">
            <text:p>|</text:p>
          </table:table-cell>
          <table:table-cell table:style-name="ce25" office:value-type="string" calcext:value-type="string">
            <text:p>Relevant Document(s)</text:p>
          </table:table-cell>
          <table:table-cell table:style-name="ce1" office:value-type="string" calcext:value-type="string">
            <text:p>|</text:p>
          </table:table-cell>
          <table:table-cell table:style-name="ce46" office:value-type="string" calcext:value-type="string">
            <text:p>Supporting Evidence</text:p>
          </table:table-cell>
          <table:table-cell table:style-name="ce1" office:value-type="string" calcext:value-type="string">
            <text:p>|</text:p>
          </table:table-cell>
          <table:table-cell table:style-name="ce46" office:value-type="string" calcext:value-type="string">
            <text:p>Recommendations for Remedial Actions (if necessary)</text:p>
          </table:table-cell>
          <table:table-cell table:style-name="ce1" office:value-type="string" calcext:value-type="string">
            <text:p>|</text:p>
          </table:table-cell>
          <table:table-cell table:style-name="ce47" office:value-type="string" calcext:value-type="string">
            <text:p>Auxillary Notes</text:p>
          </table:table-cell>
          <table:table-cell table:style-name="ce1" office:value-type="string" calcext:value-type="string">
            <text:p>|</text:p>
          </table:table-cell>
          <table:table-cell table:style-name="ce47" office:value-type="string" calcext:value-type="string">
            <text:p>Schedule for Achieving Compliance</text:p>
          </table:table-cell>
          <table:table-cell table:style-name="ce1" office:value-type="string" calcext:value-type="string">
            <text:p>|</text:p>
          </table:table-cell>
          <table:table-cell table:style-name="ce37" table:number-columns-repeated="12"/>
          <table:table-cell table:number-columns-repeated="985"/>
        </table:table-row>
        <table:table-row table:style-name="ro22">
          <table:table-cell table:style-name="ce1" table:number-columns-repeated="2"/>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6" office:value-type="string" calcext:value-type="string">
            <text:p>---</text:p>
          </table:table-cell>
          <table:table-cell table:style-name="ce1" office:value-type="string" calcext:value-type="string">
            <text:p>|</text:p>
          </table:table-cell>
          <table:table-cell table:style-name="ce37" table:number-columns-repeated="12"/>
          <table:table-cell table:number-columns-repeated="985"/>
        </table:table-row>
        <table:table-row table:style-name="ro24">
          <table:table-cell table:style-name="ce1" table:number-columns-repeated="2"/>
          <table:table-cell table:style-name="ce1" office:value-type="string" calcext:value-type="string">
            <text:p>|</text:p>
          </table:table-cell>
          <table:table-cell table:style-name="ce7" office:value-type="string" calcext:value-type="string">
            <text:p>performance standard</text:p>
          </table:table-cell>
          <table:table-cell table:style-name="ce1" office:value-type="string" calcext:value-type="string">
            <text:p>|</text:p>
          </table:table-cell>
          <table:table-cell table:style-name="ce14" office:value-type="string" calcext:value-type="string">
            <text:p>section</text:p>
          </table:table-cell>
          <table:table-cell table:style-name="ce1" office:value-type="string" calcext:value-type="string">
            <text:p>|</text:p>
          </table:table-cell>
          <table:table-cell table:style-name="ce14" office:value-type="string" calcext:value-type="string">
            <text:p>page</text:p>
          </table:table-cell>
          <table:table-cell table:style-name="ce1" office:value-type="string" calcext:value-type="string">
            <text:p>|</text:p>
          </table:table-cell>
          <table:table-cell table:style-name="ce14" office:value-type="string" calcext:value-type="string">
            <text:p>paragraph</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25"/>
          <table:table-cell table:style-name="ce1" office:value-type="string" calcext:value-type="string">
            <text:p>|</text:p>
          </table:table-cell>
          <table:table-cell table:style-name="ce44" office:value-type="string" calcext:value-type="string">
            <text:p>y/n</text:p>
          </table:table-cell>
          <table:table-cell table:style-name="ce1" office:value-type="string" calcext:value-type="string">
            <text:p>|</text:p>
          </table:table-cell>
          <table:table-cell table:style-name="ce25"/>
          <table:table-cell table:style-name="ce1" office:value-type="string" calcext:value-type="string">
            <text:p>|</text:p>
          </table:table-cell>
          <table:table-cell table:style-name="ce46"/>
          <table:table-cell table:style-name="ce1" office:value-type="string" calcext:value-type="string">
            <text:p>|</text:p>
          </table:table-cell>
          <table:table-cell table:style-name="ce46"/>
          <table:table-cell table:style-name="ce1" office:value-type="string" calcext:value-type="string">
            <text:p>|</text:p>
          </table:table-cell>
          <table:table-cell table:style-name="ce47"/>
          <table:table-cell table:style-name="ce1" office:value-type="string" calcext:value-type="string">
            <text:p>|</text:p>
          </table:table-cell>
          <table:table-cell table:style-name="ce47"/>
          <table:table-cell table:style-name="ce1" office:value-type="string" calcext:value-type="string">
            <text:p>|</text:p>
          </table:table-cell>
          <table:table-cell table:style-name="ce37" table:number-columns-repeated="12"/>
          <table:table-cell table:style-name="Default" table:number-columns-repeated="985"/>
        </table:table-row>
        <table:table-row table:style-name="ro22">
          <table:table-cell table:style-name="ce58" table:number-columns-repeated="2"/>
          <table:table-cell table:style-name="ce1" office:value-type="string" calcext:value-type="string">
            <text:p>|</text:p>
          </table:table-cell>
          <table:table-cell table:style-name="ce59"/>
          <table:table-cell table:style-name="ce1" office:value-type="string" calcext:value-type="string">
            <text:p>|</text:p>
          </table:table-cell>
          <table:table-cell table:style-name="ce60"/>
          <table:table-cell table:style-name="ce1" office:value-type="string" calcext:value-type="string">
            <text:p>|</text:p>
          </table:table-cell>
          <table:table-cell table:style-name="ce62"/>
          <table:table-cell table:style-name="ce1" office:value-type="string" calcext:value-type="string">
            <text:p>|</text:p>
          </table:table-cell>
          <table:table-cell table:style-name="ce62"/>
          <table:table-cell table:style-name="ce1" office:value-type="string" calcext:value-type="string">
            <text:p>|</text:p>
          </table:table-cell>
          <table:table-cell table:style-name="ce66"/>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71"/>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table-cell table:style-name="ce1" office:value-type="string" calcext:value-type="string">
            <text:p>|</text:p>
          </table:table-cell>
          <table:table-cell table:style-name="ce58"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Introduc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Performance Standard 4 recognizes that project activities, equipment, and infrastructure can increase community exposure to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In addition, communities that are already subjected to impacts from climate change may also experience an acceleration and/or intensification of impacts due to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1" office:value-type="string" calcext:value-type="string">
            <text:p>While acknowledging the public authorities’ role in promoting the health, safety, and security of the public, this Performance Standard addresses the client’s responsibility to avoid or minimize the risks and impacts to community health, safety, and security that may arise from project related-activities, with particular attention to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1" office:value-type="string" calcext:value-type="string">
            <text:p>In conflict and post-conflict areas, the level of risks and impacts described in this Performance Standard may be greate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Introduc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1" office:value-type="string" calcext:value-type="string">
            <text:p>The risks that a project could exacerbate an already sensitive local situation and stress scarce local resources should not be overlooked as it may lead to further confli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Objectiv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string" calcext:value-type="string">
            <text:p>*</text:p>
          </table:table-cell>
          <table:table-cell table:style-name="ce1" office:value-type="string" calcext:value-type="string">
            <text:p>|</text:p>
          </table:table-cell>
          <table:table-cell table:style-name="ce61" office:value-type="string" calcext:value-type="string">
            <text:p>* To anticipate and avoid adverse impacts on the health and safety of the Affected Community during the project life from both routine and non-routine circumstan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Objective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string" calcext:value-type="string">
            <text:p>*</text:p>
          </table:table-cell>
          <table:table-cell table:style-name="ce1" office:value-type="string" calcext:value-type="string">
            <text:p>|</text:p>
          </table:table-cell>
          <table:table-cell table:style-name="ce61" office:value-type="string" calcext:value-type="string">
            <text:p>* To ensure that the safeguarding of personnel and property is carried out in accordance with relevant human rights principles and in a manner that avoids or minimizes risks to the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7" office:value-type="string" calcext:value-type="string">
            <text:p>Scope of Applic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1" office:value-type="string" calcext:value-type="string">
            <text:p>The applicability of this Performance Standard is established during the environmental and social risks and impacts identification pro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1"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4" calcext:value-type="float">
            <text:p>4</text:p>
          </table:table-cell>
          <table:table-cell table:style-name="ce1" office:value-type="string" calcext:value-type="string">
            <text:p>|</text:p>
          </table:table-cell>
          <table:table-cell table:style-name="ce61" office:value-type="string" calcext:value-type="string">
            <text:p>This Performance Standard addresses potential risks and impacts to the Affected Communities from project activ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Scope of Application</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4" calcext:value-type="float">
            <text:p>4</text:p>
          </table:table-cell>
          <table:table-cell table:style-name="ce1" office:value-type="string" calcext:value-type="string">
            <text:p>|</text:p>
          </table:table-cell>
          <table:table-cell table:style-name="ce61" office:value-type="string" calcext:value-type="string">
            <text:p>Occupational health and safety requirements for workers are included in Performance Standard 2, and environmental standards to avoid or minimize impacts on human health and the environment due to pollution are included in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5"/>
          <table:table-cell table:style-name="ce1" office:value-type="string" calcext:value-type="string">
            <text:p>|</text:p>
          </table:table-cell>
          <table:table-cell table:style-name="ce67" office:value-type="string" calcext:value-type="string">
            <text:p>Requiremen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8" office:value-type="string" calcext:value-type="string">
            <text:p>Community Health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6">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 client will evaluate the risks and impacts to the health and safety of the Affected Communities during the project life-cycle and will establish preventive and control measures consistent with good international industry practice (GIIP),[FN1] such as in the World Bank Group Environmental, Health and Safety Guidelines (EHS Guidelines) or other internationally recognized sour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FN1] The term “client” is used throughout the Performance Standards broadly to refer to the party responsible for implementing and operating the project that is being financed, or the recipient of the financing, depending on the project structure and type of financing. The term “project” is defined in Performance Standard 1.</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 client will identify risks and impacts and propose mitigation measures that are commensurate with their nature and magnitud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1" calcext:value-type="float">
            <text:p>1</text:p>
          </table:table-cell>
          <table:table-cell table:style-name="ce1" office:value-type="string" calcext:value-type="string">
            <text:p>|</text:p>
          </table:table-cell>
          <table:table-cell table:style-name="ce63" office:value-type="float" office:value="5" calcext:value-type="float">
            <text:p>5</text:p>
          </table:table-cell>
          <table:table-cell table:style-name="ce1" office:value-type="string" calcext:value-type="string">
            <text:p>|</text:p>
          </table:table-cell>
          <table:table-cell table:style-name="ce61" office:value-type="string" calcext:value-type="string">
            <text:p>These measures will favor the avoidance of risks and impacts over minimization.</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Infrastructure and Equipment Design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The client will design, construct, operate, and decommission the structural elements or components of the project in accordance with GIIP, taking into consideration safety risks to third parties or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When new buildings and structures will be accessed by members of the public, the client will consider incremental risks of the public’s potential exposure to operational accidents and/or natural hazards and be consistent with the principles of universal acces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Structural elements will be designed and constructed by competent professionals, and certified or approved by competent authorities or profession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When structural elements or components, such as dams, tailings dams, or ash ponds are situated in high-risk locations, and their failure or malfunction may threaten the safety of communities, the client will engage one or more external experts with relevant and recognized experience in similar projects, separate from those responsible for the design and construction, to conduct a review as early as possible in project development and throughout the stages of project design, construction, operation, and decommissioning.</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6" calcext:value-type="float">
            <text:p>6</text:p>
          </table:table-cell>
          <table:table-cell table:style-name="ce1" office:value-type="string" calcext:value-type="string">
            <text:p>|</text:p>
          </table:table-cell>
          <table:table-cell table:style-name="ce61" office:value-type="string" calcext:value-type="string">
            <text:p>For projects that operate moving equipment on public roads and other forms of infrastructure, the client will seek to avoid the occurrence of incidents and injuries to members of the public associated with the operation of such equipmen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Hazardous Materials Management and Safe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The client will avoid or minimize the potential for community exposure to hazardous materials and substances that may be released by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Where there is a potential for the public (including workers and their families) to be exposed to hazards, particularly those that may be life-threatening, the client will exercise special care to avoid or minimize their exposure by modifying, substituting, or eliminating the condition or material causing the potential hazard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Where hazardous materials are part of existing project infrastructure or components, the client will exercise special care when conducting decommissioning activities in order to avoid exposure to the community.</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7" calcext:value-type="float">
            <text:p>7</text:p>
          </table:table-cell>
          <table:table-cell table:style-name="ce1" office:value-type="string" calcext:value-type="string">
            <text:p>|</text:p>
          </table:table-cell>
          <table:table-cell table:style-name="ce61" office:value-type="string" calcext:value-type="string">
            <text:p>The client will exercise commercially reasonable efforts to control the safety of deliveries of hazardous materials, and of transportation and disposal of hazardous wastes, and will implement measures to avoid or control community exposure to pesticides, in accordance with the requirements of Performance Standard 3.</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The project’s direct impacts on priority ecosystem services may result in adverse health and safety risks and impacts to Affected Commun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ith respect to this Performance Standard, ecosystem services are limited to provisioning and regulating services as defined in paragraph 2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For example, land use changes or the loss of natural buffer areas such as wetlands, mangroves, and upland forests that mitigate the effects of natural hazards such as flooding, landslides, and fire, may result in increased vulnerability and community safety-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The diminution or degradation of natural resources, such as adverse impacts on the quality, quantity, and availability of freshwater, [FN2] may result in health-related risks and impact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FN2] Freshwater is an example of provisioning ecosystem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here appropriate and feasible, the client will identify those risks and potential impacts on priority ecosystem services that may be exacerbated by climate chang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Adverse impacts should be avoided, and if these impacts are unavoidable, the client will implement mitigation measures in accordance with paragraphs 24 and 25 of Performance Standard 6.</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2" calcext:value-type="float">
            <text:p>2</text:p>
          </table:table-cell>
          <table:table-cell table:style-name="ce1" office:value-type="string" calcext:value-type="string">
            <text:p>|</text:p>
          </table:table-cell>
          <table:table-cell table:style-name="ce63" office:value-type="float" office:value="8" calcext:value-type="float">
            <text:p>8</text:p>
          </table:table-cell>
          <table:table-cell table:style-name="ce1" office:value-type="string" calcext:value-type="string">
            <text:p>|</text:p>
          </table:table-cell>
          <table:table-cell table:style-name="ce61" office:value-type="string" calcext:value-type="string">
            <text:p>With respect to the use of and loss of access to provisioning services, clients will implement mitigation measures in accordance with paragraphs 25–29 of Performance Standard 5.</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9" office:value-type="string" calcext:value-type="string">
            <text:p>Community Exposure to Disea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9" calcext:value-type="float">
            <text:p>9</text:p>
          </table:table-cell>
          <table:table-cell table:style-name="ce1" office:value-type="string" calcext:value-type="string">
            <text:p>|</text:p>
          </table:table-cell>
          <table:table-cell table:style-name="ce61" office:value-type="string" calcext:value-type="string">
            <text:p>The client will avoid or minimize the potential for community exposure to water-borne, water-based, water-related, and vector-borne diseases, and communicable diseases that could result from project activities, taking into consideration differentiated exposure to and higher sensitivity of vulnerable group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9" calcext:value-type="float">
            <text:p>9</text:p>
          </table:table-cell>
          <table:table-cell table:style-name="ce1" office:value-type="string" calcext:value-type="string">
            <text:p>|</text:p>
          </table:table-cell>
          <table:table-cell table:style-name="ce61" office:value-type="string" calcext:value-type="string">
            <text:p>Where specific diseases are endemic in communities in the project area of influence, the client is encouraged to explore opportunities during the project life-cycle to improve environmental conditions that could help minimize their incidenc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0" calcext:value-type="float">
            <text:p>10</text:p>
          </table:table-cell>
          <table:table-cell table:style-name="ce1" office:value-type="string" calcext:value-type="string">
            <text:p>|</text:p>
          </table:table-cell>
          <table:table-cell table:style-name="ce61" office:value-type="string" calcext:value-type="string">
            <text:p>The client will avoid or minimize transmission of communicable diseases that may be associated with the influx of temporary or permanent project labor.</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5"/>
          <table:table-cell table:style-name="ce1" office:value-type="string" calcext:value-type="string">
            <text:p>|</text:p>
          </table:table-cell>
          <table:table-cell table:style-name="ce69" office:value-type="string" calcext:value-type="string">
            <text:p>Emergency Preparedness and Respons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6">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In addition to the emergency preparedness and response requirements described in Performance Standard 1, the client will also assist and collaborate with the Affected Communities, local government agencies, and other relevant parties, in their preparations to respond effectively to emergency situations, especially when their participation and collaboration are necessary to respond to such emergency situatio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Community Health and Safety</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1" calcext:value-type="float">
            <text:p>11</text:p>
          </table:table-cell>
          <table:table-cell table:style-name="ce1" office:value-type="string" calcext:value-type="string">
            <text:p>|</text:p>
          </table:table-cell>
          <table:table-cell table:style-name="ce61" office:value-type="string" calcext:value-type="string">
            <text:p>The client will document its emergency preparedness and response activities, resources, and responsibilities, and will disclose appropriate information to Affected Communities, relevant government agencies, or other relevant par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table:table-cell table:style-name="ce1" office:value-type="string" calcext:value-type="string">
            <text:p>|</text:p>
          </table:table-cell>
          <table:table-cell table:style-name="ce68" office:value-type="string" calcext:value-type="string">
            <text:p>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When the client retains direct or contracted workers to provide security to safeguard its personnel and property, it will assess risks posed by its security arrangements to those within and outside the project site.</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In making such arrangements, the client will be guided by the principles of proportionality and good international practice [FN3] in relation to hiring, rules of conduct, training, equipping, and monitoring of such workers, and by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FN3] Including practice consistent with the United Nation’s (UN) Code of Conduct for Law Enforcement Officials, and UN Basic Principles on the Use of Force and Firearms by Law Enforcement Official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1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make reasonable inquiries to ensure that those providing security are not implicated in past abuses; will train them adequately in the use of force (and where applicable, firearms), and appropriate conduct toward workers and Affected Communities; and require them to act within the applicable law.</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not sanction any use of force except when used for preventive and defensive purposes in proportion to the nature and extent of the threat.</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8">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2" calcext:value-type="float">
            <text:p>12</text:p>
          </table:table-cell>
          <table:table-cell table:style-name="ce1" office:value-type="string" calcext:value-type="string">
            <text:p>|</text:p>
          </table:table-cell>
          <table:table-cell table:style-name="ce61" office:value-type="string" calcext:value-type="string">
            <text:p>The client will provide a grievance mechanism for Affected Communities to express concerns about the security arrangements and acts of security personnel.</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7">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3" calcext:value-type="float">
            <text:p>13</text:p>
          </table:table-cell>
          <table:table-cell table:style-name="ce1" office:value-type="string" calcext:value-type="string">
            <text:p>|</text:p>
          </table:table-cell>
          <table:table-cell table:style-name="ce61" office:value-type="string" calcext:value-type="string">
            <text:p>The client will assess and document risks arising from the project’s use of government security personnel deployed to provide security servic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3" calcext:value-type="float">
            <text:p>13</text:p>
          </table:table-cell>
          <table:table-cell table:style-name="ce1" office:value-type="string" calcext:value-type="string">
            <text:p>|</text:p>
          </table:table-cell>
          <table:table-cell table:style-name="ce61" office:value-type="string" calcext:value-type="string">
            <text:p>The client will seek to ensure that security personnel will act in a manner consistent with paragraph 12 above, and encourage the relevant public authorities to disclose the security arrangements for the client’s facilities to the public, subject to overriding security concern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39">
          <table:table-cell table:number-columns-repeated="2"/>
          <table:table-cell table:style-name="ce1" office:value-type="string" calcext:value-type="string">
            <text:p>|</text:p>
          </table:table-cell>
          <table:table-cell table:style-name="ce8" office:value-type="string" calcext:value-type="string">
            <text:p>PS4</text:p>
          </table:table-cell>
          <table:table-cell table:style-name="ce1" office:value-type="string" calcext:value-type="string">
            <text:p>|</text:p>
          </table:table-cell>
          <table:table-cell table:style-name="ce61" office:value-type="string" calcext:value-type="string">
            <text:p>Requirements &gt; Security Personnel</text:p>
          </table:table-cell>
          <table:table-cell table:style-name="ce1" office:value-type="string" calcext:value-type="string">
            <text:p>|</text:p>
          </table:table-cell>
          <table:table-cell table:style-name="ce63" office:value-type="float" office:value="3" calcext:value-type="float">
            <text:p>3</text:p>
          </table:table-cell>
          <table:table-cell table:style-name="ce1" office:value-type="string" calcext:value-type="string">
            <text:p>|</text:p>
          </table:table-cell>
          <table:table-cell table:style-name="ce63" office:value-type="float" office:value="14" calcext:value-type="float">
            <text:p>14</text:p>
          </table:table-cell>
          <table:table-cell table:style-name="ce1" office:value-type="string" calcext:value-type="string">
            <text:p>|</text:p>
          </table:table-cell>
          <table:table-cell table:style-name="ce61" office:value-type="string" calcext:value-type="string">
            <text:p>The client will consider and, where appropriate, investigate all allegations of unlawful or abusive acts of security personnel, take action (or urge appropriate parties to take action) to prevent recurrence, and report unlawful and abusive acts to public authorities.</text:p>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text:p>
          </table:table-cell>
          <table:table-cell table:number-columns-repeated="997"/>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22">
          <table:table-cell table:style-name="ce3" table:number-columns-repeated="3"/>
          <table:table-cell table:style-name="ce3" office:value-type="string" calcext:value-type="string">
            <text:p>&lt;/div&gt;</text:p>
          </table:table-cell>
          <table:table-cell table:style-name="Default" table:number-columns-repeated="3"/>
          <table:table-cell table:style-name="ce20" table:number-columns-repeated="3"/>
          <table:table-cell table:style-name="Default"/>
          <table:table-cell table:style-name="ce20" table:number-columns-repeated="2"/>
          <table:table-cell table:style-name="ce42"/>
          <table:table-cell table:style-name="ce20" table:number-columns-repeated="2"/>
          <table:table-cell table:style-name="ce45"/>
          <table:table-cell table:style-name="ce20" table:number-columns-repeated="2"/>
          <table:table-cell table:style-name="ce45"/>
          <table:table-cell table:style-name="ce20" table:number-columns-repeated="2"/>
          <table:table-cell table:style-name="Default"/>
          <table:table-cell table:style-name="ce20" table:number-columns-repeated="2"/>
          <table:table-cell table:style-name="Default"/>
          <table:table-cell table:style-name="ce20"/>
          <table:table-cell table:style-name="ce3"/>
          <table:table-cell table:style-name="Default" table:number-columns-repeated="996"/>
        </table:table-row>
        <table:table-row table:style-name="ro1" table:number-rows-repeated="2">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ce70"/>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number-columns-repeated="2"/>
          <table:table-cell table:number-columns-repeated="1012"/>
        </table:table-row>
        <table:table-row table:style-name="ro1" table:number-rows-repeated="3">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style-name="Default"/>
          <table:table-cell table:number-columns-repeated="1012"/>
        </table:table-row>
        <table:table-row table:style-name="ro1">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number-columns-repeated="2"/>
          <table:table-cell table:number-columns-repeated="1012"/>
        </table:table-row>
        <table:table-row table:style-name="ro1" table:number-rows-repeated="12">
          <table:table-cell table:number-columns-repeated="3"/>
          <table:table-cell table:style-name="ce8"/>
          <table:table-cell/>
          <table:table-cell table:style-name="ce27" table:number-columns-repeated="2"/>
          <table:table-cell table:style-name="ce64"/>
          <table:table-cell table:style-name="ce27"/>
          <table:table-cell table:style-name="ce64"/>
          <table:table-cell table:style-name="ce27"/>
          <table:table-cell table:number-columns-repeated="1013"/>
        </table:table-row>
        <table:table-row table:style-name="ro1" table:number-rows-repeated="1048489">
          <table:table-cell table:number-columns-repeated="1024"/>
        </table:table-row>
        <table:table-row table:style-name="ro1">
          <table:table-cell table:number-columns-repeated="1024"/>
        </table:table-row>
      </table:table>
      <table:table table:name="PS5" table:style-name="ta3">
        <office:forms form:automatic-focus="false" form:apply-design-mode="false"/>
        <table:table-column table:style-name="co20" table:default-cell-style-name="ce3"/>
        <table:table-column table:style-name="co21" table:default-cell-style-name="ce77"/>
        <table:table-column table:style-name="co22" table:default-cell-style-name="ce77"/>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3" table:number-columns-repeated="1015" table:default-cell-style-name="ce3"/>
        <table:table-row table:style-name="ro40">
          <table:table-cell/>
          <table:table-cell table:style-name="Default" table:number-columns-repeated="11"/>
          <table:table-cell table:number-columns-repeated="1012"/>
        </table:table-row>
        <table:table-row table:style-name="ro41">
          <table:table-cell/>
          <table:table-cell table:style-name="ce72"/>
          <table:table-cell table:style-name="ce78" table:number-columns-repeated="2"/>
          <table:table-cell table:style-name="ce88" office:value-type="string" calcext:value-type="string" table:number-columns-spanned="1" table:number-rows-spanned="2">
            <text:p>IFC Provision</text:p>
          </table:table-cell>
          <table:table-cell table:style-name="ce98" office:value-type="string" calcext:value-type="string" table:number-columns-spanned="1" table:number-rows-spanned="2">
            <text:p>M&amp;E Question Format</text:p>
          </table:table-cell>
          <table:table-cell table:style-name="ce105" office:value-type="string" calcext:value-type="string">
            <text:p>Compliance Assessment</text:p>
          </table:table-cell>
          <table:table-cell table:style-name="ce111" office:value-type="string" calcext:value-type="string" table:number-columns-spanned="1" table:number-rows-spanned="2">
            <text:p>Notes / Supporting Evidence</text:p>
          </table:table-cell>
          <table:table-cell table:style-name="ce111" office:value-type="string" calcext:value-type="string" table:number-columns-spanned="1" table:number-rows-spanned="2">
            <text:p>Recommendations/Remedial Actions</text:p>
          </table:table-cell>
          <table:table-cell table:style-name="Default" table:number-columns-repeated="3"/>
          <table:table-cell table:number-columns-repeated="1012"/>
        </table:table-row>
        <table:table-row table:style-name="ro42">
          <table:table-cell/>
          <table:table-cell table:style-name="ce73" office:value-type="string" calcext:value-type="string">
            <text:p>performance standard</text:p>
          </table:table-cell>
          <table:table-cell table:style-name="ce79" office:value-type="string" calcext:value-type="string">
            <text:p>section</text:p>
          </table:table-cell>
          <table:table-cell table:style-name="ce79" office:value-type="string" calcext:value-type="string">
            <text:p>paragraph</text:p>
          </table:table-cell>
          <table:covered-table-cell table:style-name="ce89"/>
          <table:covered-table-cell table:style-name="ce99"/>
          <table:table-cell table:style-name="ce106" office:value-type="string" calcext:value-type="string">
            <text:p>y/n</text:p>
          </table:table-cell>
          <table:covered-table-cell table:number-columns-repeated="2" table:style-name="ce112"/>
          <table:table-cell table:style-name="Default"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void, and when avoidance is not possible, minimize displacement by exploring alternative project designs.</text:p>
          </table:table-cell>
          <table:table-cell table:style-name="ce100" office:value-type="string" calcext:value-type="string">
            <text:p>Does the project adequately ensure avoidance or minimization of displacement, and have alternative project designs been considered to this effect?</text:p>
          </table:table-cell>
          <table:table-cell table:style-name="ce107"/>
          <table:table-cell table:style-name="ce113" table:number-columns-repeated="2"/>
          <table:table-cell table:style-name="ce45" table:number-columns-repeated="3"/>
          <table:table-cell table:number-columns-repeated="1012"/>
        </table:table-row>
        <table:table-row table:style-name="ro44">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void forced eviction.</text:p>
          </table:table-cell>
          <table:table-cell table:style-name="ce100" office:value-type="string" calcext:value-type="string">
            <text:p>Have forced evictions resulting from the project been avoided?</text:p>
          </table:table-cell>
          <table:table-cell table:style-name="ce107"/>
          <table:table-cell table:style-name="ce113"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0" office:value-type="string" calcext:value-type="string">
            <text:p>To anticipate and avoid, or where avoidance is not possible, minimize adverse social and economic impacts from land acquisition or restrictions on land use by</text:p>
          </table:table-cell>
          <table:table-cell table:style-name="ce100" office:value-type="string" calcext:value-type="string">
            <text:p>Are adverse social and economic impacts anticipated and avoided by attending to the <text:s/>points below?</text:p>
          </table:table-cell>
          <table:table-cell table:style-name="ce107"/>
          <table:table-cell table:style-name="ce113" table:number-columns-repeated="2"/>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i) providing compensation for loss of assets at replacement cost [4]</text:p>
            <text:p>and</text:p>
          </table:table-cell>
          <table:table-cell table:style-name="ce101" office:value-type="string" calcext:value-type="string">
            <text:p><text:s/>* <text:s/>providing compensation for loss of assets at replacement cost ?</text:p>
          </table:table-cell>
          <table:table-cell table:style-name="ce107"/>
          <table:table-cell table:style-name="ce113" table:number-columns-repeated="2"/>
          <table:table-cell table:style-name="ce45" table:number-columns-repeated="3"/>
          <table:table-cell table:number-columns-repeated="1012"/>
        </table:table-row>
        <table:table-row table:style-name="ro46">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4] Replacement cost is defined as the market value of the assets plus transaction costs. In applying this method of valuation, depreciation of structures and assets should not be taken into account. Market value is defined as the value required to allow Affected Communities and persons to replace lost assets with assets of similar value. The valuation method for determining replacement cost should be documented and included in applicable Resettlement and/or Livelihood Restoration plans (see paragraphs 18 and 25).</text:p>
          </table:table-cell>
          <table:table-cell table:style-name="ce101" office:value-type="string" calcext:value-type="string">
            <text:p>n/a</text:p>
          </table:table-cell>
          <table:table-cell table:style-name="ce107"/>
          <table:table-cell table:style-name="ce113"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1" office:value-type="string" calcext:value-type="string">
            <text:p>(ii) ensuring that resettlement activities are implemented with appropriate disclosure of information, consultation, and the informed participation of those affected.</text:p>
          </table:table-cell>
          <table:table-cell table:style-name="ce101" office:value-type="string" calcext:value-type="string">
            <text:p><text:s/>* <text:s/>ensuring that resettlement activities are implemented with appropriate disclosure of information, consultation, and the informed participation of those affected ?</text:p>
          </table:table-cell>
          <table:table-cell table:style-name="ce107"/>
          <table:table-cell table:style-name="ce113" table:number-columns-repeated="2"/>
          <table:table-cell table:style-name="ce45" table:number-columns-repeated="3"/>
          <table:table-cell table:number-columns-repeated="1012"/>
        </table:table-row>
        <table:table-row table:style-name="ro47">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To improve, or restore, the livelihoods and standards of living of displaced persons.</text:p>
          </table:table-cell>
          <table:table-cell table:style-name="ce102" office:value-type="string" calcext:value-type="string">
            <text:p>Does the project ensure the improvement or restoration of the livelihoods and standards of living of displaced person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To improve living conditions among physically displaced persons through the provision of adequate housing with security of tenure [5]</text:p>
            <text:p>at resettlement sites.</text:p>
          </table:table-cell>
          <table:table-cell table:style-name="ce102" office:value-type="string" calcext:value-type="string">
            <text:p>Are the living conditions of physically displaced persons improved through adequate housing provisions with security of tenure at resettlement site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Objectives</text:p>
          </table:table-cell>
          <table:table-cell table:style-name="ce83" office:value-type="string" calcext:value-type="string">
            <text:p>*</text:p>
          </table:table-cell>
          <table:table-cell table:style-name="ce92" office:value-type="string" calcext:value-type="string">
            <text:p>[5] Security of tenure means that resettled individuals or communities are resettled to a site that they can legally occupy and where they are protected from the risk of eviction.</text:p>
          </table:table-cell>
          <table:table-cell table:style-name="ce102" office:value-type="string" calcext:value-type="string">
            <text:p>n/a</text:p>
          </table:table-cell>
          <table:table-cell table:style-name="ce83"/>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4" calcext:value-type="float">
            <text:p>4</text:p>
          </table:table-cell>
          <table:table-cell table:style-name="ce92" office:value-type="string" calcext:value-type="string">
            <text:p>The applicability of this Performance Standard is established during the environmental and social risks and impacts identification process.</text:p>
          </table:table-cell>
          <table:table-cell table:style-name="ce102" office:value-type="string" calcext:value-type="string">
            <text:p>n/a</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4" calcext:value-type="float">
            <text:p>4</text:p>
          </table:table-cell>
          <table:table-cell table:style-name="ce92"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100" office:value-type="string" calcext:value-type="string">
            <text:p>Does the project have an Environmental and Social Management System that implement actions that meet the requirement of the Performance Standard?</text:p>
          </table:table-cell>
          <table:table-cell table:style-name="ce83"/>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2" office:value-type="string" calcext:value-type="string">
            <text:p>This Performance Standard applies to physical and/or economic displacement resulting from the following types of land-related transactions:</text:p>
          </table:table-cell>
          <table:table-cell table:style-name="ce100" office:value-type="string" calcext:value-type="string">
            <text:p>Has the project resulted in physical and/or economic displacement from any of the land-related transactions listed below?</text:p>
          </table:table-cell>
          <table:table-cell table:style-name="ce83"/>
          <table:table-cell table:style-name="ce102"/>
          <table:table-cell table:style-name="ce115"/>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Land rights or land use rights acquired through expropriation or other compulsory procedures in accordance with the legal system of the host country;</text:p>
          </table:table-cell>
          <table:table-cell table:style-name="ce93" office:value-type="string" calcext:value-type="string">
            <text:p>* Land rights or land use rights acquired through expropriation or other compulsory procedures in accordance with the legal system of the host country?</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Land rights or land use rights acquired through negotiated settlements with property owners or those with legal rights to the land if failure to reach settlement would have resulted in expropriation or other compulsory procedures; [6]</text:p>
          </table:table-cell>
          <table:table-cell table:style-name="ce93" office:value-type="string" calcext:value-type="string">
            <text:p>* Land rights or land use rights acquired through negotiated settlements with property owners or those with legal rights to the land if failure to reach settlement would have resulted in expropriation or other compulsory procedures?</text:p>
          </table:table-cell>
          <table:table-cell table:style-name="ce83"/>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6] This also applies to customary or traditional rights recognized or recognizable under the laws of the host country. The negotiations may be carried out by the government or by the company (in some circumstances, as an agent of the government).</text:p>
          </table:table-cell>
          <table:table-cell table:style-name="ce103" office:value-type="string" calcext:value-type="string">
            <text:p>n/a</text:p>
          </table:table-cell>
          <table:table-cell table:style-name="ce83"/>
          <table:table-cell table:style-name="ce114"/>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Project situations where involuntary restrictions on land use and access to natural resources cause a community or groups within a community to lose access to resource usage where they have traditional or recognizable usage rights; [7]</text:p>
          </table:table-cell>
          <table:table-cell table:style-name="ce93" office:value-type="string" calcext:value-type="string">
            <text:p>* Project situations where involuntary restrictions on land use and access to natural resources cause a community or groups within a community to lose access to resource usage where they have traditional or recognizable usage rights?</text:p>
          </table:table-cell>
          <table:table-cell table:style-name="ce83"/>
          <table:table-cell table:style-name="ce102"/>
          <table:table-cell table:style-name="ce115"/>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7] In such situations, affected persons frequently do not have formal ownership. This may include freshwater and marine environments. This Performance Standard may also apply when project-related biodiversity areas or legally designated buffer zones are established but not acquired by the client.</text:p>
          </table:table-cell>
          <table:table-cell table:style-name="ce103" office:value-type="string" calcext:value-type="string">
            <text:p>n/a</text:p>
          </table:table-cell>
          <table:table-cell table:style-name="ce108"/>
          <table:table-cell table:style-name="ce102"/>
          <table:table-cell table:style-name="ce115"/>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Certain project situations requiring evictions of people occupying land without formal, traditional, or recognizable usage rights; [8] or</text:p>
          </table:table-cell>
          <table:table-cell table:style-name="ce93" office:value-type="string" calcext:value-type="string">
            <text:p>* Situations requiring evictions of people occupying land without formal, traditional, or recognizable usage rights?</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8] While some people do not have rights over the land they occupy, this Performance Standard requires that non-land assets be retained, replaced, or compensated for; relocation take place with security of tenure; and lost livelihoods be restored.</text:p>
          </table:table-cell>
          <table:table-cell table:style-name="ce103" office:value-type="string" calcext:value-type="string">
            <text:p>n/a</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 Restriction on access to land or use of other resources including communal property and natural resources such as marine and aquatic resources, timber and non-timber forest products, freshwater, medicinal plants, hunting and gathering grounds and grazing and cropping areas. [9]</text:p>
          </table:table-cell>
          <table:table-cell table:style-name="ce93" office:value-type="string" calcext:value-type="string">
            <text:p>* Restriction on access to land or use of other resources including communal property and natural resources such as marine and aquatic resources, timber and non-timber forest products, freshwater, medicinal plants, hunting and gathering grounds and grazing and cropping area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5" calcext:value-type="float">
            <text:p>5</text:p>
          </table:table-cell>
          <table:table-cell table:style-name="ce93" office:value-type="string" calcext:value-type="string">
            <text:p>[9] Natural resource assets referred to in this Performance Standard are equivalent to ecosystem provisioning services as described in Performance Standard 6.</text:p>
          </table:table-cell>
          <table:table-cell table:style-name="ce103" office:value-type="string" calcext:value-type="string">
            <text:p>n/a</text:p>
          </table:table-cell>
          <table:table-cell table:style-name="ce108"/>
          <table:table-cell table:style-name="ce115" table:number-columns-repeated="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This Performance Standard does not apply to resettlement resulting from voluntary land transactions (i.e., market transactions in which the seller is not obliged to sell and the buyer cannot resort to expropriation or other compulsory procedures sanctioned by the legal system of the host country if negotiations fail).</text:p>
          </table:table-cell>
          <table:table-cell table:style-name="ce102" office:value-type="string" calcext:value-type="string">
            <text:p>Were land transactions voluntary (i.e., market transactions in which the seller is not obliged to sell and the buyer cannot resort to expropriation or other compulsory procedures sanctioned by the legal system of the host country if negotiations fail)?</text:p>
          </table:table-cell>
          <table:table-cell table:style-name="ce108"/>
          <table:table-cell table:style-name="ce102" table:number-columns-repeated="2"/>
          <table:table-cell table:style-name="ce45" table:number-columns-repeated="3"/>
          <table:table-cell table:number-columns-repeated="1012"/>
        </table:table-row>
        <table:table-row table:style-name="ro43">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It also does not apply to impacts on livelihoods where the project is not changing the land use of the affected groups or communities. [10]</text:p>
          </table:table-cell>
          <table:table-cell table:style-name="ce92" office:value-type="string" calcext:value-type="string">
            <text:p><text:s/>Is the project is not changing iducing changes to the land use of the affected groups or communities?</text:p>
          </table:table-cell>
          <table:table-cell table:style-name="ce108"/>
          <table:table-cell table:style-name="ce102" table:number-columns-repeated="2"/>
          <table:table-cell table:style-name="ce45" table:number-columns-repeated="3"/>
          <table:table-cell table:number-columns-repeated="1012"/>
        </table:table-row>
        <table:table-row table:style-name="ro45">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6" calcext:value-type="float">
            <text:p>6</text:p>
          </table:table-cell>
          <table:table-cell table:style-name="ce92" office:value-type="string" calcext:value-type="string">
            <text:p>[10] More generalized impacts on communities or groups of people are covered in Performance Standard 1. For example, disruption of access to mineral deposits by artisanal miners is covered by Performance Standard 1.</text:p>
          </table:table-cell>
          <table:table-cell table:style-name="ce102" office:value-type="string" calcext:value-type="string">
            <text:p>n/a</text:p>
          </table:table-cell>
          <table:table-cell table:style-name="ce108"/>
          <table:table-cell table:style-name="ce102" table:number-columns-repeated="2"/>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Scope of Application</text:p>
          </table:table-cell>
          <table:table-cell table:style-name="ce84" office:value-type="float" office:value="7" calcext:value-type="float">
            <text:p>7</text:p>
          </table:table-cell>
          <table:table-cell table:style-name="ce92" office:value-type="string" calcext:value-type="string">
            <text:p>Where project impacts on land, assets, or access to assets become significantly adverse at any stage of the project, the client should consider applying requirements of this Performance Standard, even where no land acquisition or land use restriction is involved.</text:p>
          </table:table-cell>
          <table:table-cell table:style-name="ce102" office:value-type="string" calcext:value-type="string">
            <text:p>In cases where significantly adverse social and envoronmental impacts are estiamated to result from project operations, has the project considered possible means for applcation of the requirements of the Performance Standards (even where no land acquisition or land use restriction is involved)?</text:p>
          </table:table-cell>
          <table:table-cell table:style-name="ce108"/>
          <table:table-cell table:style-name="ce102"/>
          <table:table-cell table:style-name="ce115"/>
          <table:table-cell table:style-name="ce45" table:number-columns-repeated="3"/>
          <table:table-cell table:number-columns-repeated="1012"/>
        </table:table-row>
        <table:table-row table:style-name="ro48">
          <table:table-cell/>
          <table:table-cell table:style-name="ce74" office:value-type="string" calcext:value-type="string">
            <text:p>PS5</text:p>
          </table:table-cell>
          <table:table-cell table:style-name="ce80" office:value-type="string" calcext:value-type="string">
            <text:p>Requirements</text:p>
            <text:p>&gt; General</text:p>
            <text:p>&gt; Project Design</text:p>
            <text:p/>
          </table:table-cell>
          <table:table-cell table:style-name="ce84" office:value-type="float" office:value="8" calcext:value-type="float">
            <text:p>8</text:p>
          </table:table-cell>
          <table:table-cell table:style-name="ce92" office:value-type="string" calcext:value-type="string">
            <text:p>The client will consider feasible alternative project designs to avoid or minimize physical and/or economic displacement, while balancing environmental, social, and financial costs and benefits, paying particular attention to impacts on the poor and vulnerable.</text:p>
          </table:table-cell>
          <table:table-cell table:style-name="ce102" office:value-type="string" calcext:value-type="string">
            <text:p>Has the client considered alternative project designs to avoid or minimize physical and/or economic displacement? If so, have these designs been balanced in terms of environmental, social and financial costs and benefits, and were impacts on the poor and vulnerable adequately considered?</text:p>
          </table:table-cell>
          <table:table-cell table:style-name="ce108"/>
          <table:table-cell table:style-name="ce100"/>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When displacement cannot be avoided, the client will offer displaced communities and persons compensation for loss of assets at full replacement cost and other assistance [11] to help them improve or restore their standards of living or livelihoods, as provided in this Performance Standard.</text:p>
          </table:table-cell>
          <table:table-cell table:style-name="ce100" office:value-type="string" calcext:value-type="string">
            <text:p>In cases where displacement was unavoidable, did <text:s/>the client offer compensation and developmental assitance?</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1] As described in paragraphs 19 and 26.</text:p>
          </table:table-cell>
          <table:table-cell table:style-name="ce100" office:value-type="string" calcext:value-type="string">
            <text:p>n/a</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Compensation standards will be transparent and applied consistently to all communities and persons affected by the displacement.</text:p>
          </table:table-cell>
          <table:table-cell table:style-name="ce102" office:value-type="string" calcext:value-type="string">
            <text:p>Are compensation payments to <text:s/>communities and persons affected by displacement provided in a consistent and transparent manner?</text:p>
          </table:table-cell>
          <table:table-cell table:style-name="ce108"/>
          <table:table-cell table:style-name="ce102"/>
          <table:table-cell table:style-name="ce115"/>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Where livelihoods of displaced persons are land-based, [12] or where </text:p>
            <text:p>land is collectively owned, the client will, where feasible, [13] offer the displaced land-based compensation.</text:p>
          </table:table-cell>
          <table:table-cell table:style-name="ce102" office:value-type="string" calcext:value-type="string">
            <text:p>Where livelihoods of displaced persons are land-based, or where </text:p>
            <text:p>land is collectively owned, does thhe client offer land-based compensation in cases where the livelihoods of displaced persons are land-based?</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2] The term “land-based” includes livelihood activities such as subsistence cropping and grazing of livestock as well as the harvesting of natural resources.</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3] Refer to paragraph 26 of this Performance Standard for further requirements.</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The client will take possession of acquired land and related assets only after compensation has been made available [14] and, where applicable, resettlement sites and moving allowances have been provided to the displaced persons in addition to compensation. [15]</text:p>
          </table:table-cell>
          <table:table-cell table:style-name="ce102" office:value-type="string" calcext:value-type="string">
            <text:p>Did the client <text:s/>take possession of acquired land and related assets only after having provided compensation and moving allowances to the displaced persons before taking possession of acquired land?</text:p>
          </table:table-cell>
          <table:table-cell table:style-name="ce108"/>
          <table:table-cell table:style-name="ce116" table:number-columns-repeated="2"/>
          <table:table-cell table:style-name="ce45" table:number-columns-repeated="3"/>
          <table:table-cell table:number-columns-repeated="1012"/>
        </table:table-row>
        <table:table-row table:style-name="ro51">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4] In certain cases it may not be feasible to pay compensation to all those affected before taking possession of the land, for example when the ownership of the land in question is in dispute. Such circumstances shall be identified and agreed on a case-by-case basis, and compensation funds shall be made available for example through deposit into an escrow account before displacement takes place.</text:p>
          </table:table-cell>
          <table:table-cell table:style-name="ce102" office:value-type="string" calcext:value-type="string">
            <text:p>n/a</text:p>
          </table:table-cell>
          <table:table-cell table:style-name="ce108"/>
          <table:table-cell table:style-name="ce116" table:number-columns-repeated="2"/>
          <table:table-cell table:style-name="ce45" table:number-columns-repeated="3"/>
          <table:table-cell table:number-columns-repeated="1012"/>
        </table:table-row>
        <table:table-row table:style-name="ro52">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15] Unless government-managed resettlement is involved and where the client has no direct influence over the timing of compensation payments. Such cases should be handled in accordance with paragraphs 27–29 of this Performance Standard. Staggered compensation payments may be made where one-off cash payments would demonstrably undermine social and/or resettlement objectives, or where there are ongoing impacts to livelihood activities.</text:p>
          </table:table-cell>
          <table:table-cell table:style-name="ce102" office:value-type="string" calcext:value-type="string">
            <text:p>In cases where government-managed resettlement is involved and the client has no direct influence over the timing of compensation payments, did the client verify that the resettlement was being handled according to paragraphs 27–29 of this Performance Standard?</text:p>
          </table:table-cell>
          <table:table-cell table:style-name="ce83"/>
          <table:table-cell table:style-name="ce116" table:number-columns-repeated="2"/>
          <table:table-cell table:style-name="ce45" table:number-columns-repeated="3"/>
          <table:table-cell table:number-columns-repeated="1012"/>
        </table:table-row>
        <table:table-row table:style-name="ro50">
          <table:table-cell/>
          <table:table-cell table:style-name="ce74" office:value-type="string" calcext:value-type="string">
            <text:p>PS5</text:p>
          </table:table-cell>
          <table:table-cell table:style-name="ce80" office:value-type="string" calcext:value-type="string">
            <text:p>Requirements</text:p>
            <text:p>&gt; General</text:p>
            <text:p>&gt; Compensation and Benefits for Displaced Persons</text:p>
            <text:p/>
          </table:table-cell>
          <table:table-cell table:style-name="ce84" office:value-type="float" office:value="9" calcext:value-type="float">
            <text:p>9</text:p>
          </table:table-cell>
          <table:table-cell table:style-name="ce92" office:value-type="string" calcext:value-type="string">
            <text:p>The client will also provide opportunities to displaced communities and persons to derive appropriate development benefits from the project.</text:p>
          </table:table-cell>
          <table:table-cell table:style-name="ce102" office:value-type="string" calcext:value-type="string">
            <text:p>Does the client provide displaced communities and persons with adequate benefits-sharing opportunities?</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The client will engage with Affected Communities, including host communities, through the process of stakeholder engagement described in Performance Standard 1.</text:p>
          </table:table-cell>
          <table:table-cell table:style-name="ce100" office:value-type="string" calcext:value-type="string">
            <text:p>Does the project employ a process of stakeholder engagement in compliance with Performance Standard 1? If so, is this process utilized in engagement with Affected Communities in a culturally-appropriate manner?</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Decision-making processes related to resettlement and livelihood restoration should include options and alternatives, where applicable.</text:p>
          </table:table-cell>
          <table:table-cell table:style-name="ce100" office:value-type="string" calcext:value-type="string">
            <text:p>Did decision-making processes related to resettlement and livelihood restoration include evaluation of options and alternatives, where applicable?</text:p>
          </table:table-cell>
          <table:table-cell table:style-name="ce108"/>
          <table:table-cell table:style-name="ce116" table:number-columns-repeated="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Disclosure of relevant information and participation of Affected Communities and persons will continue during the planning, implementation, monitoring, and evaluation of compensation payments, livelihood restoration activities, and resettlement to achieve outcomes that are consistent with the objectives of this Performance Standard. [16]</text:p>
          </table:table-cell>
          <table:table-cell table:style-name="ce92" office:value-type="string" calcext:value-type="string">
            <text:p>Has the disclosure of relevant information and the participation of Affected Communities and persons been continue throughout the planning, implementation, monitoring, and evaluation of compensation payments, livelihood restoration activities, and resettlement process?</text:p>
          </table:table-cell>
          <table:table-cell table:style-name="ce108"/>
          <table:table-cell table:style-name="ce116" table:number-columns-repeated="2"/>
          <table:table-cell table:style-name="ce45" table:number-columns-repeated="3"/>
          <table:table-cell table:number-columns-repeated="1012"/>
        </table:table-row>
        <table:table-row table:style-name="ro52">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16] The consultation process should ensure that women’s perspectives are obtained and their interests factored into all aspects of resettlement planning and implementation. Addressing livelihood impacts may require intra-household analysis in cases where women’s and men’s livelihoods are affected differently. Women’s and men’s preferences in terms of compensation mechanisms, such as compensation in kind rather than in cash, should be explored. </text:p>
          </table:table-cell>
          <table:table-cell table:style-name="ce100" office:value-type="string" calcext:value-type="string">
            <text:p>Does the project adequately ensure that perspectives of women are considered in the consultation process? </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General</text:p>
            <text:p>&gt; Community Engagement</text:p>
            <text:p/>
          </table:table-cell>
          <table:table-cell table:style-name="ce84" office:value-type="float" office:value="10" calcext:value-type="float">
            <text:p>10</text:p>
          </table:table-cell>
          <table:table-cell table:style-name="ce92" office:value-type="string" calcext:value-type="string">
            <text:p>Additional provisions apply to consultations with Indigenous Peoples, in accordance with Performance Standard 7.</text:p>
          </table:table-cell>
          <table:table-cell table:style-name="ce102" office:value-type="string" calcext:value-type="string">
            <text:p>Where applicable, are consultations with Indigenous Peoples consistent with the requirements of Performance Standard 7?</text:p>
          </table:table-cell>
          <table:table-cell table:style-name="ce83"/>
          <table:table-cell table:style-name="ce116" table:number-columns-repeated="2"/>
          <table:table-cell table:style-name="ce45" table:number-columns-repeated="3"/>
          <table:table-cell table:number-columns-repeated="1012"/>
        </table:table-row>
        <table:table-row table:style-name="ro51">
          <table:table-cell/>
          <table:table-cell table:style-name="ce74" office:value-type="string" calcext:value-type="string">
            <text:p>PS5</text:p>
          </table:table-cell>
          <table:table-cell table:style-name="ce80" office:value-type="string" calcext:value-type="string">
            <text:p>Requirements</text:p>
            <text:p>&gt; General</text:p>
            <text:p>&gt; Grievance Mechanism</text:p>
            <text:p/>
          </table:table-cell>
          <table:table-cell table:style-name="ce84" office:value-type="float" office:value="11" calcext:value-type="float">
            <text:p>11</text:p>
          </table:table-cell>
          <table:table-cell table:style-name="ce92" office:value-type="string" calcext:value-type="string">
            <text:p>The client will establish a grievance mechanism consistent with Performance Standard 1 as early as possible in the project development phase. This will allow the client to receive and address specific concerns about compensation and relocation raised by displaced persons or members of host communities in a timely fashion, including a recourse mechanism designed to resolve disputes in an impartial manner.</text:p>
          </table:table-cell>
          <table:table-cell table:style-name="ce102" office:value-type="string" calcext:value-type="string">
            <text:p>Has the project established a grievance mechanism that meets the requirements of Performance Standard 1 [i.e., one allowing the client to receive and address specific concerns about compensation and relocation raised by displaced persons or members of host communities in a timely fashion, including a recourse mechanism designed to resolve disputes in an impartial manner]?</text:p>
          </table:table-cell>
          <table:table-cell table:style-name="ce83"/>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Where involuntary resettlement is unavoidable, either as a result of a negotiated settlement or expropriation, a census will be carried out to collect appropriate socio-economic baseline data to identify the persons who will be displaced by the project, determine who will be eligible for compensation and assistance, [17] and discourage ineligible persons, such as opportunistic settlers, from claiming benefits.</text:p>
          </table:table-cell>
          <table:table-cell table:style-name="ce102" office:value-type="string" calcext:value-type="string">
            <text:p>Where involuntary resettlement is unavoidable, has the project utilized a census to collect <text:s/>socio-economic baseline data appropriate to (i) identify persons affected by unavoidable involuntary resettlement; (ii) determine eligibility for compensation and assistance; and (iii) discourage ineligible persons from claiming benefits?</text:p>
          </table:table-cell>
          <table:table-cell table:style-name="ce108"/>
          <table:table-cell table:style-name="ce116" table:number-columns-repeated="2"/>
          <table:table-cell table:style-name="ce45" table:number-columns-repeated="3"/>
          <table:table-cell table:number-columns-repeated="1012"/>
        </table:table-row>
        <table:table-row table:style-name="ro46">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17] Documentation of ownership or occupancy and compensation arrangements should be issued in the names of both spouses or heads of households, and other resettlement assistance, such as skills training, access to credit, and job opportunities, should be equally available to women and adapted to their needs. Where national law and tenure systems do not recognize the rights of women to hold or contract in property, measures should be considered to provide women as much protection as possible with the objective to achieve equity with men.</text:p>
          </table:table-cell>
          <table:table-cell table:style-name="ce102" office:value-type="string" calcext:value-type="string">
            <text:p>Has the project treated women in a manner equitable to that of men, including by ensuring that documentation of ownership or occupancy and compensation arrangements are <text:s/>issued in the names of both spouses or heads of households? <text:s/>Are other forms of resettlement assistance, such as skills training, access to credit, and job opportunities, equally available to women and adapted to their needs? Where national law and tenure systems do not recognize the rights of women to hold or contract in property, are measures in place to provide women as much protection as possible with the objective to achieve equity with men?</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2" calcext:value-type="float">
            <text:p>12</text:p>
          </table:table-cell>
          <table:table-cell table:style-name="ce92" office:value-type="string" calcext:value-type="string">
            <text:p>In the absence of host government procedures, the client will establish a cut-off date for eligibility. Information regarding the cut-off date will be well documented and disseminated throughout the project area.</text:p>
          </table:table-cell>
          <table:table-cell table:style-name="ce102" office:value-type="string" calcext:value-type="string">
            <text:p>Where host government procedures are absent, has the client established a cut-off date for eligibility for compensation and assistance? If so, has the information about it been adequately documented and disseminated across the project are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3" calcext:value-type="float">
            <text:p>13</text:p>
          </table:table-cell>
          <table:table-cell table:style-name="ce92" office:value-type="string" calcext:value-type="string">
            <text:p>In cases where affected persons reject compensation offers that meet the requirements of this Performance Standard and, as a result, expropriation or other legal procedures are initiated, the client will explore opportunities to collaborate with the responsible government agency, and, if permitted by the agency, play an active role in resettlement planning, implementation, and monitoring(see paragraphs 30–32).</text:p>
          </table:table-cell>
          <table:table-cell table:style-name="ce102" office:value-type="string" calcext:value-type="string">
            <text:p>In cases where affected persons reject compensation offers that meet the requirements of this Performance Standard and, as a result, expropriation or other legal procedures are initiated, has the client explored opportunities to collaborate with the relevant government agencies in a joint process of resettlement planning? </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The client will establish procedures to monitor and evaluate the implementation of a Resettlement Action Plan or Livelihood Restoration Plan (see paragraphs 19 and 25) and take corrective action as necessary. The extent of monitoring activities will be commensurate with the project’s risks and impacts.</text:p>
          </table:table-cell>
          <table:table-cell table:style-name="ce102" office:value-type="string" calcext:value-type="string">
            <text:p>Has the client established <text:s/>procedures to monitor and evaluate the implementation of its Resettlement Action Plan or Livelihood Restoration Plan? If so, do these proceedures include means for applying corrective actions, where necsesary?</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text:s/>The extent of monitoring activities will be commensurate with the project’s risks and impacts.</text:p>
          </table:table-cell>
          <table:table-cell table:style-name="ce102" office:value-type="string" calcext:value-type="string">
            <text:p>Is the extent of project monitoring activities commensurate with the project's risks and impact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For projects with significant involuntary resettlement risks, the client will retain competent resettlement professionals to provide advice on compliance with this Performance Standard and to verify the client’s monitoring information. </text:p>
          </table:table-cell>
          <table:table-cell table:style-name="ce102" office:value-type="string" calcext:value-type="string">
            <text:p>For projects with significant involuntary resettlement risks, is the client retaining resettlement professionals to advice on compliance to verify monitoring dat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4" calcext:value-type="float">
            <text:p>14</text:p>
          </table:table-cell>
          <table:table-cell table:style-name="ce92" office:value-type="string" calcext:value-type="string">
            <text:p>Affected persons will be consulted during the monitoring process.</text:p>
          </table:table-cell>
          <table:table-cell table:style-name="ce102" office:value-type="string" calcext:value-type="string">
            <text:p><text:s/>Are affected persons consulted during the monitoring proces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Implementation of a Resettlement Action Plan or Livelihood Restoration Plan will be considered completed when the adverse impacts of resettlement have been addressed in a manner that is consistent with the relevant plan as well as the objectives of this Performance Standard.</text:p>
          </table:table-cell>
          <table:table-cell table:style-name="ce102" office:value-type="string" calcext:value-type="string">
            <text:p>Has the project addressed all adverse impacts of resettlementin accordance with the Performance Standard?</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It may be necessary for the client to commission an external completion audit of the Resettlement Action Plan or Livelihood Restoration Plan to assess whether the provisions have been met, depending on the scale and/or complexity of physical and economic displacement associated with a project.</text:p>
          </table:table-cell>
          <table:table-cell table:style-name="ce102" office:value-type="string" calcext:value-type="string">
            <text:p>Has the project commissioned an external completion audit by competent resettlement professionals of the Resettlement Action Plan or Livelihood Restoration Plan? If so, has it appropriately assessed whether provisions have been met?</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should be undertaken once all mitigation measures have been substantially completed and once displaced persons are deemed to have been provided adequate opportunity and assistance to sustainably restore their livelihoods.</text:p>
          </table:table-cell>
          <table:table-cell table:style-name="ce102" office:value-type="string" calcext:value-type="string">
            <text:p>If an external completion audit has been employed, was it undertaking after the subtantial completion of mitigation measures?</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will be undertaken by competent resettlement professionals once the agreed monitoring period is concluded.</text:p>
          </table:table-cell>
          <table:table-cell table:style-name="ce102" office:value-type="string" calcext:value-type="string">
            <text:p>***</text:p>
          </table:table-cell>
          <table:table-cell table:style-name="ce108"/>
          <table:table-cell table:style-name="ce116" table:number-columns-repeated="2"/>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The completion audit will include, at a minimum, a review of the totality of mitigation measures implemented by the Client, a comparison of implementation outcomes against agreed objectives, and a conclusion as to whether the monitoring process can be ended. [18]</text:p>
          </table:table-cell>
          <table:table-cell table:style-name="ce102" office:value-type="string" calcext:value-type="string">
            <text:p>If an external completion audit has been employed, did it include (i) a review of the totality of implemented mitigation measures; (ii) a comparison of outcomes against objectives; (iii) a conclusion as to whether the monitoring process can be ended, and (iv) a Corrective Action Plan, as necessary?</text:p>
          </table:table-cell>
          <table:table-cell table:style-name="ce108"/>
          <table:table-cell table:style-name="ce102" table:number-columns-repeated="2"/>
          <table:table-cell table:style-name="ce45" table:number-columns-repeated="3"/>
          <table:table-cell table:number-columns-repeated="1012"/>
        </table:table-row>
        <table:table-row table:style-name="ro55">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5" calcext:value-type="float">
            <text:p>15</text:p>
          </table:table-cell>
          <table:table-cell table:style-name="ce92" office:value-type="string" calcext:value-type="string">
            <text:p>[18] The completion audit of the Resettlement Action Plan and/or Livelihood Restoration Plan, will be undertaken by external resettlement experts once the agreed monitoring period is concluded, and will involve a more in-depth assessment than regular resettlement monitoring activities, including at a minimum a review of all mitigation measures with respect to the physical and/or economic displacement implemented by the Client, a comparison of implementation outcomes against agreed objectives, a conclusion as to whether the monitoring process can be ended and, where necessary, a Corrective Action Plan listing outstanding actions necessary to met the objectives.</text:p>
          </table:table-cell>
          <table:table-cell table:style-name="ce102" office:value-type="string" calcext:value-type="string">
            <text:p>***</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6" calcext:value-type="float">
            <text:p>16</text:p>
          </table:table-cell>
          <table:table-cell table:style-name="ce92" office:value-type="string" calcext:value-type="string">
            <text:p>Where the exact nature or magnitude of the land acquisition or restrictions on land use related to a project with potential to cause physical and/or economic displacement is unknown due to the stage of project development, the client will develop a Resettlement and/or Livelihood Restoration Framework outlining general principles compatible with this Performance Standard. </text:p>
          </table:table-cell>
          <table:table-cell table:style-name="ce102" office:value-type="string" calcext:value-type="string">
            <text:p>Has the project developed a Resettlement and/or Livelihood Restoration Framework in compliance with the Performance Standard? If so, has the Framework been expanded into a specific Resettlement Action Plan or Livelihood Restoration Plan once the decessary project components were defined?</text:p>
          </table:table-cell>
          <table:table-cell table:style-name="ce108"/>
          <table:table-cell table:style-name="ce102"/>
          <table:table-cell table:style-name="ce116"/>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General</text:p>
            <text:p>&gt; Resettlement and Livelihood Restoration Planning and Implementation</text:p>
            <text:p/>
          </table:table-cell>
          <table:table-cell table:style-name="ce84" office:value-type="float" office:value="16" calcext:value-type="float">
            <text:p>16</text:p>
          </table:table-cell>
          <table:table-cell table:style-name="ce92" office:value-type="string" calcext:value-type="string">
            <text:p>Once the individual project components are defined and the necessary information becomes available, such a framework will be expanded into a specific Resettlement Action Plan or Livelihood Restoration Plan</text:p>
            <text:p>and procedures in accordance with paragraphs 19 and 25 below. </text:p>
          </table:table-cell>
          <table:table-cell table:style-name="ce92" office:value-type="string" calcext:value-type="string">
            <text:p>Did the project expand <text:s/>individual resettlement components <text:s/>into a specific Resettlement Action Plan or Livelihood Restoration Plan in accordance with paragraphs 19 and 25 below?</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Displaced persons may be classified as persons</text:p>
          </table:table-cell>
          <table:table-cell table:style-name="ce102" office:value-type="string" calcext:value-type="string">
            <text:p>Can displaced persons be categories as follow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 who have formal legal rights to the land or assets they occupy or use;</text:p>
          </table:table-cell>
          <table:table-cell table:style-name="ce92" office:value-type="string" calcext:value-type="string">
            <text:p><text:s/>* have formal legal rights to the land or assets they occupy or use?</text:p>
          </table:table-cell>
          <table:table-cell table:style-name="ce108"/>
          <table:table-cell table:style-name="ce115"/>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i) who do not have formal legal rights to land or assets, but have a claim to land that is recognized or recognizable under national law; [19] or</text:p>
          </table:table-cell>
          <table:table-cell table:style-name="ce92" office:value-type="string" calcext:value-type="string">
            <text:p><text:s/>* have a claim to land that is recognized or recognizable under national law (in the absence of formal legal rights to land or assets?</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19] Such claims could be derived from adverse possession or from customary or traditional tenure arrangements.</text:p>
          </table:table-cell>
          <table:table-cell table:style-name="ce92" office:value-type="string" calcext:value-type="string">
            <text:p>n/a</text:p>
          </table:table-cell>
          <table:table-cell table:style-name="ce108"/>
          <table:table-cell table:style-name="ce102"/>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iii) who have no recognizable legal right or claim to the land or assets they occupy or use.</text:p>
          </table:table-cell>
          <table:table-cell table:style-name="ce92" office:value-type="string" calcext:value-type="string">
            <text:p>(iii) have no recognizable legal right or claim to the land or assets they occupy or use?</text:p>
          </table:table-cell>
          <table:table-cell table:style-name="ce108"/>
          <table:table-cell table:style-name="ce115"/>
          <table:table-cell table:style-name="ce116"/>
          <table:table-cell table:style-name="ce45" table:number-columns-repeated="3"/>
          <table:table-cell table:number-columns-repeated="1012"/>
        </table:table-row>
        <table:table-row table:style-name="ro56">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7" calcext:value-type="float">
            <text:p>17</text:p>
          </table:table-cell>
          <table:table-cell table:style-name="ce92" office:value-type="string" calcext:value-type="string">
            <text:p>The census will establish the status of the displaced persons.</text:p>
          </table:table-cell>
          <table:table-cell table:style-name="ce102" office:value-type="string" calcext:value-type="string">
            <text:p>Has the status of displaced persons been adequately established?</text:p>
          </table:table-cell>
          <table:table-cell table:style-name="ce108"/>
          <table:table-cell table:style-name="ce102"/>
          <table:table-cell table:style-name="ce116"/>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8" calcext:value-type="float">
            <text:p>18</text:p>
          </table:table-cell>
          <table:table-cell table:style-name="ce92" office:value-type="string" calcext:value-type="string">
            <text:p>Project-related land acquisition and/or restrictions on land use may result in the physical displacement of people as well as their economic displacement. Consequently, requirements of this Performance Standard in respect of physical displacement and economic displacement may apply simultaneously. [20]</text:p>
          </table:table-cell>
          <table:table-cell table:style-name="ce100" office:value-type="string" calcext:value-type="string">
            <text:p>Have project-related land acquisition and/or restrictions on land use resulted in <text:s/>physical and economical displacement of people? If so, have the requirements of the Performance Standard for both physical and economic displacement been applied?</text:p>
          </table:table-cell>
          <table:table-cell table:style-name="ce108"/>
          <table:table-cell table:style-name="ce115"/>
          <table:table-cell table:style-name="ce116"/>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
          </table:table-cell>
          <table:table-cell table:style-name="ce84" office:value-type="float" office:value="18" calcext:value-type="float">
            <text:p>18</text:p>
          </table:table-cell>
          <table:table-cell table:style-name="ce92" office:value-type="string" calcext:value-type="string">
            <text:p>[20] Where a project results in both physical and economic displacement, the requirements of paragraphs 25 and 26 (Economic Displacement) should be incorporated into the Resettlement Action Plan or Framework (i.e., there is no need to have a separate Resettlement Action Plan and Livelihood Restoration Plan).</text:p>
          </table:table-cell>
          <table:table-cell table:style-name="ce100" office:value-type="string" calcext:value-type="string">
            <text:p>Where the project has resulted in both physiocal and economic displacement, has the project incorporated requirements of paragraphs 25 and 26 (Economic Displacement) <text:s/>of this Performance Standard in its Resettlement Action Plan or Framework?</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In the case of physical displacement, the client will develop a Resettlement Action Plan that covers, at a minimum, the applicable requirements of this Performance Standard regardless of the number of people affected. This will include compensation at full replacement cost for land and other assets lost.</text:p>
          </table:table-cell>
          <table:table-cell table:style-name="ce100" office:value-type="string" calcext:value-type="string">
            <text:p>Has the client developed a Resettlement Action Plan that covers the applicable requirements of the Performance Standard regardless of the number of people affected? If so, does it include compensation at full replacement cost for lost land and other assets?</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The Plan will be designed to mitigate the negative impacts of displacement; identify development opportunities; develop a resettlement budget and schedule; and establish the entitlements of all categories of affected persons (including host communities).</text:p>
          </table:table-cell>
          <table:table-cell table:style-name="ce102" office:value-type="string" calcext:value-type="string">
            <text:p>Where the project results in physical displacement, does the client's Resettlement Action Plan (i) mitigate negative impacts; (ii) identify development opportunities; (iii) incorporate a resettlement budget and schedule; and (iv) establish entitlements of all categories of affected persons?</text:p>
          </table:table-cell>
          <table:table-cell table:style-name="ce108"/>
          <table:table-cell table:style-name="ce115"/>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Particular attention will be paid to the needs of the poor and the vulnerable. </text:p>
          </table:table-cell>
          <table:table-cell table:style-name="ce102" office:value-type="string" calcext:value-type="string">
            <text:p>Does the client's Resettlement Action Planpay adequate attention to the needs of the poor and vulnerable?</text:p>
          </table:table-cell>
          <table:table-cell table:style-name="ce108"/>
          <table:table-cell table:style-name="ce102"/>
          <table:table-cell table:style-name="ce116"/>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19" calcext:value-type="float">
            <text:p>19</text:p>
          </table:table-cell>
          <table:table-cell table:style-name="ce92" office:value-type="string" calcext:value-type="string">
            <text:p>The client will document all transactions to acquire land rights, as well as compensation measures and relocation activities.</text:p>
          </table:table-cell>
          <table:table-cell table:style-name="ce102" office:value-type="string" calcext:value-type="string">
            <text:p>Are transactions to acquire land rights and all compensation measures and relocation activities adequately documented?</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If people living in the project area are required to move to another location, the client will</text:p>
          </table:table-cell>
          <table:table-cell table:style-name="ce102" office:value-type="string" calcext:value-type="string">
            <text:p>When people in the project area are required to relocate, does the client address the following points?</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3" office:value-type="string" calcext:value-type="string">
            <text:p>(i) offer displaced persons choices among feasible resettlement options, including adequate replacement housing or cash compensation where appropriate; and</text:p>
          </table:table-cell>
          <table:table-cell table:style-name="ce103" office:value-type="string" calcext:value-type="string">
            <text:p><text:s/>* offer them resettlement options and appropriate compensation; and (ii) provide them with relocation assistance suitable to their needs?</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3" office:value-type="string" calcext:value-type="string">
            <text:p>(ii) provide relocation assistance suited to the needs of each group of displaced persons.</text:p>
          </table:table-cell>
          <table:table-cell table:style-name="ce103" office:value-type="string" calcext:value-type="string">
            <text:p>* <text:s/>provide them with relocation assistance suitable to their needs?</text:p>
          </table:table-cell>
          <table:table-cell table:style-name="ce83"/>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New resettlement sites built for displaced persons must offer improved living conditions.</text:p>
          </table:table-cell>
          <table:table-cell table:style-name="ce102" office:value-type="string" calcext:value-type="string">
            <text:p>Has the client built new resettlement sites for displaced persons? If so, do they offer the displaced persons improved living conditions?</text:p>
          </table:table-cell>
          <table:table-cell table:style-name="ce108"/>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The displaced persons’ preferences with respect to relocating in preexisting communities and groups will be taken into consideration. </text:p>
          </table:table-cell>
          <table:table-cell table:style-name="ce102" office:value-type="string" calcext:value-type="string">
            <text:p>Are the preferences displaced persons with respect to relocation in preexisting communities and groups adequately taken into consideration by the client?</text:p>
          </table:table-cell>
          <table:table-cell table:style-name="ce108"/>
          <table:table-cell table:style-name="ce102"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0" calcext:value-type="float">
            <text:p>20</text:p>
          </table:table-cell>
          <table:table-cell table:style-name="ce92" office:value-type="string" calcext:value-type="string">
            <text:p>Existing social and cultural institutions of the displaced persons and any host communities will be respected.</text:p>
          </table:table-cell>
          <table:table-cell table:style-name="ce102" office:value-type="string" calcext:value-type="string">
            <text:p>Does the client demonstrate respect for existing social and cultural institutions of displaced persons and host communities?</text:p>
          </table:table-cell>
          <table:table-cell table:style-name="ce108"/>
          <table:table-cell table:style-name="ce115" table:number-columns-repeated="2"/>
          <table:table-cell table:style-name="ce45" table:number-columns-repeated="3"/>
          <table:table-cell table:number-columns-repeated="1012"/>
        </table:table-row>
        <table:table-row table:style-name="ro57">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In the case of physically displaced persons under paragraph 17 (i) or (ii), the client will offer the choice of replacement property of equal or higher value, security of tenure, equivalent or better characteristics, and advantages of location or cash compensation where appropriate.</text:p>
          </table:table-cell>
          <table:table-cell table:style-name="ce102" office:value-type="string" calcext:value-type="string">
            <text:p>Where physically displaced persons have formal legal rights to land or assets or a legally recognized claim to the use thereof, has the client offered a choice of replacement property of equal or higher value, security of tenure, equivalent or better characteristics and advantages of location or cash compensation?</text:p>
          </table:table-cell>
          <table:table-cell table:style-name="ce102"/>
          <table:table-cell table:style-name="ce116" table:number-columns-repeated="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Compensation in kind should be considered in lieu of cash. Cash compensation levels should be sufficient to replace the lost land and other assets at full replacement cost in local markets. [21]</text:p>
          </table:table-cell>
          <table:table-cell table:style-name="ce102" office:value-type="string" calcext:value-type="string">
            <text:p>Has the client considered compensation in kind in lieu of cash? Where cash compensation has been offered, were the levels of compensation sufficient to replace lost land and assets at full replacement cost in local markets? </text:p>
          </table:table-cell>
          <table:table-cell table:style-name="ce102"/>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1" calcext:value-type="float">
            <text:p>21</text:p>
          </table:table-cell>
          <table:table-cell table:style-name="ce92" office:value-type="string" calcext:value-type="string">
            <text:p>[21] Payment of cash compensation for lost assets may be appropriate where </text:p>
          </table:table-cell>
          <table:table-cell table:style-name="ce102" office:value-type="string" calcext:value-type="string">
            <text:p>Has the client paid cash compensation for lost asset in any of the instances listed bellow?</text:p>
          </table:table-cell>
          <table:table-cell table:style-name="ce108"/>
          <table:table-cell table:style-name="ce115"/>
          <table:table-cell table:style-name="ce102"/>
          <table:table-cell table:style-name="ce45" table:number-columns-repeated="3"/>
          <table:table-cell table:number-columns-repeated="1012"/>
        </table:table-row>
        <table:table-row table:style-name="ro44">
          <table:table-cell/>
          <table:table-cell table:style-name="ce74"/>
          <table:table-cell table:style-name="ce80"/>
          <table:table-cell table:style-name="ce84"/>
          <table:table-cell table:style-name="ce93" office:value-type="string" calcext:value-type="string">
            <text:p>(i) livelihoods are not land-based;</text:p>
          </table:table-cell>
          <table:table-cell table:style-name="ce103" office:value-type="string" calcext:value-type="string">
            <text:p>* <text:s/>for livelihoods that are not land-based;</text:p>
          </table:table-cell>
          <table:table-cell table:style-name="ce108"/>
          <table:table-cell table:style-name="ce115"/>
          <table:table-cell table:style-name="ce102"/>
          <table:table-cell table:style-name="ce45" table:number-columns-repeated="3"/>
          <table:table-cell table:number-columns-repeated="1012"/>
        </table:table-row>
        <table:table-row table:style-name="ro43">
          <table:table-cell/>
          <table:table-cell table:style-name="ce74"/>
          <table:table-cell table:style-name="ce80"/>
          <table:table-cell table:style-name="ce84"/>
          <table:table-cell table:style-name="ce93" office:value-type="string" calcext:value-type="string">
            <text:p>(ii) livelihoods are land-based but the land taken for the project is a small fraction of the affected asset and the residual land is economically viable; or </text:p>
          </table:table-cell>
          <table:table-cell table:style-name="ce93" office:value-type="string" calcext:value-type="string">
            <text:p>* for livelihoods that are land-based but the land taken for the project is a small fraction of the affected asset and the residual land is economically viable; or </text:p>
          </table:table-cell>
          <table:table-cell table:style-name="ce108"/>
          <table:table-cell table:style-name="ce115"/>
          <table:table-cell table:style-name="ce102"/>
          <table:table-cell table:style-name="ce45" table:number-columns-repeated="3"/>
          <table:table-cell table:number-columns-repeated="1012"/>
        </table:table-row>
        <table:table-row table:style-name="ro45">
          <table:table-cell/>
          <table:table-cell table:style-name="ce74"/>
          <table:table-cell table:style-name="ce80"/>
          <table:table-cell table:style-name="ce84"/>
          <table:table-cell table:style-name="ce93" office:value-type="string" calcext:value-type="string">
            <text:p>(iii) active markets for land, housing, and labor exist, displaced persons use such markets, and there is sufficient supply of land and housing. </text:p>
          </table:table-cell>
          <table:table-cell table:style-name="ce93" office:value-type="string" calcext:value-type="string">
            <text:p>* for situations wherein active markets for land, housing, and labor exist, where displaced persons use such markets, and where there is sufficient supply of land and housing. </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In the case of physically displaced persons under paragraph 17 (iii), the client will offer them a choice of options for adequate housing with security of tenure so that they can resettle legally without having to face the risk of forced eviction.</text:p>
          </table:table-cell>
          <table:table-cell table:style-name="ce102" office:value-type="string" calcext:value-type="string">
            <text:p>Where physically displaced persons have no recognizable legal right or claim to the concerned land or assets, has the client offered them a choice of options for adequate housing with security of tenure?</text:p>
          </table:table-cell>
          <table:table-cell table:style-name="ce102"/>
          <table:table-cell table:style-name="ce115"/>
          <table:table-cell table:style-name="ce10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Where these displaced persons own and occupy structures, the client will compensate them for the loss of assets other than land, such as dwellings and other improvements to the land, at full replacement cost, provided that these persons have been occupying the project area prior to the cut-off date for eligibility.</text:p>
          </table:table-cell>
          <table:table-cell table:style-name="ce100" office:value-type="string" calcext:value-type="string">
            <text:p>Has the client compensated displaced persons for loss of any structures (dwellings and other improvements to the land) at full replacement cost (provided that these persons have been occupying the project area prior to the cut-off date for eligibility)?</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Based on consultation with such displaced persons, the client will provide relocation assistance sufficient for them to restore their standard of living at an adequate alternative site. [22]</text:p>
          </table:table-cell>
          <table:table-cell table:style-name="ce100" office:value-type="string" calcext:value-type="string">
            <text:p>Were provisions for relocation assistance based on consultation with displaced persons? If so, was the assistance sufficient for them to restore their standard of living at an alternative site?</text:p>
          </table:table-cell>
          <table:table-cell table:style-name="ce108"/>
          <table:table-cell table:style-name="ce115"/>
          <table:table-cell table:style-name="ce102"/>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2" calcext:value-type="float">
            <text:p>22</text:p>
          </table:table-cell>
          <table:table-cell table:style-name="ce92" office:value-type="string" calcext:value-type="string">
            <text:p>[22] Relocation of informal settlers in urban areas may involve trade-offs. For example, the relocated families may gain security of tenure, but they may lose advantages of location. Changes in location that may affect livelihood opportunities should be addressed in accordance with the principles of this Performance Standard (see in particular paragraph 25).</text:p>
          </table:table-cell>
          <table:table-cell table:style-name="ce100" office:value-type="string" calcext:value-type="string">
            <text:p>Did the relocation of informal settlers in urban areas involve trade-offs? If so, was the relocation conducted in a manner compliant with the Performance Standard?</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3" calcext:value-type="float">
            <text:p>23</text:p>
          </table:table-cell>
          <table:table-cell table:style-name="ce92" office:value-type="string" calcext:value-type="string">
            <text:p>The client is not required to compensate or assist those who encroach on the project area after the cut-off date for eligibility, provided the cut-off date has been clearly established and made public.</text:p>
          </table:table-cell>
          <table:table-cell table:style-name="ce100" office:value-type="string" calcext:value-type="string">
            <text:p>n/a</text:p>
          </table:table-cell>
          <table:table-cell table:style-name="ce108"/>
          <table:table-cell table:style-name="ce115"/>
          <table:table-cell table:style-name="ce102"/>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4" calcext:value-type="float">
            <text:p>24</text:p>
          </table:table-cell>
          <table:table-cell table:style-name="ce92" office:value-type="string" calcext:value-type="string">
            <text:p>Forced evictions [23] will not be carried out except in accordance with law and the requirements of this Performance Standard.</text:p>
          </table:table-cell>
          <table:table-cell table:style-name="ce100" office:value-type="string" calcext:value-type="string">
            <text:p>Has the client carried out any forced evictions? If so, have they been in accordance with the requirements of the Performance Standard and the law?</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Physical Displacement</text:p>
            <text:p/>
          </table:table-cell>
          <table:table-cell table:style-name="ce84" office:value-type="float" office:value="24" calcext:value-type="float">
            <text:p>24</text:p>
          </table:table-cell>
          <table:table-cell table:style-name="ce92" office:value-type="string" calcext:value-type="string">
            <text:p>[23] The permanent or temporary removal against the will of individuals, families, and/or communities from the homes and/or lands which they occupy without the provision of, and access to, appropriate forms of legal and other protection.</text:p>
          </table:table-cell>
          <table:table-cell table:style-name="ce100"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0" office:value-type="string" calcext:value-type="string">
            <text:p>In the case of projects involving economic displacement only, the client will develop a Livelihood Restoration Plan to compensate affected persons and/or communities and offer other assistance that meet the objectives of this Performance Standard.</text:p>
          </table:table-cell>
          <table:table-cell table:style-name="ce100" office:value-type="string" calcext:value-type="string">
            <text:p>In the case of projects involving economic displacement only, has the client developed a Livelihood Restoration Plan to address economic displacement? If so, does it ensure the compensation and assistance to affected persons and/or communities in accordance with this Performance Standard?</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4" office:value-type="string" calcext:value-type="string">
            <text:p>The Livelihood Restoration Plan will establish the entitlements of affected persons and/or communities and will ensure that these are provided in a transparent, consistent, and equitable manner.</text:p>
          </table:table-cell>
          <table:table-cell table:style-name="ce100" office:value-type="string" calcext:value-type="string">
            <text:p>Where a Livelihood Restoration Plan has been developed, does it establish and provide the entitlements of affected persons and/or communities in a transparent, consistent, and equitable manner?</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5" calcext:value-type="float">
            <text:p>25</text:p>
          </table:table-cell>
          <table:table-cell table:style-name="ce90" office:value-type="string" calcext:value-type="string">
            <text:p>The mitigation of economic displacement will be considered complete when affected persons or communities have received compensation and other assistance according to the requirements of the Livelihood Restoration Plan and this Performance Standard, and are deemed to have been provided with adequate opportunity to reestablish their livelihoods.</text:p>
          </table:table-cell>
          <table:table-cell table:style-name="ce100" office:value-type="string" calcext:value-type="string">
            <text:p>Have persons and communities affected by economic displacement received compensation and assistance in a way that meets the requirements of the Livelihood Restoration Plan and the Performance Standard? If so, are such persons and communities deemed to have been provided with adequate opportunity to reestablish their livelihoods?</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6" calcext:value-type="float">
            <text:p>26</text:p>
          </table:table-cell>
          <table:table-cell table:style-name="ce90" office:value-type="string" calcext:value-type="string">
            <text:p>If land acquisition or restrictions on land use result in economic displacement defined as loss of assets and/or means of livelihood, regardless of whether or not the affected people are physically displaced, the client will meet the requirements in paragraphs 27–29 below, as applicable.</text:p>
          </table:table-cell>
          <table:table-cell table:style-name="ce100" office:value-type="string" calcext:value-type="string">
            <text:p>Where land acquisition or restrictions on land use has led to loss of assets and/or means of livelihood, has the client fulfilled the requirements on Performance Standard 5:27-29?</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0" office:value-type="string" calcext:value-type="string">
            <text:p>Economically displaced persons who face loss of assets or access to assets will be compensated for such loss at full replacement cost.</text:p>
          </table:table-cell>
          <table:table-cell table:style-name="ce100" office:value-type="string" calcext:value-type="string">
            <text:p>Have economically displaced persons who suffered loss of assets or access to assets as a result of the project been compensated at full replacement cost and according to the specifications for all listed cases listed below?</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number-columns-repeated="2" table:style-name="ce91" office:value-type="string" calcext:value-type="string">
            <text:p>* In cases where land acquisition or restrictions on land use affect commercial structures, affected business owners will be compensated for the cost of reestablishing commercial activities elsewhere, for lost net income during the period of transition, and for the costs of the transfer and reinstallation of the plant, machinery, or other equipment.</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 In cases affecting persons with legal rights or claims to land which are recognized or recognizable under national law (see paragraph 17 (i) and (ii)), replacement property (e.g., agricultural or commercial sites) of equal or greater value will be provided, or, where appropriate, cash compensation at full replacement cost.</text:p>
          </table:table-cell>
          <table:table-cell table:style-name="ce91" office:value-type="string" calcext:value-type="string">
            <text:p>* In cases affecting persons with legal rights or claims to land which are recognized or recognizable under national law, is replacement property (e.g., agricultural or commercial sites) of equal or greater value, or, where appropriate, is cash compensation at full replacement cost?</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 Economically displaced persons who are without legally recognizable claims to land (see paragraph 17 (iii)) will be compensated for lost assets other than land (such as crops, irrigation infrastructure and other improvements made to the land), at full replacement cost.</text:p>
          </table:table-cell>
          <table:table-cell table:style-name="ce91" office:value-type="string" calcext:value-type="string">
            <text:p>* Have economically displaced persons who are without legally recognizable claims to land been <text:s/>compensated for lost assets other than land (such as crops, irrigation infrastructure and other improvements made to the land), at full replacement cost?</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7" calcext:value-type="float">
            <text:p>27</text:p>
          </table:table-cell>
          <table:table-cell table:style-name="ce91" office:value-type="string" calcext:value-type="string">
            <text:p><text:s/>The client is not required to compensate or assist opportunistic settlers who encroach on the project area after the cut-off date for eligibility.</text:p>
          </table:table-cell>
          <table:table-cell table:style-name="ce9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0" office:value-type="string" calcext:value-type="string">
            <text:p>In addition to compensation for lost assets, if any, as required under paragraph 27, economically displaced persons whose livelihoods or income levels are adversely affected will also be provided opportunities to improve, or at least restore, their means of income-earning capacity, production levels, and standards of living:</text:p>
          </table:table-cell>
          <table:table-cell table:style-name="ce100" office:value-type="string" calcext:value-type="string">
            <text:p>Where the livelihoods or income levels of economically displaced persons have been adversely affected, does the client provide adequate opportunities to improve or restore their income-earning capacity, production levels, and standards of living in accordance as provided in the following cases? </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For persons whose livelihoods are land-based, replacement land that has a combination of productive potential, locational advantages, and other factors at least equivalent to that being lost should be offered as a matter of priority.</text:p>
          </table:table-cell>
          <table:table-cell table:style-name="ce91" office:value-type="string" calcext:value-type="string">
            <text:p>* For persons whose livelihoods are land-based, has replacement land been identified for its capacity to provide <text:s/>a combination of productive potential, locational advantages, and other factors at least equivalent to that being lost should be offered as a matter of priority?</text:p>
          </table:table-cell>
          <table:table-cell table:style-name="ce109" table:number-columns-repeated="3"/>
          <table:table-cell table:style-name="ce45" table:number-columns-repeated="3"/>
          <table:table-cell table:number-columns-repeated="1012"/>
        </table:table-row>
        <table:table-row table:style-name="ro49">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For persons whose livelihoods are natural resource-based and where </text:p>
            <text:p>project-related restrictions on access envisaged in paragraph 5 apply, implementation of measures will be made to either allow continued access to affected resources or provide access to alternative resources with equivalent livelihood-earning potential and accessibility.</text:p>
          </table:table-cell>
          <table:table-cell table:style-name="ce91" office:value-type="string" calcext:value-type="string">
            <text:p>* For persons whose livelihoods are natural resource-based and where </text:p>
            <text:p>project-related restrictions on access envisaged in paragraph 5 apply, were measures implemented to either allow continued access to affected resources or provide access to alternative resources with equivalent livelihood-earning potential and accessibility?</text:p>
          </table:table-cell>
          <table:table-cell table:style-name="ce109" table:number-columns-repeated="3"/>
          <table:table-cell table:style-name="ce45" table:number-columns-repeated="3"/>
          <table:table-cell table:number-columns-repeated="1012"/>
        </table:table-row>
        <table:table-row table:style-name="ro45">
          <table:table-cell/>
          <table:table-cell table:style-name="ce74"/>
          <table:table-cell table:style-name="ce80"/>
          <table:table-cell table:style-name="ce84"/>
          <table:table-cell table:style-name="ce91" office:value-type="string" calcext:value-type="string">
            <text:p><text:s/>Where appropriate, benefits and compensation associated with natural resource usage may be collective in nature rather than directly oriented towards individuals or households.</text:p>
          </table:table-cell>
          <table:table-cell table:style-name="ce9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 If circumstances prevent the client from providing land or similar resources as described above, alternative income earning opportunities may be provided, such as credit facilities, training, cash, or employment opportunities.</text:p>
          </table:table-cell>
          <table:table-cell table:style-name="ce101" office:value-type="string" calcext:value-type="string">
            <text:p>Where circumstances prevents the provision of land or natural resources, has the client provided alternative income earning opportunities may be provided, such as credit facilities, training, cash, or employment opportunities?</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8" calcext:value-type="float">
            <text:p>28</text:p>
          </table:table-cell>
          <table:table-cell table:style-name="ce91" office:value-type="string" calcext:value-type="string">
            <text:p><text:s/>Cash compensation alone, however, is frequently insufficient to restore livelihoods.</text:p>
          </table:table-cell>
          <table:table-cell table:style-name="ce101"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3">
          <table:table-cell/>
          <table:table-cell table:style-name="ce74" office:value-type="string" calcext:value-type="string">
            <text:p>PS5</text:p>
          </table:table-cell>
          <table:table-cell table:style-name="ce80" office:value-type="string" calcext:value-type="string">
            <text:p>Requirements</text:p>
            <text:p>&gt; Displacement</text:p>
            <text:p>&gt; Economic Displacement</text:p>
            <text:p/>
          </table:table-cell>
          <table:table-cell table:style-name="ce84" office:value-type="float" office:value="29" calcext:value-type="float">
            <text:p>29</text:p>
          </table:table-cell>
          <table:table-cell table:style-name="ce90" office:value-type="string" calcext:value-type="string">
            <text:p>Transitional support should be provided as necessary to all economically displaced persons, based on a reasonable estimate of the time required to restore their income-earning capacity, production levels, and standards of living.</text:p>
          </table:table-cell>
          <table:table-cell table:style-name="ce100" office:value-type="string" calcext:value-type="string">
            <text:p>Are economically displaced persons provided with the necessary transitional support, ased on a reasonable estimate of the time required to restore their income-earning capacity, production levels, and standards of living?</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0" calcext:value-type="float">
            <text:p>30</text:p>
          </table:table-cell>
          <table:table-cell table:style-name="ce90" office:value-type="string" calcext:value-type="string">
            <text:p>Where land acquisition and resettlement are the responsibility of the government, the client will collaborate with the responsible government agency, to the extent permitted by the agency, to achieve outcomes that are consistent with this Performance Standard.</text:p>
          </table:table-cell>
          <table:table-cell table:style-name="ce100" office:value-type="string" calcext:value-type="string">
            <text:p>Where the responsibility of land acquisition and resettlement lies with the government, has the client collaborated with the responsible government agency? If so, are the outcomes resulting from this collaboration consistent with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0" calcext:value-type="float">
            <text:p>30</text:p>
          </table:table-cell>
          <table:table-cell table:style-name="ce90" office:value-type="string" calcext:value-type="string">
            <text:p>In addition, where government capacity is limited, the client will play an active role during resettlement planning, implementation, and monitoring, as described below.</text:p>
          </table:table-cell>
          <table:table-cell table:style-name="ce100" office:value-type="string" calcext:value-type="string">
            <text:p>Where government capacity is limited, does the client play a sufficiently active role during the planning, implementation, and monitoring of resettlement in a manner consistent with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In the case of acquisition of land rights or access to land through compulsory means or negotiated settlements involving physical displacement, the client will identify and describe [24] government resettlement measures.</text:p>
          </table:table-cell>
          <table:table-cell table:style-name="ce100" office:value-type="string" calcext:value-type="string">
            <text:p>Where acquisition of land rights or access to land through compulsory means or negotiated settlements have involved physical displacement, has the client identified and described government resettlement measures?</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24] Government documents, where available, may be used to identify such measures.</text:p>
          </table:table-cell>
          <table:table-cell table:style-name="ce100" office:value-type="string" calcext:value-type="string">
            <text:p>n/a</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If these measures do not meet the relevant requirements of this Performance Standard, the client will prepare a Supplemental Resettlement Plan that, together with the documents prepared by the responsible government agency, will address the relevant requirements of this Performance Standard (the General Requirements and requirements for Physical Displacement and Economic Displacement above).</text:p>
          </table:table-cell>
          <table:table-cell table:style-name="ce100" office:value-type="string" calcext:value-type="string">
            <text:p>In cases where government resettlement measures do not meet the relevant requirements of the Performance Standard, has the client prepared a Supplemental Resettlement Plan? If so, does it incorporate documents prepared by the responsible government agency and address the requirements of the Performance Standard?</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0" office:value-type="string" calcext:value-type="string">
            <text:p>The client will need to include in its Supplemental Resettlement Plan, at a minimum</text:p>
          </table:table-cell>
          <table:table-cell table:style-name="ce100" office:value-type="string" calcext:value-type="string">
            <text:p>If a Supplemental Resettlement Plan has been prepared, does it include all of the following elements?</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 identification of affected people and impacts;</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i) a description of regulated activities, including the entitlements of displaced persons provided under applicable national laws and regulations;</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ii) the supplemental measures to achieve the requirements of this Performance Standard as described in paragraphs 19–29 in a way that is permitted by the responsible agency and implementation time schedule; and</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1" calcext:value-type="float">
            <text:p>31</text:p>
          </table:table-cell>
          <table:table-cell table:style-name="ce91" office:value-type="string" calcext:value-type="string">
            <text:p>(iv) the financial and implementation responsibilities of the client in the execution of its Supplemental Resettlement Plan.</text:p>
          </table:table-cell>
          <table:table-cell table:style-name="ce101" office:value-type="string" calcext:value-type="string">
            <text:p>***</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2" calcext:value-type="float">
            <text:p>32</text:p>
          </table:table-cell>
          <table:table-cell table:style-name="ce90" office:value-type="string" calcext:value-type="string">
            <text:p>In the case of projects involving economic displacement only, the client will identify and describe the measures that the responsible government agency plans to use to compensate Affected Communities and persons.</text:p>
          </table:table-cell>
          <table:table-cell table:style-name="ce100" office:value-type="string" calcext:value-type="string">
            <text:p>In cases involving only economic displacement, has the client identified and described the measures that the responsible government agency plans to use to compensate Affected Communities and persons? </text:p>
          </table:table-cell>
          <table:table-cell table:style-name="ce109" table:number-columns-repeated="3"/>
          <table:table-cell table:style-name="ce45" table:number-columns-repeated="3"/>
          <table:table-cell table:number-columns-repeated="1012"/>
        </table:table-row>
        <table:table-row table:style-name="ro54">
          <table:table-cell/>
          <table:table-cell table:style-name="ce74" office:value-type="string" calcext:value-type="string">
            <text:p>PS5</text:p>
          </table:table-cell>
          <table:table-cell table:style-name="ce80" office:value-type="string" calcext:value-type="string">
            <text:p>Requirements</text:p>
            <text:p>&gt; Private Sector Responsibilities Under Government-Managed Resettlement</text:p>
            <text:p/>
          </table:table-cell>
          <table:table-cell table:style-name="ce84" office:value-type="float" office:value="32" calcext:value-type="float">
            <text:p>32</text:p>
          </table:table-cell>
          <table:table-cell table:style-name="ce90" office:value-type="string" calcext:value-type="string">
            <text:p>If these measures do not meet the relevant requirements of this Performance Standard, the client will develop an Environmental and Social Action Plan to complement government action. This may include additional compensation for lost assets, and additional efforts to restore lost livelihoods where applicable.</text:p>
          </table:table-cell>
          <table:table-cell table:style-name="ce100" office:value-type="string" calcext:value-type="string">
            <text:p>Where government compensation measures do not meet the requirements of the Performance Standard, has the client developed an Environmental and Social Action Plan to complement government actions?</text:p>
          </table:table-cell>
          <table:table-cell table:style-name="ce109" table:number-columns-repeated="3"/>
          <table:table-cell table:style-name="ce45" table:number-columns-repeated="3"/>
          <table:table-cell table:number-columns-repeated="1012"/>
        </table:table-row>
        <table:table-row table:style-name="ro44">
          <table:table-cell/>
          <table:table-cell table:style-name="ce75"/>
          <table:table-cell table:style-name="ce81"/>
          <table:table-cell table:style-name="ce85"/>
          <table:table-cell table:style-name="ce95" table:number-columns-repeated="2"/>
          <table:table-cell table:style-name="ce110" table:number-columns-repeated="3"/>
          <table:table-cell table:style-name="ce45" table:number-columns-repeated="3"/>
          <table:table-cell table:number-columns-repeated="1012"/>
        </table:table-row>
        <table:table-row table:style-name="ro44">
          <table:table-cell/>
          <table:table-cell table:style-name="ce75"/>
          <table:table-cell table:style-name="ce81"/>
          <table:table-cell table:style-name="ce86"/>
          <table:table-cell table:style-name="ce95"/>
          <table:table-cell table:style-name="ce104"/>
          <table:table-cell table:style-name="ce45" table:number-columns-repeated="6"/>
          <table:table-cell table:number-columns-repeated="1012"/>
        </table:table-row>
        <table:table-row table:style-name="ro44">
          <table:table-cell/>
          <table:table-cell table:style-name="ce76"/>
          <table:table-cell table:style-name="ce82"/>
          <table:table-cell table:style-name="ce87"/>
          <table:table-cell table:style-name="ce96"/>
          <table:table-cell table:style-name="ce42"/>
          <table:table-cell table:number-columns-repeated="1018"/>
        </table:table-row>
        <table:table-row table:style-name="ro44" table:number-rows-repeated="2">
          <table:table-cell/>
          <table:table-cell table:style-name="ce76"/>
          <table:table-cell table:style-name="ce82"/>
          <table:table-cell table:style-name="ce87"/>
          <table:table-cell table:style-name="ce96" table:number-columns-repeated="2"/>
          <table:table-cell table:number-columns-repeated="1018"/>
        </table:table-row>
        <table:table-row table:style-name="ro44" table:number-rows-repeated="36">
          <table:table-cell/>
          <table:table-cell table:style-name="ce76"/>
          <table:table-cell table:style-name="ce82"/>
          <table:table-cell table:style-name="ce87"/>
          <table:table-cell table:style-name="ce97"/>
          <table:table-cell table:style-name="ce96"/>
          <table:table-cell table:number-columns-repeated="1018"/>
        </table:table-row>
        <table:table-row table:style-name="ro44" table:number-rows-repeated="4">
          <table:table-cell/>
          <table:table-cell table:style-name="ce76"/>
          <table:table-cell table:style-name="ce82"/>
          <table:table-cell table:style-name="ce87"/>
          <table:table-cell table:style-name="ce96" table:number-columns-repeated="2"/>
          <table:table-cell table:number-columns-repeated="1018"/>
        </table:table-row>
        <table:table-row table:style-name="ro44" table:number-rows-repeated="10">
          <table:table-cell table:number-columns-repeated="4"/>
          <table:table-cell table:style-name="ce42"/>
          <table:table-cell table:number-columns-repeated="1019"/>
        </table:table-row>
        <table:table-row table:style-name="ro44" table:number-rows-repeated="1048400">
          <table:table-cell table:number-columns-repeated="1024"/>
        </table:table-row>
        <table:table-row table:style-name="ro44">
          <table:table-cell table:number-columns-repeated="1024"/>
        </table:table-row>
      </table:table>
      <table:table table:name="PS6" table:style-name="ta2">
        <office:forms form:automatic-focus="false" form:apply-design-mode="false"/>
        <table:table-column table:style-name="co12" table:default-cell-style-name="ce119"/>
        <table:table-column table:style-name="co1" table:number-columns-repeated="2" table:default-cell-style-name="ce121"/>
        <table:table-column table:style-name="co29" table:default-cell-style-name="ce119"/>
        <table:table-column table:style-name="co1" table:number-columns-repeated="2" table:default-cell-style-name="ce121"/>
        <table:table-column table:style-name="co1" table:default-cell-style-name="ce119"/>
        <table:table-column table:style-name="co30" table:number-columns-repeated="2" table:default-cell-style-name="ce5"/>
        <table:table-column table:style-name="co1" table:default-cell-style-name="ce119"/>
        <table:table-column table:style-name="co31" table:default-cell-style-name="ce126"/>
        <table:table-column table:style-name="co1" table:default-cell-style-name="ce126"/>
        <table:table-column table:style-name="co1" table:default-cell-style-name="ce119"/>
        <table:table-column table:style-name="co31" table:default-cell-style-name="ce121"/>
        <table:table-column table:style-name="co32" table:default-cell-style-name="ce121"/>
        <table:table-column table:style-name="co33" table:default-cell-style-name="ce119"/>
        <table:table-column table:style-name="co1" table:number-columns-repeated="1008" table:default-cell-style-name="ce119"/>
        <table:table-row table:style-name="ro1">
          <table:table-cell table:style-name="ce43"/>
          <table:table-cell table:style-name="ce5" table:number-columns-repeated="2"/>
          <table:table-cell table:style-name="ce43" office:value-type="string" calcext:value-type="string">
            <text:p>&lt;div class = “ui container”&gt;</text:p>
          </table:table-cell>
          <table:table-cell table:style-name="ce5" table:number-columns-repeated="2"/>
          <table:table-cell table:style-name="ce43"/>
          <table:table-cell table:number-columns-repeated="2"/>
          <table:table-cell table:style-name="ce43"/>
          <table:table-cell table:style-name="ce24" table:number-columns-repeated="2"/>
          <table:table-cell table:style-name="ce43"/>
          <table:table-cell table:style-name="ce5" table:number-columns-repeated="2"/>
          <table:table-cell table:style-name="ce43" table:number-columns-repeated="1009"/>
        </table:table-row>
        <table:table-row table:style-name="ro1">
          <table:table-cell table:style-name="ce43"/>
          <table:table-cell table:style-name="ce5" table:number-columns-repeated="2"/>
          <table:table-cell table:style-name="ce43" office:value-type="string" calcext:value-type="string">
            <text:p>&lt;div class="ui stackable eleven column grid"&gt;</text:p>
          </table:table-cell>
          <table:table-cell table:style-name="ce5" table:number-columns-repeated="2"/>
          <table:table-cell table:style-name="ce43"/>
          <table:table-cell table:number-columns-repeated="2"/>
          <table:table-cell table:style-name="ce43"/>
          <table:table-cell table:style-name="ce24" table:number-columns-repeated="2"/>
          <table:table-cell table:style-name="ce43"/>
          <table:table-cell table:style-name="ce5" table:number-columns-repeated="2"/>
          <table:table-cell table:style-name="ce43" table:number-columns-repeated="1009"/>
        </table:table-row>
        <table:table-row table:style-name="ro5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2"/>
          <table:table-cell table:style-name="ce10" office:value-type="string" calcext:value-type="string">
            <text:p>&lt;/div&gt;</text:p>
          </table:table-cell>
          <table:table-cell table:style-name="ce12" office:value-type="string" calcext:value-type="string">
            <text:p>&lt;div class="two wide column"&gt;</text:p>
          </table:table-cell>
          <table:table-cell table:style-name="ce123"/>
          <table:table-cell table:style-name="ce10" office:value-type="string" calcext:value-type="string">
            <text:p>&lt;/div&gt;</text:p>
          </table:table-cell>
          <table:table-cell office:value-type="string" calcext:value-type="string">
            <text:p>&lt;div class="one wide column"&gt;</text:p>
          </table:table-cell>
          <table:table-cell table:style-name="ce125"/>
          <table:table-cell table:style-name="ce22" office:value-type="string" calcext:value-type="string">
            <text:p>&lt;/div&gt;</text:p>
          </table:table-cell>
          <table:table-cell table:style-name="ce24" office:value-type="string" calcext:value-type="string">
            <text:p>&lt;div class="one wide column"&gt;</text:p>
          </table:table-cell>
          <table:table-cell table:style-name="ce125"/>
          <table:table-cell table:style-name="ce10" office:value-type="string" calcext:value-type="string">
            <text:p>&lt;/div&gt;</text:p>
          </table:table-cell>
          <table:table-cell table:style-name="ce12" office:value-type="string" calcext:value-type="string">
            <text:p>&lt;div class="three wide column"&gt;</text:p>
          </table:table-cell>
          <table:table-cell table:style-name="ce127" office:value-type="string" calcext:value-type="string">
            <text:p>IFC Provision</text:p>
          </table:table-cell>
          <table:table-cell table:style-name="ce10" office:value-type="string" calcext:value-type="string">
            <text:p>&lt;/div&gt;</text:p>
          </table:table-cell>
          <table:table-cell table:style-name="ce12" office:value-type="string" calcext:value-type="string">
            <text:p>&lt;div class="three wide column"&gt;</text:p>
          </table:table-cell>
          <table:table-cell table:style-name="ce128" office:value-type="string" calcext:value-type="string">
            <text:p>M&amp;E Question Forma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28" office:value-type="string" calcext:value-type="string">
            <text:p>Compliance Assessment</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28" office:value-type="string" calcext:value-type="string">
            <text:p>Relevant Document(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6" office:value-type="string" calcext:value-type="string">
            <text:p>Supporting Evidence</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6" office:value-type="string" calcext:value-type="string">
            <text:p>Recommendations for Remedial Actions (if necessary)</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7" office:value-type="string" calcext:value-type="string">
            <text:p>Auxillary Notes</text:p>
          </table:table-cell>
          <table:table-cell table:style-name="ce10" office:value-type="string" calcext:value-type="string">
            <text:p>&lt;/div&gt;</text:p>
          </table:table-cell>
          <table:table-cell table:style-name="ce43" office:value-type="string" calcext:value-type="string">
            <text:p>&lt;div class="one wide column"&gt;</text:p>
          </table:table-cell>
          <table:table-cell table:style-name="ce137" office:value-type="string" calcext:value-type="string">
            <text:p>Schedule for Achieving Compliance</text:p>
          </table:table-cell>
          <table:table-cell table:number-columns-repeated="2" table:style-name="ce10" office:value-type="string" calcext:value-type="string">
            <text:p>&lt;/div&gt;</text:p>
          </table:table-cell>
          <table:table-cell table:style-name="ce139" table:number-columns-repeated="11"/>
          <table:table-cell table:style-name="ce138" table:number-columns-repeated="974"/>
        </table:table-row>
        <table:table-row table:style-name="ro2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2"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2" office:value-type="string" calcext:value-type="string">
            <text:p>---</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2" office:value-type="string" calcext:value-type="string">
            <text:p>---</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2"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2" office:value-type="string" calcext:value-type="string">
            <text:p>---</text:p>
          </table:table-cell>
          <table:table-cell table:number-columns-repeated="2" table:style-name="ce33" office:value-type="string" calcext:value-type="string">
            <text:p>&lt;/div&gt;</text:p>
          </table:table-cell>
          <table:table-cell table:style-name="ce139" table:number-columns-repeated="11"/>
          <table:table-cell table:style-name="ce138" table:number-columns-repeated="974"/>
        </table:table-row>
        <table:table-row table:style-name="ro5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3" office:value-type="string" calcext:value-type="string">
            <text:p>performance standard</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3" office:value-type="string" calcext:value-type="string">
            <text:p>se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3" office:value-type="string" calcext:value-type="string">
            <text:p>page</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3" office:value-type="string" calcext:value-type="string">
            <text:p>paragraph</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4" office:value-type="string" calcext:value-type="string">
            <text:p>y/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6"/>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7"/>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7"/>
          <table:table-cell table:number-columns-repeated="2" table:style-name="ce33" office:value-type="string" calcext:value-type="string">
            <text:p>&lt;/div&gt;</text:p>
          </table:table-cell>
          <table:table-cell table:style-name="ce139" table:number-columns-repeated="11"/>
          <table:table-cell table:style-name="ce43" table:number-columns-repeated="974"/>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Int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Performance Standard 6 recognizes that protecting and conserving biodiversity, maintaining ecosystem services, and sustainably managing living natural resources are fundamental to sustainable develop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 calcext:value-type="float">
            <text:p>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requirements set out in this Performance Standard have been guided by the Convention on Biological Diversity, which defines biodiversity as “the variability among living organisms from all sources including, inter alia, terrestrial, marine and other aquatic ecosystems and the ecological complexes of which they are a part; this includes diversity within species, between species, and of ecosystem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3">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Ecosystem services are the benefits that people, including businesses, derive from ecosystems. Ecosystem services are organized into four types: (i) provisioning services, which are the products people obtain from ecosystems; (ii) regulating services, which are the benefits people obtain from the regulation of ecosystem processes; (iii) cultural services, which are the nonmaterial benefits people obtain from ecosystems; and (iv) supporting services, which are the natural processes that maintain the other services. [FN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3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 calcext:value-type="float">
            <text:p>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 Examples are as follows: (i) provisioning services may include food, freshwater, timber, fibers, medicinal plants; (ii) regulating services may include surface water purification, carbon storage and sequestration, climate regulation, protection from natural hazards; (iii) cultural services may include natural areas that are sacred sites and areas of importance for recreation and aesthetic enjoyment; and (iv) supporting services may include soil formation, nutrient cycling, primary produc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Ecosystem services valued by humans are often underpinned by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mpacts on biodiversity can therefore often adversely affect the delivery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Introduc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 calcext:value-type="float">
            <text:p>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erformance Standard addresses how clients can sustainably manage and mitigate impacts on biodiversity and ecosystem services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Objectiv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maintain the benefits from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Objectiv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string" calcext:value-type="string">
            <text:p>*</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o promote the sustainable management of living natural resources through the adoption of practices that integrate conservation needs and development priorit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Scope of Appl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applicability of this Performance Standard is established during the environmental and social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4" calcext:value-type="float">
            <text:p>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5">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Scope of Applicatio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1" calcext:value-type="float">
            <text:p>1</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5" calcext:value-type="float">
            <text:p>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Based on the risks and impacts identification process, the requirements of this Performance Standard are applied to projects (i) located in modified, natural, and critical habitats; (ii) that potentially impact on or are dependent on ecosystem services over which the client has direct management control or significant influence; or (iii) that include the production of living natural resources (e.g., agriculture, animal husbandry, fisheries, forestr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29" office:value-type="string" calcext:value-type="string">
            <text:p>Requiremen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Gener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risks and impacts identification process as set out in Performance Standard 1 should consider direct and indirect project-related impacts on biodiversity and ecosystem services and identify any significant residual impac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rocess will consider relevant threats to biodiversity and ecosystem services, especially focusing on habitat loss, degradation and fragmentation, invasive alien species, overexploitation, hydrological changes, nutrient loading, and pollu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t will also take into account the differing values attached to biodiversity and ecosystem services by Affected Communities and, where appropriate, other stakehold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6" calcext:value-type="float">
            <text:p>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3–19 are applicable, the client should consider project-related impacts across the potentially affected landscape or seascap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s a matter of priority, the client should seek to avoid impacts on biodiversity and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voidance of impacts is not possible, measures to minimize impacts and restore biodiversity and ecosystem services should be implemen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7" calcext:value-type="float">
            <text:p>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Given the complexity in predicting project impacts on biodiversity and ecosystem services over the long term, the client should adopt a practice of adaptive management in which the implementation of mitigation and management measures are responsive to changing conditions and the results of monitoring throughout the project’s lifecyc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3–15 are applicable, the client will retain competent professionals to assist in conducting the risks and impacts identification proces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General</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8" calcext:value-type="float">
            <text:p>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paragraphs 16–19 are applicable, the client should retain external experts with appropriate regional experience to assist in the development of a mitigation hierarchy that complies with this Performance Standard and to verify the implementation of those measur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Protection and Conservation of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Habitat is defined as a terrestrial, freshwater, or marine geographical unit or airway that supports assemblages of living organisms and their interactions with the non-living environ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or the purposes of implementation of this Performance Standard, habitats are divided into modified, natural, and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9" calcext:value-type="float">
            <text:p>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itical habitats are a subset of modified or natur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or the protection and conservation of biodiversity, the mitigation hierarchy includes biodiversity offsets, which may be considered only after appropriate avoidance, minimization, and restoration measures have been applied. [FN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 Biodiversity offsets are measurable conservation outcomes resulting from actions designed to compensate for significant residual adverse biodiversity impacts arising from project development and persisting after appropriate avoidance, minimization and restoration measures have been take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 biodiversity offset should be designed and implemented to achieve measurable conservation outcomes [FN3] that can reasonably be expected to result in no net loss and preferably a net gain of biodiversity; however, a net gain is required in critical habita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3]: Measurable conservation outcomes for biodiversity must be demonstrated in situ (on-the-ground) and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design of a biodiversity offset must adhere to the “like-for-like or better” principle [FN4] and must be carried out in alignment with best available information and current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2" calcext:value-type="float">
            <text:p>2</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4]: The principle of “like-for-like or better” indicates that biodiversity offsets must be designed to conserve the same biodiversity values that are being impacted by the project (an “in-kind” offset). In certain situations, however, areas of biodiversity to be impacted by the project may be neither a national nor a local priority, and there may be other areas of biodiversity with like values that are a higher priority for conservation and sustainable use and under imminent threat or need of protection or effective management. In these situations, it may be appropriate to consider an “out-of-kind” offset that involves “trading up” (i.e., where the offset targets biodiversity of higher priority than that affected by the project) that will, for critical habitats, meet the requirements of paragraph 17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7">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0" calcext:value-type="float">
            <text:p>1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 client is considering the development of an offset as part of the mitigation strategy, external experts with knowledge in offset design and implementation must be involv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Modified habitats are areas that may contain a large proportion of plant and/or animal species of non-native origin, and/or where human activity has substantially modified an area’s primary ecological functions and species composition. [FN5] Modified habitats may include areas managed for agriculture, forest plantations, reclaimed [FN6] coastal zones, and reclaimed wetland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5] This excludes habitat that has been converted in anticipation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1" calcext:value-type="float">
            <text:p>1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6] Reclamation as used in this context is the process of creating new land from sea or other aquatic areas for productive us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is Performance Standard applies to those areas of modified habitat that include significant biodiversity value, as determined by the risks and impacts identification process requir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Modified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2" calcext:value-type="float">
            <text:p>1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should minimize impacts on such biodiversity and implement mitigation measures as appropriat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Natur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3" calcext:value-type="float">
            <text:p>1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Natural habitats are areas composed of viable assemblages of plant and/or animal species of largely native origin, and/or where human activity has not essentially modified an area’s primary ecological functions and species composi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not significantly convert or degrade [FN7] natural habitat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7] Significant conversion or degradation is (i) the elimination or severe diminution of the integrity of a habitat caused by a major and/or long-term change in land or water use; or (ii) a modification that substantially minimizes the habitat’s ability to maintain viable populations of its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No other viable alternatives within the region exist for development of the project on modified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nsultation has established the views of stakeholders, including Affected Communities, with respect to the extent of conversion and degradation; [FN8]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8] Conducted as part of the stakeholder engagement and consultation process, as describ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4" calcext:value-type="float">
            <text:p>1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ny conversion or degradation is mitigated according to the mitigation hierarch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reas of natural habitat, mitigation measures will be designed to achieve no net loss [FN9] of biodiversity where feasi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9] No net loss is defined as the point at which project-related impacts on biodiversity are balanced by measures taken to avoid and minimize the project’s impacts, to undertake on-site restoration and finally to offset significant residual impacts, if any, on an appropriate geographic scale (e.g., local, landscape-level, national, region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ppropriate actions includ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voiding impacts on biodiversity through the identification and protection of set-asides; [FN1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3" calcext:value-type="float">
            <text:p>3</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0] Set-asides are land areas within the project site, or areas over which the client has management control, that are excluded from development and are targeted for the implementation of conservation enhancement measures. Set-asides will likely contain significant biodiversity values and/or provide ecosystem services of significance at the local, national and/or regional level. Set-asides should be defined using internationally recognized approaches or methodologies (e.g., High Conservation Value, systematic conservation planning).</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ing measures to minimize habitat fragmentation, such as biological corrido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Restoring habitats during operations and/or after oper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9">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Natur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5" calcext:value-type="float">
            <text:p>1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ing biodiversity offse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Critical Habita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itical habitats are areas with high biodiversity value, including (i) habitat of significant importance to Critically Endangered and/or Endangered [FN11] species; (ii) habitat of significant importance to endemic and/or restricted-range species; (iii) habitat supporting globally significant concentrations of migratory species and/or congregatory species; (iv) highly threatened and/or unique ecosystems; and/or (v) areas associated with key evolutionary process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6" calcext:value-type="float">
            <text:p>1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1] As listed on the International Union for the Conservation of Nature (IUCN) Red List of Threatened Species. The determination of critical habitat based on other listings is as follows: (i) If the species is listed nationally / regionally as critically endangered or endangered, in countries that have adhered to IUCN guidance, the critical habitat determination will be made on a project by project basis in consultation with competent professionals; and (ii) in instances where nationally or regionally listed species’ categorizations do not correspond well to those of the IUCN (e.g., some countries more generally list species as “protected” or “restricted”), an assessment will be conducted to determine the rationale and purpose of the listing. In this case, the critical habitat determination will be based on such an assessme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reas of critical habitat, the client will not implement any project activities unless all of the following are demonstr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No other viable alternatives within the region exist for development of the project on modified or natural habitats that are not critica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he project does not lead to measurable adverse impacts on those biodiversity values for which the critical habitat was designated, and on the ecological processes supporting those biodiversity values; [FN12]</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2] Biodiversity values and their supporting ecological processes will be determined on an ecologically relevant sca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The project does not lead to a net reduction in the global and/or national/regional population [FN13] of any Critically Endangered or Endangered species over a reasonable period of time; [FN14]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3] Net reduction is a singular or cumulative loss of individuals that impacts on the species’ ability to persist at the global and/or regional/national scales for many generations or over a long period of time. The scale (i.e., global and/or regional/national) of the potential net reduction is determined based on the species’ listing on either the (global) IUCN Red List and/or on regional/national lists. For species listed on both the (global) IUCN Red List and the national/regional lists, the net reduction will be based on the national/regional popul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4] The timeframe in which clients must demonstrate “no net reduction” of Critically Endangered and Endangered species will be determined on a case-by-case basis in consultation with external expert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7" calcext:value-type="float">
            <text:p>1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 robust, appropriately designed, and long-term biodiversity monitoring and evaluation program is integrated into the client’s management program.</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such cases where a client is able to meet the requirements defined in paragraph 17, the project’s mitigation strategy will be described in a Biodiversity Action Plan and will be designed to achieve net gains [FN15] of those biodiversity values for which the critical habitat was designa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4" calcext:value-type="float">
            <text:p>4</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8" calcext:value-type="float">
            <text:p>1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5] Net gains are additional conservation outcomes that can be achieved for the biodiversity values for which the critical habitat was designated. Net gains may be achieved through the development of a biodiversity offset and/or, in instances where the client could meet the requirements of paragraph 17 of this Performance Standard without a biodiversity offset, the client should achieve net gains through the implementation of programs that could be implemented in situ (on-the-ground) to enhance habitat, and protect and conserve biodiversity.</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Critical Habitat</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19" calcext:value-type="float">
            <text:p>1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instances where biodiversity offsets are proposed as part of the mitigation strategy, the client must demonstrate through an assessment that the project’s significant residual impacts on biodiversity will be adequately mitigated to meet the requirements of paragraph 17.</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Legally Protected and Internationally Recognized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circumstances where a proposed project is located within a legally protected area [FN16] or an internationally recognized area, [FN17] the client will meet the requirements of paragraphs 13 through 19 of this Performance Standard, as applicabl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6] This Performance Standard recognizes legally protected areas that meet the IUCN definition: “A clearly defined geographical space, recognized, dedicated and managed, through legal or other effective means, to achieve the long-term conservation of nature with associated ecosystem services and cultural values.” For the purposes of this Performance Standard, this includes areas proposed by governments for such design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7] Exclusively defined as UNESCO Natural World Heritage Sites, UNESCO Man and the Biosphere Reserves, Key Biodiversity Areas, and wetlands designated under the Convention on Wetlands of International Importance (the Ramsar Conven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addition,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Demonstrate that the proposed development in such areas is legally permit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ct in a manner consistent with any government recognized management plans for such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nsult protected area sponsors and managers, Affected Communities, Indigenous Peoples and other stakeholders on the proposed project, as appropriate;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Implement additional programs, as appropriate, to promote and enhance the conservation aims and effective management of the area. [FN18]</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0" calcext:value-type="float">
            <text:p>2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8] Implementing additional programs may not be necessary for projects that do not create a new footprin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2" office:value-type="string" calcext:value-type="string">
            <text:p>Invasive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1" calcext:value-type="float">
            <text:p>21</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tentional or accidental introduction of alien, or non-native, species of flora and fauna into areas where they are not normally found can be a significant threat to biodiversity, since some alien species can become invasive, spreading rapidly and out-competing native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not intentionally introduce any new alien species (not currently established in the country or region of the project) unless this is carried out in accordance with the existing regulatory framework for such introduction. Notwithstanding the above, the client will not deliberately introduce any alien species with a high risk of invasive behavior regardless of whether such introductions are permitted under the existing regulatory framework.</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ll introductions of alien species will be subject to a risk assessment (as part of the client’s environmental and social risks and impacts identification process) to determine the potential for invasive behavio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1">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Invasive Alien Speci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2" calcext:value-type="float">
            <text:p>22</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client will implement measures to avoid the potential for accidental or unintended introductions including the transportation of substrates and vectors (such as soil, ballast, and plant materials) that may harbor alien spec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lien species are already established in the country or region of the proposed project, the client will exercise diligence in not spreading them into areas in which they have not already been establish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0">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Protection and Conservation of Biodiversity </text:p>
            <text:p>&gt; Legally Protected and Internationally Recognized Area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3" calcext:value-type="float">
            <text:p>23</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s practicable, the client should take measures to eradicate such species from the natural habitats over which they have management contro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Management of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5" calcext:value-type="float">
            <text:p>5</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 project is likely to adversely impact ecosystem services, as determined by the risks and impacts identification process, the client will conduct a systematic review to identify priority ecosystem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Priority ecosystem services are two-fold: (i) those services on which project operations are most likely to have an impact and, therefore, which result in adverse impacts to Affected Communities; and/or (ii) those services on which the project is directly dependent for its operations (e.g., water).</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4" calcext:value-type="float">
            <text:p>24</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n Affected Communities are likely to be impacted, they should participate in the determination of priority ecosystem services in accordance with the stakeholder engagement process as defined in Performance Standard 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ith respect to impacts on priority ecosystem services of relevance to Affected Communities and where the client has direct management control or significant influence over such ecosystem services, adverse impacts should be avoid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f these impacts are unavoidable, the client will minimize them and implement mitigation measures that aim to maintain the value and functionality of priority serv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ith respect to impacts on priority ecosystem services on which the project depends, clients should minimize impacts on ecosystem services and implement measures that increase resource efficiency of their operations, as described in Performance Standard 3.</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Additional provisions for ecosystem services are included in Performance Standards 4, 5, 7, and 8. [FN19]</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72">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Management of Ecosystem Servi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5" calcext:value-type="float">
            <text:p>25</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19] Ecosystem service references are located in Performance Standard 4, paragraph 8; Performance Standard 5, paragraphs 5 and 25–29; Performance Standard 7, paragraphs 13–17 and 20; and Performance Standard 8, paragraph 1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Sustainable Management of Living Natural Resour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lients who are engaged in the primary production of living natural resources, including natural and plantation forestry, agriculture, animal husbandry, aquaculture, and fisheries, will be subject to the requirements of paragraphs 26 through 30, in addition to the rest of this Performance Standar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feasible, the client will locate land-based agribusiness and forestry projects on unforested land or land already converte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lients who are engaged in such industries will manage living natural resources in a sustainable manner, through the application of industry-specific good management practices and available technologi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6" calcext:value-type="float">
            <text:p>26</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such primary production practices are codified in globally, regionally, or nationally recognized standards, the client will implement sustainable management practices to one or more relevant and credible standards as demonstrated by independent verification or certificatio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Credible globally, regionally, or nationally recognized standards for sustainable management of living natural resources are those which (i) are objective and achievable; (ii) are founded on a multi-stakeholder consultative process; (iii) encourage step-wise and continual improvements; and (iv) provide for independent verification or certification through appropriate accredited bodies for such standards. [FN20]</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7" calcext:value-type="float">
            <text:p>27</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0] A credible certification system would be one which is independent, cost-effective, based on objective and measurable performance standards and developed through consultation with relevant stakeholders, such as local people and communities, Indigenous Peoples, and civil society organizations representing consumer, producer and conservation interests. Such a system has fair, transparent and independent decision-making procedures that avoid conflicts of interes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relevant and credible standard(s) exist, but the client has not yet obtained independent verification or certification to such standard(s), the client will conduct a pre-assessment of its conformity to the applicable standard(s) and take actions to achieve such verification or certification over an appropriate period of time.</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6" calcext:value-type="float">
            <text:p>6</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n the absence of a relevant and credible global, regional, or national standard for the particular living natural resource in the country concerned, the client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9" calcext:value-type="float">
            <text:p>29</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Commit to applying good international industry operating principles, management practices, and technologie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8">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stainable Management of Living Natural Resources</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28" calcext:value-type="float">
            <text:p>28</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 Actively engage and support the development of a national standard, where relevant, including studies that contribute to the definition and demonstration of sustainable practice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1" office:value-type="string" calcext:value-type="string">
            <text:p>Supply Chain</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Where a client is purchasing primary production (especially but not exclusively food and fiber commodities) that is known to be produced in regions where there is a risk of significant conversion of natural and/or critical habitats, systems and verification practices will be adopted as part of the client’s ESMS to evaluate its primary suppliers. [FN21]</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FN21] Primary suppliers are those suppliers who, on an ongoing basis, provide the majority of living natural resources, goods, and materials essential for the core business processes of the project.</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systems and verification practices will</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 identify where the supply is coming from and the habitat type of this area;</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style-name="ce33" office:value-type="string" calcext:value-type="string">
            <text:p>&lt;/div&gt;</text:p>
          </table:table-cell>
          <table:table-cell table:style-name="ce5" office:value-type="string" calcext:value-type="string">
            <text:p>&lt;div class="three wide column"&gt;</text:p>
          </table:table-cell>
          <table:table-cell table:style-name="ce138"/>
          <table:table-cell table:number-columns-repeated="2" table:style-name="ce33" office:value-type="string" calcext:value-type="string">
            <text:p>&lt;/div&gt;</text:p>
          </table:table-cell>
          <table:table-cell table:style-name="ce138"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i) provide for an ongoing review of the client’s primary supply chain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6">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ii) limit procurement to those suppliers that can demonstrate that they are not contributing to significant conversion of natural and/or critical habitats (this may be demonstrated by delivery of certified product, or progress towards verification or certification under a credible scheme in certain commodities and/or locations); and</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iv) where possible, require actions to shift the client’s primary supply chain over time to suppliers that can demonstrate that they are not significantly adversely impacting these area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64">
          <table:table-cell table:style-name="ce117"/>
          <table:table-cell table:style-name="ce5" office:value-type="string" calcext:value-type="string">
            <text:p>&lt;div class="eight column row"&gt;</text:p>
          </table:table-cell>
          <table:table-cell table:style-name="ce5" office:value-type="string" calcext:value-type="string">
            <text:p>&lt;div class="one wide column"&gt;</text:p>
          </table:table-cell>
          <table:table-cell table:style-name="ce124" office:value-type="string" calcext:value-type="string">
            <text:p>PS6</text:p>
          </table:table-cell>
          <table:table-cell table:style-name="ce11" office:value-type="string" calcext:value-type="string">
            <text:p>&lt;/div&gt;</text:p>
          </table:table-cell>
          <table:table-cell table:style-name="ce13" office:value-type="string" calcext:value-type="string">
            <text:p>&lt;div class="two wide column"&gt;</text:p>
          </table:table-cell>
          <table:table-cell table:style-name="ce124" office:value-type="string" calcext:value-type="string">
            <text:p>Requirements </text:p>
            <text:p>&gt; Supply Chain</text:p>
          </table:table-cell>
          <table:table-cell table:style-name="ce11" office:value-type="string" calcext:value-type="string">
            <text:p>&lt;/div&gt;</text:p>
          </table:table-cell>
          <table:table-cell office:value-type="string" calcext:value-type="string">
            <text:p>&lt;div class="one wide column"&gt;</text:p>
          </table:table-cell>
          <table:table-cell table:style-name="ce124" office:value-type="float" office:value="7" calcext:value-type="float">
            <text:p>7</text:p>
          </table:table-cell>
          <table:table-cell table:style-name="ce23" office:value-type="string" calcext:value-type="string">
            <text:p>&lt;/div&gt;</text:p>
          </table:table-cell>
          <table:table-cell table:style-name="ce24" office:value-type="string" calcext:value-type="string">
            <text:p>&lt;div class="one wide column"&gt;</text:p>
          </table:table-cell>
          <table:table-cell table:style-name="ce124" office:value-type="float" office:value="30" calcext:value-type="float">
            <text:p>30</text:p>
          </table:table-cell>
          <table:table-cell table:style-name="ce11" office:value-type="string" calcext:value-type="string">
            <text:p>&lt;/div&gt;</text:p>
          </table:table-cell>
          <table:table-cell table:style-name="ce13" office:value-type="string" calcext:value-type="string">
            <text:p>&lt;div class="three wide column"&gt;</text:p>
          </table:table-cell>
          <table:table-cell table:style-name="ce130" office:value-type="string" calcext:value-type="string">
            <text:p>The ability of the client to fully address these risks will depend upon the client’s level of management control or influence over its primary suppliers.</text:p>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style-name="ce124"/>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style-name="ce33" office:value-type="string" calcext:value-type="string">
            <text:p>&lt;/div&gt;</text:p>
          </table:table-cell>
          <table:table-cell table:style-name="ce5" office:value-type="string" calcext:value-type="string">
            <text:p>&lt;div class="three wide column"&gt;</text:p>
          </table:table-cell>
          <table:table-cell/>
          <table:table-cell table:number-columns-repeated="2" table:style-name="ce33" office:value-type="string" calcext:value-type="string">
            <text:p>&lt;/div&gt;</text:p>
          </table:table-cell>
          <table:table-cell table:number-columns-repeated="985"/>
        </table:table-row>
        <table:table-row table:style-name="ro22">
          <table:table-cell table:style-name="ce118"/>
          <table:table-cell table:style-name="ce120" table:number-columns-repeated="2"/>
          <table:table-cell table:style-name="ce118" office:value-type="string" calcext:value-type="string">
            <text:p>&lt;/div&gt;</text:p>
          </table:table-cell>
          <table:table-cell table:style-name="ce5" table:number-columns-repeated="2"/>
          <table:table-cell/>
          <table:table-cell table:style-name="ce121" table:number-columns-repeated="2"/>
          <table:table-cell table:number-columns-repeated="4"/>
          <table:table-cell table:style-name="ce5" table:number-columns-repeated="2"/>
          <table:table-cell table:style-name="ce120" table:number-columns-repeated="3"/>
          <table:table-cell table:style-name="ce133"/>
          <table:table-cell table:style-name="ce120" table:number-columns-repeated="3"/>
          <table:table-cell table:style-name="ce135" table:number-columns-repeated="2"/>
          <table:table-cell table:style-name="ce120" table:number-columns-repeated="3"/>
          <table:table-cell table:style-name="ce135"/>
          <table:table-cell table:style-name="ce120" table:number-columns-repeated="3"/>
          <table:table-cell table:style-name="ce43" table:number-columns-repeated="2"/>
          <table:table-cell table:style-name="ce120" table:number-columns-repeated="3"/>
          <table:table-cell table:style-name="ce43"/>
          <table:table-cell table:style-name="ce120" table:number-columns-repeated="2"/>
          <table:table-cell table:style-name="ce43" table:number-columns-repeated="985"/>
        </table:table-row>
        <table:table-row table:style-name="ro22">
          <table:table-cell table:style-name="ce118"/>
          <table:table-cell table:style-name="ce120" table:number-columns-repeated="2"/>
          <table:table-cell table:style-name="ce118" office:value-type="string" calcext:value-type="string">
            <text:p>&lt;/div&gt;</text:p>
          </table:table-cell>
          <table:table-cell table:style-name="ce5" table:number-columns-repeated="2"/>
          <table:table-cell/>
          <table:table-cell table:style-name="ce121" table:number-columns-repeated="2"/>
          <table:table-cell table:number-columns-repeated="4"/>
          <table:table-cell table:style-name="ce5" table:number-columns-repeated="2"/>
          <table:table-cell table:style-name="ce120" table:number-columns-repeated="3"/>
          <table:table-cell table:style-name="ce133"/>
          <table:table-cell table:style-name="ce120" table:number-columns-repeated="3"/>
          <table:table-cell table:style-name="ce135" table:number-columns-repeated="2"/>
          <table:table-cell table:style-name="ce120" table:number-columns-repeated="3"/>
          <table:table-cell table:style-name="ce135"/>
          <table:table-cell table:style-name="ce120" table:number-columns-repeated="3"/>
          <table:table-cell table:style-name="ce43" table:number-columns-repeated="2"/>
          <table:table-cell table:style-name="ce120" table:number-columns-repeated="3"/>
          <table:table-cell table:style-name="ce43"/>
          <table:table-cell table:style-name="ce120" table:number-columns-repeated="2"/>
          <table:table-cell table:style-name="ce43" table:number-columns-repeated="985"/>
        </table:table-row>
        <table:table-row table:style-name="ro1" table:number-rows-repeated="128">
          <table:table-cell table:number-columns-repeated="7"/>
          <table:table-cell table:style-name="ce121" table:number-columns-repeated="2"/>
          <table:table-cell table:number-columns-repeated="1015"/>
        </table:table-row>
        <table:table-row table:style-name="ro1" table:number-rows-repeated="1048320">
          <table:table-cell table:number-columns-repeated="1024"/>
        </table:table-row>
        <table:table-row table:style-name="ro1">
          <table:table-cell table:number-columns-repeated="1024"/>
        </table:table-row>
      </table:table>
      <table:table table:name="PS7" table:style-name="ta3">
        <office:forms form:automatic-focus="false" form:apply-design-mode="false"/>
        <table:table-column table:style-name="co34" table:default-cell-style-name="ce140"/>
        <table:table-column table:style-name="co35" table:default-cell-style-name="ce140"/>
        <table:table-column table:style-name="co36" table:default-cell-style-name="ce140"/>
        <table:table-column table:style-name="co37" table:default-cell-style-name="ce140"/>
        <table:table-column table:style-name="co38" table:default-cell-style-name="ce140"/>
        <table:table-column table:style-name="co39" table:default-cell-style-name="ce140"/>
        <table:table-column table:style-name="co40" table:default-cell-style-name="ce153"/>
        <table:table-column table:style-name="co41" table:default-cell-style-name="ce154"/>
        <table:table-column table:style-name="co42" table:default-cell-style-name="ce153"/>
        <table:table-column table:style-name="co43" table:default-cell-style-name="ce153"/>
        <table:table-column table:style-name="co44" table:number-columns-repeated="1014" table:default-cell-style-name="ce140"/>
        <table:table-row table:style-name="ro73">
          <table:table-cell table:style-name="ce42" table:number-columns-repeated="6"/>
          <table:table-cell table:style-name="ce104" table:number-columns-repeated="2"/>
          <table:table-cell table:style-name="ce155"/>
          <table:table-cell table:style-name="ce104"/>
          <table:table-cell table:number-columns-repeated="1014"/>
        </table:table-row>
        <table:table-row table:style-name="ro74">
          <table:table-cell table:style-name="ce42" table:number-columns-repeated="6"/>
          <table:table-cell table:style-name="ce148" office:value-type="string" calcext:value-type="string">
            <text:p>on-going</text:p>
          </table:table-cell>
          <table:table-cell table:style-name="ce104"/>
          <table:table-cell table:style-name="ce155"/>
          <table:table-cell table:style-name="ce104"/>
          <table:table-cell table:number-columns-repeated="1014"/>
        </table:table-row>
        <table:table-row table:style-name="ro74">
          <table:table-cell table:style-name="ce42" table:number-columns-repeated="6"/>
          <table:table-cell table:style-name="ce149" office:value-type="string" calcext:value-type="string">
            <text:p>out-standing</text:p>
          </table:table-cell>
          <table:table-cell table:style-name="ce104"/>
          <table:table-cell table:style-name="ce155"/>
          <table:table-cell table:style-name="ce104"/>
          <table:table-cell table:number-columns-repeated="1014"/>
        </table:table-row>
        <table:table-row table:style-name="ro74">
          <table:table-cell table:style-name="ce42" table:number-columns-repeated="6"/>
          <table:table-cell table:style-name="ce150" office:value-type="string" calcext:value-type="string">
            <text:p>yes</text:p>
          </table:table-cell>
          <table:table-cell table:style-name="ce104"/>
          <table:table-cell table:style-name="ce155"/>
          <table:table-cell table:style-name="ce104"/>
          <table:table-cell table:number-columns-repeated="1014"/>
        </table:table-row>
        <table:table-row table:style-name="ro73" table:number-rows-repeated="2">
          <table:table-cell table:style-name="ce42" table:number-columns-repeated="6"/>
          <table:table-cell table:style-name="ce104" table:number-columns-repeated="2"/>
          <table:table-cell table:style-name="ce155"/>
          <table:table-cell table:style-name="ce104"/>
          <table:table-cell table:number-columns-repeated="1014"/>
        </table:table-row>
        <table:table-row table:style-name="ro75">
          <table:table-cell table:style-name="ce42"/>
          <table:table-cell table:style-name="ce141" table:number-columns-repeated="3"/>
          <table:table-cell table:style-name="ce146" office:value-type="string" calcext:value-type="string" table:number-columns-spanned="1" table:number-rows-spanned="2">
            <text:p>IFC Provision</text:p>
          </table:table-cell>
          <table:table-cell table:style-name="ce146" office:value-type="string" calcext:value-type="string" table:number-columns-spanned="1" table:number-rows-spanned="2">
            <text:p>M&amp;E Question Format</text:p>
          </table:table-cell>
          <table:table-cell table:style-name="ce147" office:value-type="string" calcext:value-type="string">
            <text:p>Compliance Assessment</text:p>
          </table:table-cell>
          <table:table-cell table:style-name="ce146" office:value-type="string" calcext:value-type="string" table:number-columns-spanned="1" table:number-rows-spanned="2">
            <text:p>Notes / Supporting Evidence</text:p>
          </table:table-cell>
          <table:table-cell table:style-name="ce146" office:value-type="string" calcext:value-type="string" table:number-columns-spanned="1" table:number-rows-spanned="2">
            <text:p>Recommendations/Remedial Actions</text:p>
          </table:table-cell>
          <table:table-cell table:style-name="ce104"/>
          <table:table-cell table:number-columns-repeated="1014"/>
        </table:table-row>
        <table:table-row table:style-name="ro76">
          <table:table-cell table:style-name="ce42"/>
          <table:table-cell table:style-name="ce142" office:value-type="string" calcext:value-type="string">
            <text:p>performance standard</text:p>
          </table:table-cell>
          <table:table-cell table:style-name="ce142" office:value-type="string" calcext:value-type="string">
            <text:p>section</text:p>
          </table:table-cell>
          <table:table-cell table:style-name="ce142" office:value-type="string" calcext:value-type="string">
            <text:p>paragraph</text:p>
          </table:table-cell>
          <table:covered-table-cell table:number-columns-repeated="2" table:style-name="ce147"/>
          <table:table-cell table:style-name="ce151" office:value-type="string" calcext:value-type="string">
            <text:p>y/n</text:p>
          </table:table-cell>
          <table:covered-table-cell table:number-columns-repeated="2" table:style-name="ce147"/>
          <table:table-cell table:style-name="ce104"/>
          <table:table-cell table:number-columns-repeated="1014"/>
        </table:table-row>
        <table:table-row table:style-name="ro77">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3" calcext:value-type="float">
            <text:p>3</text:p>
          </table:table-cell>
          <table:table-cell table:style-name="ce96" office:value-type="string" calcext:value-type="string">
            <text:p>The applicability of this Performance Standard is established during the environmental and social risks and impacts identification process.</text:p>
          </table:table-cell>
          <table:table-cell table:style-name="ce96" office:value-type="string" calcext:value-type="string">
            <text:p>Has the project established a clear position with regard to PS7 applicability?</text:p>
          </table:table-cell>
          <table:table-cell table:style-name="ce152"/>
          <table:table-cell table:style-name="ce95" table:number-columns-repeated="2"/>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3" calcext:value-type="float">
            <text:p>3</text:p>
          </table:table-cell>
          <table:table-cell table:style-name="ce96" office:value-type="string" calcext:value-type="string">
            <text:p>The implementation of the actions necessary to meet the requirements of this Performance Standard is managed through the client’s Environmental and Social Management System, the elements of which are outlined in Performance Standard 1.</text:p>
          </table:table-cell>
          <table:table-cell table:style-name="ce96" office:value-type="string" calcext:value-type="string">
            <text:p>Does the project ESMS clearly articulate compliance provisions with regard to PS7?</text:p>
          </table:table-cell>
          <table:table-cell table:style-name="ce152"/>
          <table:table-cell table:style-name="ce95"/>
          <table:table-cell table:style-name="ce156"/>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In this Performance Standard, the term “Indigenous Peoples” is used in a generic sense to refer to a distinct social and cultural group possessing the following characteristics in varying degrees:</text:p>
          </table:table-cell>
          <table:table-cell table:style-name="ce96" office:value-type="string" calcext:value-type="string">
            <text:p>Do the project-affected people match with any of the following IFC criteria for "Indigenous Peoples?</text:p>
          </table:table-cell>
          <table:table-cell table:style-name="ce152"/>
          <table:table-cell table:style-name="ce95"/>
          <table:table-cell table:style-name="ce157"/>
          <table:table-cell table:style-name="ce104"/>
          <table:table-cell table:number-columns-repeated="1014"/>
        </table:table-row>
        <table:table-row table:style-name="ro80">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Self-identification as members of a distinct indigenous cultural group and recognition of this identity by other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1">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Collective attachment to geographically distinct habitats or ancestral territories in the project area and to the natural resources in these habitats and territorie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Customary cultural, economic, social, or political institutions that are separate from those of the mainstream society or culture; or</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77">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5" calcext:value-type="float">
            <text:p>5</text:p>
          </table:table-cell>
          <table:table-cell table:style-name="ce96" office:value-type="string" calcext:value-type="string">
            <text:p>* A distinct language or dialect, often different from the official language or languages of the country or region in which they reside.</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6" calcext:value-type="float">
            <text:p>6</text:p>
          </table:table-cell>
          <table:table-cell table:style-name="ce96" office:value-type="string" calcext:value-type="string">
            <text:p>This Performance Standard applies to communities or groups of Indigenous Peoples who maintain a collective attachment, i.e., whose identity as a group or community is linked, to distinct habitats or ancestral territories and the natural resources therein.</text:p>
          </table:table-cell>
          <table:table-cell table:style-name="ce96" office:value-type="string" calcext:value-type="string">
            <text:p>Can the affected people be understood as having a 'collective attachment' to the specific lands and territories where the project is located?</text:p>
          </table:table-cell>
          <table:table-cell table:style-name="ce152"/>
          <table:table-cell table:style-name="ce95"/>
          <table:table-cell table:style-name="ce157"/>
          <table:table-cell table:style-name="ce104"/>
          <table:table-cell table:number-columns-repeated="1014"/>
        </table:table-row>
        <table:table-row table:style-name="ro83">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6" calcext:value-type="float">
            <text:p>6</text:p>
          </table:table-cell>
          <table:table-cell table:style-name="ce96" office:value-type="string" calcext:value-type="string">
            <text:p>It may also apply to communities or groups that have lost collective attachment to distinct habitats or ancestral territories in the project area, occurring within the concerned group members’ lifetime, because of forced severance, conflict, government resettlement programs, dispossession of their lands, natural disasters, or incorporation of such territories into an urban area?</text:p>
          </table:table-cell>
          <table:table-cell table:style-name="ce96" office:value-type="string" calcext:value-type="string">
            <text:p>Have the affected peoples lost 'collective attachment' in their lifetime because of forced severance, conflict, government resettlement programs, dispossession of their lands, natural disasters, or incorporation of such territories into an urban area.</text:p>
          </table:table-cell>
          <table:table-cell table:style-name="ce152"/>
          <table:table-cell table:style-name="ce95"/>
          <table:table-cell table:style-name="ce158"/>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Scope of Application</text:p>
          </table:table-cell>
          <table:table-cell table:style-name="ce143" office:value-type="float" office:value="7" calcext:value-type="float">
            <text:p>7</text:p>
          </table:table-cell>
          <table:table-cell table:style-name="ce96" office:value-type="string" calcext:value-type="string">
            <text:p>The client may be required to seek inputs from competent professionals to ascertain whether a particular group is considered as Indigenous Peoples for the purpose of this Performance Standard.</text:p>
          </table:table-cell>
          <table:table-cell table:style-name="ce96" office:value-type="string" calcext:value-type="string">
            <text:p>Did the project engage the help of a qualified professional to make the assessment of whether the affected population counts as an "Indigenous People"?</text:p>
          </table:table-cell>
          <table:table-cell table:style-name="ce152"/>
          <table:table-cell table:style-name="ce95"/>
          <table:table-cell table:style-name="ce156"/>
          <table:table-cell table:style-name="ce104"/>
          <table:table-cell table:number-columns-repeated="1014"/>
        </table:table-row>
        <table:table-row table:style-name="ro84">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8" calcext:value-type="float">
            <text:p>8</text:p>
          </table:table-cell>
          <table:table-cell table:style-name="ce96" office:value-type="string" calcext:value-type="string">
            <text:p>The client will identify, through an environmental and social risks and impacts assessment process, all communities of Indigenous Peoples within the project area of influence who may be affected by the project, as well as the nature and degree of the expected direct and indirect economic, social, cultural (including cultural heritage2), and environmental impacts on them.</text:p>
          </table:table-cell>
          <table:table-cell table:style-name="ce96" office:value-type="string" calcext:value-type="string">
            <text:p>Has the project undertaken an adequate environmental and social risks and impacts assessment process—identifying thereby all communities of Indigenous Peoples within the project area of influence who may be affected by the project, as well as the nature and degree of the expected direct and indirect economic, social, cultural (including cultural heritage2), and environmental impacts on them?</text:p>
          </table:table-cell>
          <table:table-cell table:style-name="ce152"/>
          <table:table-cell table:style-name="ce95"/>
          <table:table-cell table:style-name="ce156"/>
          <table:table-cell table:style-name="ce104"/>
          <table:table-cell table:number-columns-repeated="1014"/>
        </table:table-row>
        <table:table-row table:style-name="ro85">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9" calcext:value-type="float">
            <text:p>9</text:p>
          </table:table-cell>
          <table:table-cell table:style-name="ce96" office:value-type="string" calcext:value-type="string">
            <text:p>Adverse impacts on Affected Communities of Indigenous Peoples should be avoided where possible.</text:p>
          </table:table-cell>
          <table:table-cell table:style-name="ce96" office:value-type="string" calcext:value-type="string">
            <text:p>Does the project design exhibit reasonable efforts to avoid adverse impacts to Indigenous Peoples?</text:p>
          </table:table-cell>
          <table:table-cell table:style-name="ce152"/>
          <table:table-cell table:style-name="ce95"/>
          <table:table-cell table:style-name="ce156"/>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5"/>
          <table:table-cell table:style-name="ce143" office:value-type="float" office:value="9" calcext:value-type="float">
            <text:p>9</text:p>
          </table:table-cell>
          <table:table-cell table:style-name="ce96" office:value-type="string" calcext:value-type="string">
            <text:p>Where alternatives have been explored and adverse impacts are unavoidable, the client will minimize, restore, and/or compensate for these impacts in a culturally appropriate manner commensurate with the nature and scale of such impacts and the vulnerability of the Affected Communities of Indigenous Peoples.</text:p>
          </table:table-cell>
          <table:table-cell table:style-name="ce96" office:value-type="string" calcext:value-type="string">
            <text:p>In the event of 'unavoidable adverse impacts', has the project established adequate measures to minimize, restore, and/or compensate for these impacts in a culturally appropriate manner commensurate with the nature and scale of such impacts and the vulnerability of the Affected Communities of Indigenous Peoples?</text:p>
          </table:table-cell>
          <table:table-cell table:style-name="ce152"/>
          <table:table-cell table:style-name="ce95"/>
          <table:table-cell table:style-name="ce157"/>
          <table:table-cell table:style-name="ce104"/>
          <table:table-cell table:number-columns-repeated="1014"/>
        </table:table-row>
        <table:table-row table:style-name="ro87">
          <table:table-cell table:style-name="ce42"/>
          <table:table-cell table:style-name="ce143" office:value-type="string" calcext:value-type="string">
            <text:p>PS7</text:p>
          </table:table-cell>
          <table:table-cell table:style-name="ce144" office:value-type="string" calcext:value-type="string">
            <text:p>Requirements </text:p>
            <text:p>&gt; General </text:p>
            <text:p>&gt; Avoidance of Adverse Impacts</text:p>
          </table:table-cell>
          <table:table-cell table:style-name="ce143" office:value-type="float" office:value="9" calcext:value-type="float">
            <text:p>9</text:p>
          </table:table-cell>
          <table:table-cell table:style-name="ce96" office:value-type="string" calcext:value-type="string">
            <text:p>The client’s proposed actions will be developed with the ICP of </text:p>
            <text:p>the Affected Communities of Indigenous Peoples and contained in a time-bound plan, such as an Indigenous Peoples Plan, or a broader community development plan with separate components for Indigenous Peoples.</text:p>
          </table:table-cell>
          <table:table-cell table:style-name="ce96" office:value-type="string" calcext:value-type="string">
            <text:p>Has the project's action plan for risk and impact avoidance and mitigation been developed with the ICP of the Affected Communities of Indigenous Peoples and contained in a time-bound plan, such as an Indigenous Peoples Plan, or a broader community development plan with separate components for Indigenous Peoples?</text:p>
          </table:table-cell>
          <table:table-cell table:style-name="ce152"/>
          <table:table-cell table:style-name="ce95"/>
          <table:table-cell table:style-name="ce156"/>
          <table:table-cell table:style-name="ce104"/>
          <table:table-cell table:number-columns-repeated="1014"/>
        </table:table-row>
        <table:table-row table:style-name="ro88">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The client will undertake an engagement process with the Affected Communities of Indigenous Peoples as required in Performance Standard 1.</text:p>
          </table:table-cell>
          <table:table-cell table:style-name="ce96" office:value-type="string" calcext:value-type="string">
            <text:p>Has the project undertaken an engagement process with the Affected Communities of Indigenous Peoples as required in Performance Standard 1?</text:p>
          </table:table-cell>
          <table:table-cell table:style-name="ce152"/>
          <table:table-cell table:style-name="ce95"/>
          <table:table-cell table:style-name="ce156"/>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This engagement process includes stakeholder analysis and engagement planning, disclosure of information, consultation, and participation, in a culturally appropriate manner.</text:p>
          </table:table-cell>
          <table:table-cell table:style-name="ce96" office:value-type="string" calcext:value-type="string">
            <text:p>Does the projecet's engagement process include stakeholder analysis and engagement planning, disclosure of information, consultation, and participation, in a culturally appropriate manner.</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In addition, this process will:</text:p>
          </table:table-cell>
          <table:table-cell table:style-name="ce96" office:value-type="string" calcext:value-type="string">
            <text:p>Has the project's engagement process been attentive to the following issues?</text:p>
          </table:table-cell>
          <table:table-cell table:style-name="ce152"/>
          <table:table-cell table:style-name="ce95"/>
          <table:table-cell table:style-name="ce158"/>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 Involve Indigenous Peoples’ representative bodies and organizations (e.g., councils of elders or village councils), as well as members of the Affected Communities of Indigenous Peoples; and</text:p>
          </table:table-cell>
          <table:table-cell table:style-name="ce96" office:value-type="string" calcext:value-type="string">
            <text:p>…</text:p>
          </table:table-cell>
          <table:table-cell table:style-name="ce152"/>
          <table:table-cell table:style-name="ce95"/>
          <table:table-cell table:style-name="ce158"/>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0" calcext:value-type="float">
            <text:p>10</text:p>
          </table:table-cell>
          <table:table-cell table:style-name="ce96" office:value-type="string" calcext:value-type="string">
            <text:p>* Provide sufficient time for Indigenous Peoples’ decision-making processes.</text:p>
          </table:table-cell>
          <table:table-cell table:style-name="ce96" office:value-type="string" calcext:value-type="string">
            <text:p>…</text:p>
          </table:table-cell>
          <table:table-cell table:style-name="ce152"/>
          <table:table-cell table:style-name="ce95"/>
          <table:table-cell table:style-name="ce158"/>
          <table:table-cell table:style-name="ce104"/>
          <table:table-cell table:number-columns-repeated="1014"/>
        </table:table-row>
        <table:table-row table:style-name="ro90">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Affected Communities of Indigenous Peoples may be particularly vulnerable to the loss of, alienation from or exploitation of their land and access to natural and cultural resources. In recognition of this vulnerability, in addition to the General Requirements of this Performance Standard, the client will obtain the FPIC of the Affected Communities of Indigenous Peoples in the circumstances described in paragraphs 13–17 of this Performance Standard.</text:p>
          </table:table-cell>
          <table:table-cell table:style-name="ce96" office:value-type="string" calcext:value-type="string">
            <text:p>Does the project involve risks and impacts corresponding to the circumstances described in PS7 paragraphs 13–17?</text:p>
            <text:p>Circumstances:</text:p>
            <text:p> * Impacts on Lands and Natural Resources Subject to Traditional Ownership or Under Customary Use</text:p>
            <text:p> * Relocation of Indigenous Peoples from Lands and Natural Resources Subject to Traditional Ownership or Under Customary Use</text:p>
            <text:p> * Critical Cultural Heritage</text:p>
          </table:table-cell>
          <table:table-cell table:style-name="ce152"/>
          <table:table-cell table:style-name="ce95"/>
          <table:table-cell table:style-name="ce158"/>
          <table:table-cell table:style-name="ce104"/>
          <table:table-cell table:number-columns-repeated="1014"/>
        </table:table-row>
        <table:table-row table:style-name="ro7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FPIC applies to project design, implementation, and expected outcomes related to impacts affecting the communities of Indigenous Peoples.</text:p>
          </table:table-cell>
          <table:table-cell table:style-name="ce96" office:value-type="string" calcext:value-type="string">
            <text:p>Have FPIC processes been established for all of the following aspects of the project life-cycle (i) project design, (ii) implementation, and (iii) evaluation and monitoring?</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1" calcext:value-type="float">
            <text:p>11</text:p>
          </table:table-cell>
          <table:table-cell table:style-name="ce96" office:value-type="string" calcext:value-type="string">
            <text:p>When any of these circumstances apply, the client will engage external experts to assist in the identification of the project risks and impacts.</text:p>
          </table:table-cell>
          <table:table-cell table:style-name="ce96" office:value-type="string" calcext:value-type="string">
            <text:p>Has the project engaged an external expert(s) who specialise in addressing the risks and impacts for FPIC-specific circumstances?</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There is no universally accepted definition of FPIC. For the purposes of Performance Standards 1, 7 and 8, “FPIC” has the meaning described in this paragraph. FPIC builds on and expands the process of ICP described in Performance Standard 1 and will be established through good faith negotiation between the client and the Affected Communities of Indigenous Peoples.</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The client will document:</text:p>
          </table:table-cell>
          <table:table-cell table:style-name="ce96" office:value-type="string" calcext:value-type="string">
            <text:p>Are the following items documented?</text:p>
          </table:table-cell>
          <table:table-cell table:style-name="ce152"/>
          <table:table-cell table:style-name="ce95"/>
          <table:table-cell table:style-name="ce157"/>
          <table:table-cell table:style-name="ce104"/>
          <table:table-cell table:number-columns-repeated="1014"/>
        </table:table-row>
        <table:table-row table:style-name="ro47">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i) the mutually accepted process between the client and Affected Communities of Indigenous Peoples, and</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ii) evidence of agreement between the parties as the outcome of the negotiations.</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General </text:p>
            <text:p>&gt; Participation and Consent</text:p>
          </table:table-cell>
          <table:table-cell table:style-name="ce143" office:value-type="float" office:value="12" calcext:value-type="float">
            <text:p>12</text:p>
          </table:table-cell>
          <table:table-cell table:style-name="ce96" office:value-type="string" calcext:value-type="string">
            <text:p>FPIC does not necessarily require unanimity and may be achieved even when individuals or groups within the community explicitly disagree.</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84">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3" calcext:value-type="float">
            <text:p>13</text:p>
          </table:table-cell>
          <table:table-cell table:style-name="ce96" office:value-type="string" calcext:value-type="string">
            <text:p>Indigenous Peoples are often closely tied to their lands and related natural resources. Frequently, these lands are traditionally owned or under customary use. While Indigenous Peoples may not possess legal title to these lands as defined by national law, their use of these lands, including seasonal or cyclical use, for their livelihoods, or cultural, ceremonial, and spiritual purposes that define their identity and community, can often be substantiated and documented.</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9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If the client proposes to locate a project on, or commercially develop natural resources on lands traditionally owned by, or under the customary use of, Indigenous Peoples, and adverse impacts can be expected, the client will take the following steps:</text:p>
          </table:table-cell>
          <table:table-cell table:style-name="ce96" office:value-type="string" calcext:value-type="string">
            <text:p>In the event that the project will be located on, or will commercially develop natural resources within, lands traditionally owned by, or under the customary use of, Indigenous Peoples, and anticipates the potential for adverse impacts—have the following steps been undertaken?</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Document efforts to avoid and otherwise minimize the area of land proposed for the project;</text:p>
          </table:table-cell>
          <table:table-cell table:style-name="ce96" office:value-type="string" calcext:value-type="string">
            <text:p>Has the project documented efforts to avoid and otherwise minimize its land use?</text:p>
          </table:table-cell>
          <table:table-cell table:style-name="ce152"/>
          <table:table-cell table:style-name="ce95"/>
          <table:table-cell table:style-name="ce157"/>
          <table:table-cell table:style-name="ce104"/>
          <table:table-cell table:number-columns-repeated="1014"/>
        </table:table-row>
        <table:table-row table:style-name="ro93">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Document efforts to avoid and otherwise minimize impacts on natural resources and natural areas of importance to Indigenous People;</text:p>
          </table:table-cell>
          <table:table-cell table:style-name="ce96" office:value-type="string" calcext:value-type="string">
            <text:p>Has the project documented efforts to avoid and otherwise minimize impacts on natural resources and natural areas of importance to Indigenous People?</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Identify and review all property interests and traditional resource uses prior to purchasing or leasing land;</text:p>
          </table:table-cell>
          <table:table-cell table:style-name="ce96" office:value-type="string" calcext:value-type="string">
            <text:p>Has the project identified and reviewed all property interests and traditional resource uses prior to purchasing or leasing land?</text:p>
          </table:table-cell>
          <table:table-cell table:style-name="ce152"/>
          <table:table-cell table:style-name="ce95"/>
          <table:table-cell table:style-name="ce157"/>
          <table:table-cell table:style-name="ce104"/>
          <table:table-cell table:number-columns-repeated="1014"/>
        </table:table-row>
        <table:table-row table:style-name="ro94">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Assess and document the Affected Communities of Indigenous Peoples’ resource use without prejudicing any Indigenous Peoples’ land claim. The assessment of land and natural resource use should be gender inclusive and specifically consider women’s role in the management and use of these resources;</text:p>
          </table:table-cell>
          <table:table-cell table:style-name="ce96" office:value-type="string" calcext:value-type="string">
            <text:p>Has the project assessed and documented the Affected Communities of Indigenous Peoples’ resource use without prejudicing any Indigenous Peoples’ land claim? Was the assessment of land and natural resource use gender-inclusive and considerate of women’s role in the management and use of these resource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e that Affected Communities of Indigenous Peoples are informed of their land rights under national law, including any national law recognizing customary use rights; and</text:p>
          </table:table-cell>
          <table:table-cell table:style-name="ce96" office:value-type="string" calcext:value-type="string">
            <text:p>Has the project ensured that Affected Communities of Indigenous Peoples are informed of their land rights under national law, including any national law recognizing customary use right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Offer Affected Communities of Indigenous Peoples compensation and due process in the case of commercial development of their land and natural resources, together with culturally appropriate sustainable development opportunities, including:</text:p>
          </table:table-cell>
          <table:table-cell table:style-name="ce96" office:value-type="string" calcext:value-type="string">
            <text:p>In the case of commercial development of their land and natural resources, has the project offered Affected Communities of Indigenous Peoples compensation according to due process and in a manner that is culturally appropriate and considerate of sustainable development opportunities?</text:p>
          </table:table-cell>
          <table:table-cell table:style-name="ce152"/>
          <table:table-cell table:style-name="ce95"/>
          <table:table-cell table:style-name="ce157"/>
          <table:table-cell table:style-name="ce104"/>
          <table:table-cell table:number-columns-repeated="1014"/>
        </table:table-row>
        <table:table-row table:style-name="ro8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Providing land-based compensation or compensation-in-kind in lieu of cash compensation where feasible.</text:p>
          </table:table-cell>
          <table:table-cell table:style-name="ce96" office:value-type="string" calcext:value-type="string">
            <text:p>Has the project explored options for providing land-based compensation or compensation-in-kind in lieu of cash compensation?</text:p>
          </table:table-cell>
          <table:table-cell table:style-name="ce152"/>
          <table:table-cell table:style-name="ce95"/>
          <table:table-cell table:style-name="ce156"/>
          <table:table-cell table:style-name="ce104"/>
          <table:table-cell table:number-columns-repeated="1014"/>
        </table:table-row>
        <table:table-row table:style-name="ro95">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ing continued access to natural resources, identifying the equivalent replacement resources, or, as a last option, providing compensation and identifying alternative livelihoods if project development results in the loss of access to and the loss of natural resources independent of project land acquisition.</text:p>
          </table:table-cell>
          <table:table-cell table:style-name="ce96" office:value-type="string" calcext:value-type="string">
            <text:p>Has the project ensured continued access to natural resources, such as by identifying the equivalent replacement resources or providing compensation and identifying alternative livelihoods?</text:p>
          </table:table-cell>
          <table:table-cell table:style-name="ce152"/>
          <table:table-cell table:style-name="ce95"/>
          <table:table-cell table:style-name="ce157"/>
          <table:table-cell table:style-name="ce104"/>
          <table:table-cell table:number-columns-repeated="1014"/>
        </table:table-row>
        <table:table-row table:style-name="ro9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Ensuring fair and equitable sharing of benefits associated with project usage of the resources where the client intends to utilize natural resources that are central to the identity and livelihood of Affected Communities of Indigenous People and their usage thereof exacerbates livelihood risk.</text:p>
          </table:table-cell>
          <table:table-cell table:style-name="ce96" office:value-type="string" calcext:value-type="string">
            <text:p>Where the client intends to utilize natural resources that are central to the identity and livelihood of Affected Communities of Indigenous People and their usage thereof exacerbates livelihood risk, has the project ensured fair and equitable sharing of benefits associated with project usage of the resources?</text:p>
          </table:table-cell>
          <table:table-cell table:style-name="ce152"/>
          <table:table-cell table:style-name="ce95"/>
          <table:table-cell table:style-name="ce157"/>
          <table:table-cell table:style-name="ce104"/>
          <table:table-cell table:number-columns-repeated="1014"/>
        </table:table-row>
        <table:table-row table:style-name="ro96">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Impacts on Lands and Natural Resources Subject to Traditional Ownership or Under Customary Use</text:p>
          </table:table-cell>
          <table:table-cell table:style-name="ce143" office:value-type="float" office:value="14" calcext:value-type="float">
            <text:p>14</text:p>
          </table:table-cell>
          <table:table-cell table:style-name="ce96" office:value-type="string" calcext:value-type="string">
            <text:p>** Providing Affected Communities of Indigenous Peoples with access, usage, and transit on land it is developing subject to overriding health, safety, and security considerations.</text:p>
          </table:table-cell>
          <table:table-cell table:style-name="ce96" office:value-type="string" calcext:value-type="string">
            <text:p>Are Affected Communities of Indigenous Peoples afforded continued land access throughout project operation? <text:s/>If not, are there overriding health, safety, and security considerations that merit the restrictions?</text:p>
          </table:table-cell>
          <table:table-cell table:style-name="ce152"/>
          <table:table-cell table:style-name="ce95"/>
          <table:table-cell table:style-name="ce157"/>
          <table:table-cell table:style-name="ce104"/>
          <table:table-cell table:number-columns-repeated="1014"/>
        </table:table-row>
        <table:table-row table:style-name="ro97">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The client will consider feasible alternative project designs to avoid the relocation of Indigenous Peoples from communally held lands and natural resources subject to traditional ownership or under customary use.</text:p>
          </table:table-cell>
          <table:table-cell table:style-name="ce96" office:value-type="string" calcext:value-type="string">
            <text:p>Has the client considered feasible alternative project designs to avoid the relocation of Indigenous Peoples from communally held lands and natural resources subject to traditional ownership or under customary use?</text:p>
          </table:table-cell>
          <table:table-cell table:style-name="ce152"/>
          <table:table-cell table:style-name="ce95"/>
          <table:table-cell table:style-name="ce157"/>
          <table:table-cell table:style-name="ce104"/>
          <table:table-cell table:number-columns-repeated="1014"/>
        </table:table-row>
        <table:table-row table:style-name="ro9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If such relocation is unavoidable the client will not proceed with the project unless FPIC has been obtained as described above. Any relocation of Indigenous Peoples will be consistent with the requirements of Performance Standard 5.</text:p>
          </table:table-cell>
          <table:table-cell table:style-name="ce96" office:value-type="string" calcext:value-type="string">
            <text:p>In the event that relocation is unavoidable, has the client obtained FPIC from affected communities of Indigenous Peoples, and is such relocation consistent with the requirements of Performance Standard 5?</text:p>
          </table:table-cell>
          <table:table-cell table:style-name="ce152"/>
          <table:table-cell table:style-name="ce95"/>
          <table:table-cell table:style-name="ce157"/>
          <table:table-cell table:style-name="ce104"/>
          <table:table-cell table:number-columns-repeated="1014"/>
        </table:table-row>
        <table:table-row table:style-name="ro9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Relocation of Indigenous Peoples from Lands and Natural Resources Subject to Traditional</text:p>
            <text:p>Ownership or Under Customary Use</text:p>
          </table:table-cell>
          <table:table-cell table:style-name="ce143" office:value-type="float" office:value="15" calcext:value-type="float">
            <text:p>15</text:p>
          </table:table-cell>
          <table:table-cell table:style-name="ce96" office:value-type="string" calcext:value-type="string">
            <text:p>Where feasible, the relocated Indigenous Peoples should be able to return to their traditional or customary lands, should the cause of their relocation cease to exist.</text:p>
          </table:table-cell>
          <table:table-cell table:style-name="ce96" office:value-type="string" calcext:value-type="string">
            <text:p>Will it be feasible for relocated Indigenous Peoples to return to their traditional or customary lands, should the cause of their relocation cease to exist?</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6" calcext:value-type="float">
            <text:p>16</text:p>
          </table:table-cell>
          <table:table-cell table:style-name="ce96" office:value-type="string" calcext:value-type="string">
            <text:p>Where a project may significantly impact on critical cultural heritage that is essential to the identity and/or cultural, ceremonial, or spiritual aspects of Indigenous Peoples lives, priority will be given to the avoidance of such impacts.</text:p>
          </table:table-cell>
          <table:table-cell table:style-name="ce96" office:value-type="string" calcext:value-type="string">
            <text:p>Has priority been given to the avoidance strategies where project operations may significantly impact critical cultural heritage that is essential to the identity and/or cultural, ceremonial, or spiritual aspects of Indigenous Peoples lives?</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6" calcext:value-type="float">
            <text:p>16</text:p>
          </table:table-cell>
          <table:table-cell table:style-name="ce96" office:value-type="string" calcext:value-type="string">
            <text:p>Where significant project impacts on critical cultural heritage are unavoidable, the client will obtain the FPIC of the Affected Communities of Indigenous Peoples.</text:p>
          </table:table-cell>
          <table:table-cell table:style-name="ce96" office:value-type="string" calcext:value-type="string">
            <text:p>Has the project obtained the FPIC of the Affected Communities of Indigenous Peoples for its planned actions to avoid and/or mitigate potential significant project impacts on critical cultural heritage are unavoidable?</text:p>
          </table:table-cell>
          <table:table-cell table:style-name="ce152"/>
          <table:table-cell table:style-name="ce95"/>
          <table:table-cell table:style-name="ce157"/>
          <table:table-cell table:style-name="ce104"/>
          <table:table-cell table:number-columns-repeated="1014"/>
        </table:table-row>
        <table:table-row table:style-name="ro99">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Where a project proposes to use the cultural heritage including knowledge, innovations, or practices of Indigenous Peoples for commercial purposes, the client will inform the Affected Communities of Indigenous Peoples of:</text:p>
          </table:table-cell>
          <table:table-cell table:style-name="ce96" office:value-type="string" calcext:value-type="string">
            <text:p>Where a project proposes to use the cultural heritage including knowledge, innovations, or practices of Indigenous Peoples for commercial purposes, has the client will informed the Affected Communities of Indigenous Peoples of all of the following points?</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 their rights under national law;</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i) the scope and nature of the proposed commercial development;</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0">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ii) the potential consequences of such development; and</text:p>
          </table:table-cell>
          <table:table-cell table:style-name="ce96" office:value-type="string" calcext:value-type="string">
            <text:p>…</text:p>
          </table:table-cell>
          <table:table-cell table:style-name="ce152"/>
          <table:table-cell table:style-name="ce95"/>
          <table:table-cell table:style-name="ce157"/>
          <table:table-cell table:style-name="ce104"/>
          <table:table-cell table:number-columns-repeated="1014"/>
        </table:table-row>
        <table:table-row table:style-name="ro101">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iv) obtain their FPIC.</text:p>
          </table:table-cell>
          <table:table-cell table:style-name="ce96" office:value-type="string" calcext:value-type="string">
            <text:p>After having duly informed the Affected Communities of Indigenous Peoples of the foregoing points, has the project obtained their FPIC?</text:p>
          </table:table-cell>
          <table:table-cell table:style-name="ce152"/>
          <table:table-cell table:style-name="ce95"/>
          <table:table-cell table:style-name="ce157"/>
          <table:table-cell table:style-name="ce104"/>
          <table:table-cell table:number-columns-repeated="1014"/>
        </table:table-row>
        <table:table-row table:style-name="ro82">
          <table:table-cell table:style-name="ce42"/>
          <table:table-cell table:style-name="ce143" office:value-type="string" calcext:value-type="string">
            <text:p>PS7</text:p>
          </table:table-cell>
          <table:table-cell table:style-name="ce144" office:value-type="string" calcext:value-type="string">
            <text:p>Requirements </text:p>
            <text:p>&gt; Circumstances Requiring Free, Prior, and Informed Consent</text:p>
            <text:p>&gt; Critical Cultural Heritage</text:p>
          </table:table-cell>
          <table:table-cell table:style-name="ce143" office:value-type="float" office:value="17" calcext:value-type="float">
            <text:p>17</text:p>
          </table:table-cell>
          <table:table-cell table:style-name="ce96" office:value-type="string" calcext:value-type="string">
            <text:p>The client will also ensure fair and equitable sharing of benefits from </text:p>
            <text:p>commercialization of such knowledge, innovation, or practice, consistent with the customs and traditions of the Indigenous Peoples.</text:p>
          </table:table-cell>
          <table:table-cell table:style-name="ce96" office:value-type="string" calcext:value-type="string">
            <text:p>Where a project proposes to use the cultural heritage including knowledge, innovations, or practices of Indigenous Peoples for commercial purposes, has the client ensured fair and equitable sharing of benefits from commercialization of such that is consistent with the customs and traditions of the Indigenous Peoples?</text:p>
          </table:table-cell>
          <table:table-cell table:style-name="ce152"/>
          <table:table-cell table:style-name="ce95"/>
          <table:table-cell table:style-name="ce157"/>
          <table:table-cell table:style-name="ce104"/>
          <table:table-cell table:number-columns-repeated="1014"/>
        </table:table-row>
        <table:table-row table:style-name="ro102">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8" calcext:value-type="float">
            <text:p>18</text:p>
          </table:table-cell>
          <table:table-cell table:style-name="ce96" office:value-type="string" calcext:value-type="string">
            <text:p>The client and the Affected Communities of Indigenous Peoples will identify mitigation measures in alignment with the mitigation hierarchy described in Performance Standard 1 as well as opportunities for culturally appropriate and sustainable development benefits.</text:p>
          </table:table-cell>
          <table:table-cell table:style-name="ce96" office:value-type="string" calcext:value-type="string">
            <text:p>Has the client collaborated with the Affected Communities of Indigenous Peoples to identify mitigation measures in alignment with the mitigation hierarchy described in Performance Standard 1 as well as opportunities for culturally appropriate and sustainable development benefits?</text:p>
          </table:table-cell>
          <table:table-cell table:style-name="ce152"/>
          <table:table-cell table:style-name="ce95"/>
          <table:table-cell table:style-name="ce156"/>
          <table:table-cell table:style-name="ce104"/>
          <table:table-cell table:number-columns-repeated="1014"/>
        </table:table-row>
        <table:table-row table:style-name="ro103">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8" calcext:value-type="float">
            <text:p>18</text:p>
          </table:table-cell>
          <table:table-cell table:style-name="ce96" office:value-type="string" calcext:value-type="string">
            <text:p>The client will ensure the timely and equitable delivery of agreed measures to the Affected Communities of Indigenous Peoples.</text:p>
          </table:table-cell>
          <table:table-cell table:style-name="ce96" office:value-type="string" calcext:value-type="string">
            <text:p>Are mitigation measures being delivered to the Affected Communities of Indigenous Peoples in a timely and equitable manner?</text:p>
          </table:table-cell>
          <table:table-cell table:style-name="ce152"/>
          <table:table-cell table:style-name="ce95"/>
          <table:table-cell table:style-name="ce159"/>
          <table:table-cell table:style-name="ce104"/>
          <table:table-cell table:number-columns-repeated="1014"/>
        </table:table-row>
        <table:table-row table:style-name="ro104">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The determination, delivery, and distribution of compensation and other benefit sharing measures to the Affected Communities of Indigenous Peoples will take account of the laws, institutions, and customs of these communities as well as their level of interaction with mainstream society.</text:p>
          </table:table-cell>
          <table:table-cell table:style-name="ce96" office:value-type="string" calcext:value-type="string">
            <text:p>Has the determination, delivery, and distribution of compensation and other benefit sharing measures to the Affected Communities of Indigenous Peoples taken into account the laws, institutions, and customs of these communities as well as their level of interaction with mainstream society?</text:p>
          </table:table-cell>
          <table:table-cell table:style-name="ce152"/>
          <table:table-cell table:style-name="ce95"/>
          <table:table-cell table:style-name="ce156"/>
          <table:table-cell table:style-name="ce104"/>
          <table:table-cell table:number-columns-repeated="1014"/>
        </table:table-row>
        <table:table-row table:style-name="ro89">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Eligibility for compensation can either be individually or collectively-based, or be a combination of both.</text:p>
          </table:table-cell>
          <table:table-cell table:style-name="ce96" office:value-type="string" calcext:value-type="string">
            <text:p>n/a</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19" calcext:value-type="float">
            <text:p>19</text:p>
          </table:table-cell>
          <table:table-cell table:style-name="ce96" office:value-type="string" calcext:value-type="string">
            <text:p>Where compensation occurs on a collective basis, mechanisms that promote the effective delivery and distribution of compensation to all eligible members of the group will be defined and implemented.</text:p>
          </table:table-cell>
          <table:table-cell table:style-name="ce96" office:value-type="string" calcext:value-type="string">
            <text:p>Has the project defined and implemented mechanisms that promote the effective delivery and distribution of compensation to all eligible members group members where compensation is organized on a collective basis?</text:p>
          </table:table-cell>
          <table:table-cell table:style-name="ce152"/>
          <table:table-cell table:style-name="ce95"/>
          <table:table-cell table:style-name="ce157"/>
          <table:table-cell table:style-name="ce104"/>
          <table:table-cell table:number-columns-repeated="1014"/>
        </table:table-row>
        <table:table-row table:style-name="ro78">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20" calcext:value-type="float">
            <text:p>20</text:p>
          </table:table-cell>
          <table:table-cell table:style-name="ce96" office:value-type="string" calcext:value-type="string">
            <text:p>Various factors including, but not limited to, the nature of the project, the project context and the vulnerability of the Affected Communities of Indigenous Peoples will determine how these communities should benefit from the project.</text:p>
          </table:table-cell>
          <table:table-cell table:style-name="ce96" office:value-type="string" calcext:value-type="string">
            <text:p>Does the design of community benefit arrangements account for such factors as (but not limited to) the nature of the project, the project context and the vulnerability of the Affected Communities of Indigenous Peoples?</text:p>
          </table:table-cell>
          <table:table-cell table:style-name="ce152"/>
          <table:table-cell table:style-name="ce95"/>
          <table:table-cell table:style-name="ce159"/>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4" office:value-type="string" calcext:value-type="string">
            <text:p>Requirements </text:p>
            <text:p>&gt; Mitigation and Development Benefits</text:p>
          </table:table-cell>
          <table:table-cell table:style-name="ce143" office:value-type="float" office:value="20" calcext:value-type="float">
            <text:p>20</text:p>
          </table:table-cell>
          <table:table-cell table:style-name="ce96" office:value-type="string" calcext:value-type="string">
            <text:p>Identified opportunities should aim to address the goals and preferences of the Indigenous Peoples including improving their standard of living and livelihoods in a culturally appropriate manner, and to foster the long-term sustainability of the natural resources on which they depend.</text:p>
          </table:table-cell>
          <table:table-cell table:style-name="ce96" office:value-type="string" calcext:value-type="string">
            <text:p>Do the benefits-sharing opportunities identified by the project aim to address the goals and preferences of the Indigenous Peoples, including improving their standard of living and livelihoods in a culturally appropriate manner and fostering the long-term sustainability of the natural resources on which they depend?</text:p>
          </table:table-cell>
          <table:table-cell table:style-name="ce152"/>
          <table:table-cell table:style-name="ce95"/>
          <table:table-cell table:style-name="ce160"/>
          <table:table-cell table:style-name="ce104"/>
          <table:table-cell table:number-columns-repeated="1014"/>
        </table:table-row>
        <table:table-row table:style-name="ro86">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1" calcext:value-type="float">
            <text:p>21</text:p>
          </table:table-cell>
          <table:table-cell table:style-name="ce96" office:value-type="string" calcext:value-type="string">
            <text:p>Where the government has a defined role in the management of Indigenous Peoples issues in relation to the project, the client will collaborate with the responsible government agency, to the extent feasible and permitted by the agency, to achieve outcomes that are consistent with the objectives of this Performance Standard.</text:p>
          </table:table-cell>
          <table:table-cell table:style-name="ce96" office:value-type="string" calcext:value-type="string">
            <text:p>In cases where government has a defined role in the management of Indigenous Peoples issues in relation to the project, is the client collaborating with responsible government agencies to achieve outcomes that are consistent with PS7 objectives?</text:p>
          </table:table-cell>
          <table:table-cell table:style-name="ce152"/>
          <table:table-cell table:style-name="ce95"/>
          <table:table-cell table:style-name="ce157"/>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1" calcext:value-type="float">
            <text:p>21</text:p>
          </table:table-cell>
          <table:table-cell table:style-name="ce96" office:value-type="string" calcext:value-type="string">
            <text:p>In addition, where government capacity is limited, the client will play an active role during planning, implementation, and monitoring of activities to the extent permitted by the agency.</text:p>
          </table:table-cell>
          <table:table-cell table:style-name="ce96" office:value-type="string" calcext:value-type="string">
            <text:p>In cases where government capacity is limited, has the client played an active role during planning, implementation, and monitoring of government-mandated activities for management of Indigenous Peoples issues in relation to the project?</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The client will prepare a plan that, together with the documents prepared by the responsible government agency, will address the relevant requirements of this Performance Standard.</text:p>
          </table:table-cell>
          <table:table-cell table:style-name="ce96" office:value-type="string" calcext:value-type="string">
            <text:p>Has the client prepared a plan that, together with the documents prepared by the responsible government agency, addresses the relevant requirements of this Performance Standard?</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The client may need to include</text:p>
          </table:table-cell>
          <table:table-cell table:style-name="ce96" office:value-type="string" calcext:value-type="string">
            <text:p>Does the plan prepared by the client respond to both government-mandated activities for management of Indigenous Peoples issues in relation to the project include the following points?</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 the plan, implementation, and documentation of the process of ICP and engagement and FPIC where relevant;</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i) a description of the government-provided entitlements of affected Indigenous Peoples;</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ii) the measures proposed to bridge any gaps between such entitlements, and the requirements of this Performance Standard; and</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5">
          <table:table-cell table:style-name="ce42"/>
          <table:table-cell table:style-name="ce143" office:value-type="string" calcext:value-type="string">
            <text:p>PS7</text:p>
          </table:table-cell>
          <table:table-cell table:style-name="ce144" office:value-type="string" calcext:value-type="string">
            <text:p>Requirements </text:p>
            <text:p>&gt; Private Sector Responsibilities Where Government is Responsible for Managing Indigenous Peoples Issues</text:p>
          </table:table-cell>
          <table:table-cell table:style-name="ce143" office:value-type="float" office:value="22" calcext:value-type="float">
            <text:p>22</text:p>
          </table:table-cell>
          <table:table-cell table:style-name="ce96" office:value-type="string" calcext:value-type="string">
            <text:p>(iv) the financial and implementation responsibilities of the government agency and/or the client.</text:p>
          </table:table-cell>
          <table:table-cell table:style-name="ce96" office:value-type="string" calcext:value-type="string">
            <text:p>…</text:p>
          </table:table-cell>
          <table:table-cell table:style-name="ce152"/>
          <table:table-cell table:style-name="ce95"/>
          <table:table-cell table:style-name="ce159"/>
          <table:table-cell table:style-name="ce104"/>
          <table:table-cell table:number-columns-repeated="1014"/>
        </table:table-row>
        <table:table-row table:style-name="ro106" table:number-rows-repeated="1048502">
          <table:table-cell table:number-columns-repeated="1024"/>
        </table:table-row>
        <table:table-row table:style-name="ro106">
          <table:table-cell table:number-columns-repeated="1024"/>
        </table:table-row>
      </table:table>
      <table:table table:name="PS8" table:style-name="ta3">
        <office:forms form:automatic-focus="false" form:apply-design-mode="false"/>
        <table:table-column table:style-name="co45" table:default-cell-style-name="Default"/>
        <table:table-column table:style-name="co30" table:default-cell-style-name="Default"/>
        <table:table-column table:style-name="co22" table:default-cell-style-name="Default"/>
        <table:table-column table:style-name="co30" table:default-cell-style-name="Default"/>
        <table:table-column table:style-name="co24" table:default-cell-style-name="Default"/>
        <table:table-column table:style-name="co46"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number-columns-repeated="1015" table:default-cell-style-name="Default"/>
        <table:table-row table:style-name="ro44">
          <table:table-cell table:number-columns-repeated="1024"/>
        </table:table-row>
        <table:table-row table:style-name="ro107">
          <table:table-cell/>
          <table:table-cell table:style-name="ce161" table:number-columns-repeated="3"/>
          <table:table-cell table:style-name="ce180" office:value-type="string" calcext:value-type="string" table:number-columns-spanned="1" table:number-rows-spanned="2">
            <text:p>IFC Provision</text:p>
          </table:table-cell>
          <table:table-cell table:style-name="ce180" office:value-type="string" calcext:value-type="string" table:number-columns-spanned="1" table:number-rows-spanned="2">
            <text:p>M&amp;E Question Format</text:p>
          </table:table-cell>
          <table:table-cell table:style-name="ce198" office:value-type="string" calcext:value-type="string">
            <text:p>Kipeto Assessment</text:p>
          </table:table-cell>
          <table:table-cell table:style-name="ce180" office:value-type="string" calcext:value-type="string" table:number-columns-spanned="1" table:number-rows-spanned="2">
            <text:p>Notes / Supporting Evidence</text:p>
          </table:table-cell>
          <table:table-cell table:style-name="ce180" office:value-type="string" calcext:value-type="string" table:number-columns-spanned="1" table:number-rows-spanned="2">
            <text:p>Recommendations/Remedial Actions</text:p>
          </table:table-cell>
          <table:table-cell table:number-columns-repeated="1015"/>
        </table:table-row>
        <table:table-row table:style-name="ro108">
          <table:table-cell/>
          <table:table-cell table:style-name="ce162" office:value-type="string" calcext:value-type="string">
            <text:p>performance standard</text:p>
          </table:table-cell>
          <table:table-cell table:style-name="ce162" office:value-type="string" calcext:value-type="string">
            <text:p>section</text:p>
          </table:table-cell>
          <table:table-cell table:style-name="ce162" office:value-type="string" calcext:value-type="string">
            <text:p>paragraph</text:p>
          </table:table-cell>
          <table:covered-table-cell table:number-columns-repeated="2" table:style-name="ce181"/>
          <table:table-cell table:style-name="ce199" office:value-type="string" calcext:value-type="string">
            <text:p>y/n</text:p>
          </table:table-cell>
          <table:covered-table-cell table:number-columns-repeated="2" table:style-name="ce181"/>
          <table:table-cell table:number-columns-repeated="1015"/>
        </table:table-row>
        <table:table-row table:style-name="ro109">
          <table:table-cell/>
          <table:table-cell table:style-name="ce163" office:value-type="string" calcext:value-type="string">
            <text:p>PS8</text:p>
          </table:table-cell>
          <table:table-cell table:style-name="ce168" office:value-type="string" calcext:value-type="string">
            <text:p>Objectives</text:p>
          </table:table-cell>
          <table:table-cell table:style-name="ce172" office:value-type="float" office:value="1" calcext:value-type="float">
            <text:p>1</text:p>
          </table:table-cell>
          <table:table-cell table:style-name="ce182" office:value-type="string" calcext:value-type="string">
            <text:p>To protect cultural heritage from the adverse impacts of project activities and support its preservation.</text:p>
          </table:table-cell>
          <table:table-cell table:style-name="ce182" office:value-type="string" calcext:value-type="string">
            <text:p>Does the client adequately protect cultural heritage from adverse impacts of project activities? Is the client supporting the preservation of cultural heritage?</text:p>
          </table:table-cell>
          <table:table-cell table:style-name="ce200"/>
          <table:table-cell table:style-name="ce207" table:number-columns-repeated="2"/>
          <table:table-cell table:number-columns-repeated="1015"/>
        </table:table-row>
        <table:table-row table:style-name="ro107">
          <table:table-cell/>
          <table:table-cell table:style-name="ce164" office:value-type="string" calcext:value-type="string">
            <text:p>PS8</text:p>
          </table:table-cell>
          <table:table-cell table:style-name="ce169" office:value-type="string" calcext:value-type="string">
            <text:p>Objectives</text:p>
          </table:table-cell>
          <table:table-cell table:style-name="ce173" office:value-type="float" office:value="1" calcext:value-type="float">
            <text:p>1</text:p>
          </table:table-cell>
          <table:table-cell table:style-name="ce183" office:value-type="string" calcext:value-type="string">
            <text:p>To promote the equitable sharing of benefits from the use of cultural heritage.</text:p>
          </table:table-cell>
          <table:table-cell table:style-name="ce183" office:value-type="string" calcext:value-type="string">
            <text:p>Does the client promote equitable sharing of benefits deriving from the use of cultural heritage?</text:p>
          </table:table-cell>
          <table:table-cell table:style-name="ce201"/>
          <table:table-cell table:style-name="ce208"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The applicability of this Performance Standard is established during the environmental and social risks and impacts identification process.</text:p>
          </table:table-cell>
          <table:table-cell table:style-name="ce183" office:value-type="string" calcext:value-type="string">
            <text:p>Was the applicability of the Performance Standard been established in the identification of environmentaland social risks and impacts?</text:p>
          </table:table-cell>
          <table:table-cell table:style-name="ce201"/>
          <table:table-cell table:style-name="ce208" table:number-columns-repeated="2"/>
          <table:table-cell table:number-columns-repeated="1015"/>
        </table:table-row>
        <table:table-row table:style-name="ro110">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The implementation of the actions necessary to meet the requirements of this Performance Standard is managed through the client’s Environmental and Social Management System (ESMS), the elements of which are outline in Performance Standard 1.</text:p>
          </table:table-cell>
          <table:table-cell table:style-name="ce183" office:value-type="string" calcext:value-type="string">
            <text:p>Has the client established an ESMS in accordance with Performance Standard 1? If so, does it implement actions that meet the requirements of this Performance Standard?</text:p>
          </table:table-cell>
          <table:table-cell table:style-name="ce201"/>
          <table:table-cell table:style-name="ce208"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2" calcext:value-type="float">
            <text:p>2</text:p>
          </table:table-cell>
          <table:table-cell table:style-name="ce183" office:value-type="string" calcext:value-type="string">
            <text:p>During the project life-cycle, the client will consider potential project impacts to cultural heritage and will apply the provisions of this Performance Standard.</text:p>
          </table:table-cell>
          <table:table-cell table:style-name="ce183" office:value-type="string" calcext:value-type="string">
            <text:p>Has the client adequately considered potential impacts to cultural heritage arising from the project throughout project life-cycle? Is the client applying the relevant provisions of the Performance Standard?</text:p>
          </table:table-cell>
          <table:table-cell table:style-name="ce201"/>
          <table:table-cell table:style-name="ce208" table:number-columns-repeated="2"/>
          <table:table-cell table:number-columns-repeated="1015"/>
        </table:table-row>
        <table:table-row table:style-name="ro107">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3" office:value-type="string" calcext:value-type="string">
            <text:p>For the purposes of this Performance Standard, cultural heritage refers to</text:p>
          </table:table-cell>
          <table:table-cell table:style-name="ce183" office:value-type="string" calcext:value-type="string">
            <text:p>Has the client identified any forms of cultural heritage listed below?</text:p>
          </table:table-cell>
          <table:table-cell table:style-name="ce201"/>
          <table:table-cell table:style-name="ce208" table:number-columns-repeated="2"/>
          <table:table-cell table:number-columns-repeated="1015"/>
        </table:table-row>
        <table:table-row table:style-name="ro47">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 tangible forms of cultural heritage, such as tangible moveable or immovable objects, property, sites, structures, or groups of structures, having archaeological (prehistoric), paleontological, historical, cultural, artistic, and religious values;</text:p>
          </table:table-cell>
          <table:table-cell table:style-name="ce184" office:value-type="string" calcext:value-type="string">
            <text:p>* tangible forms of cultural heritage, such as tangible moveable or immovable objects, property, sites, structures, or groups of structures, having archaeological (prehistoric), paleontological, historical, cultural, artistic, and religious values?</text:p>
          </table:table-cell>
          <table:table-cell table:style-name="ce202"/>
          <table:table-cell table:style-name="ce185" table:number-columns-repeated="2"/>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i) unique natural features or tangible objects that embody cultural values, such as sacred groves, rocks, lakes, and waterfalls; and </text:p>
          </table:table-cell>
          <table:table-cell table:style-name="ce184" office:value-type="string" calcext:value-type="string">
            <text:p>* unique natural features or tangible objects that embody cultural values, such as sacred groves, rocks, lakes, and waterfalls?</text:p>
          </table:table-cell>
          <table:table-cell table:style-name="ce202"/>
          <table:table-cell table:style-name="ce185" table:number-columns-repeated="2"/>
          <table:table-cell table:number-columns-repeated="1015"/>
        </table:table-row>
        <table:table-row table:style-name="ro110">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3" calcext:value-type="float">
            <text:p>3</text:p>
          </table:table-cell>
          <table:table-cell table:style-name="ce184" office:value-type="string" calcext:value-type="string">
            <text:p>(iii) certain instances of intangible forms of culture that are proposed to be used for commercial purposes, such as cultural knowledge, innovations, and practices of communities embodying traditional lifestyles.</text:p>
          </table:table-cell>
          <table:table-cell table:style-name="ce184" office:value-type="string" calcext:value-type="string">
            <text:p>* certain instances of intangible forms of culture that are proposed to be used for commercial purposes, such as cultural knowledge, innovations, and practices of communities embodying traditional lifestyles?</text:p>
          </table:table-cell>
          <table:table-cell table:style-name="ce203"/>
          <table:table-cell table:style-name="ce185"/>
          <table:table-cell table:style-name="ce210"/>
          <table:table-cell table:number-columns-repeated="1015"/>
        </table:table-row>
        <table:table-row table:style-name="ro111">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4" calcext:value-type="float">
            <text:p>4</text:p>
          </table:table-cell>
          <table:table-cell table:style-name="ce185" office:value-type="string" calcext:value-type="string">
            <text:p>Requirements with respect to tangible forms of cultural heritage are contained in paragraphs 6–16. For requirements with respect to specific instances of intangible forms of cultural heritage described in paragraph 3 (iii) see paragraph 16.</text:p>
          </table:table-cell>
          <table:table-cell table:style-name="ce185" office:value-type="string" calcext:value-type="string">
            <text:p>Has the client fulfilled the requirements with respect to tangible forms of cultural heritage described in paragraphs 6-16 of this Performance Standard? In specific instances of intangible forms of cultural heritage, has the client met the requirements described in paragraph 16 of this Performance Standard?</text:p>
          </table:table-cell>
          <table:table-cell table:style-name="ce203"/>
          <table:table-cell table:style-name="ce185"/>
          <table:table-cell table:style-name="ce210"/>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5" calcext:value-type="float">
            <text:p>5</text:p>
          </table:table-cell>
          <table:table-cell table:style-name="ce185" office:value-type="string" calcext:value-type="string">
            <text:p>The requirements of this Performance Standard apply to cultural heritage regardless of whether or not it has been legally protected or previously disturbed.</text:p>
          </table:table-cell>
          <table:table-cell table:style-name="ce192" office:value-type="string" calcext:value-type="string">
            <text:p>Has the client applied the requirements of this Performance Standard to all cultural heritage affected by the project, regardless of whether or not it has been previously disurbed or legally protected?</text:p>
          </table:table-cell>
          <table:table-cell table:style-name="ce203"/>
          <table:table-cell table:style-name="ce185"/>
          <table:table-cell table:style-name="ce210"/>
          <table:table-cell table:number-columns-repeated="1015"/>
        </table:table-row>
        <table:table-row table:style-name="ro109">
          <table:table-cell/>
          <table:table-cell table:style-name="ce164" office:value-type="string" calcext:value-type="string">
            <text:p>PS8</text:p>
          </table:table-cell>
          <table:table-cell table:style-name="ce169" office:value-type="string" calcext:value-type="string">
            <text:p>Scope of Application</text:p>
          </table:table-cell>
          <table:table-cell table:style-name="ce174" office:value-type="float" office:value="5" calcext:value-type="float">
            <text:p>5</text:p>
          </table:table-cell>
          <table:table-cell table:style-name="ce185" office:value-type="string" calcext:value-type="string">
            <text:p>The requirements of this Performance Standard do not apply to cultural heritage of Indigenous Peoples; Performance Standard 7 describes those requirements.</text:p>
          </table:table-cell>
          <table:table-cell table:style-name="ce192" office:value-type="string" calcext:value-type="string">
            <text:p>Where the cultural heritage of Indigenous Peoples is involved, has the client fulfilled the requirements of Performance Standard 7?</text:p>
          </table:table-cell>
          <table:table-cell table:style-name="ce203"/>
          <table:table-cell table:style-name="ce185"/>
          <table:table-cell table:style-name="ce210"/>
          <table:table-cell table:number-columns-repeated="1015"/>
        </table:table-row>
        <table:table-row table:style-name="ro112">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4" office:value-type="float" office:value="6" calcext:value-type="float">
            <text:p>6</text:p>
          </table:table-cell>
          <table:table-cell table:style-name="ce185" office:value-type="string" calcext:value-type="string">
            <text:p>In addition to complying with applicable law on the protection of cultural heritage, including national law implementing the host country’s obligations under the Convention Concerning the Protection of the World Cultural and Natural Heritage, the client will identify and protect cultural heritage by ensuring that internationally recognized practices for the protection, field-based study, and documentation of cultural heritage are implemented. </text:p>
          </table:table-cell>
          <table:table-cell table:style-name="ce192" office:value-type="string" calcext:value-type="string">
            <text:p>Does the project comply with applicable national and international laws on the protection of cultural heritage? Does the client also implement internationally recognized practices to ensure the protection, field-based study, and documentation of cultural heritage?</text:p>
          </table:table-cell>
          <table:table-cell table:style-name="ce203"/>
          <table:table-cell table:style-name="ce185"/>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Where the risk and identification process determines that there is a chance of impacts to cultural heritage, the client will retain competent professionals to assist in the identification and protection of cultural heritage.</text:p>
          </table:table-cell>
          <table:table-cell table:style-name="ce193" office:value-type="string" calcext:value-type="string">
            <text:p>Has the client adequately identified the chance of impacts to cultural heritage? If so, does the client retain competent professionals to assist in the identification and protection of cultural heritage?</text:p>
          </table:table-cell>
          <table:table-cell table:style-name="ce203"/>
          <table:table-cell table:style-name="ce185"/>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The removal of nonreplicable cultural heritage is subject to the additional requirements of paragraph 10 below.</text:p>
          </table:table-cell>
          <table:table-cell table:style-name="ce193" office:value-type="string" calcext:value-type="string">
            <text:p>Where nonreplicable cultural heritage has been identified, has the client fulfilled the additional requirements of paragraph 10 of this Performance Standard in the process of its removal?</text:p>
          </table:table-cell>
          <table:table-cell table:style-name="ce203"/>
          <table:table-cell table:style-name="ce209"/>
          <table:table-cell table:style-name="ce210"/>
          <table:table-cell table:number-columns-repeated="1015"/>
        </table:table-row>
        <table:table-row table:style-name="ro50">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
          </table:table-cell>
          <table:table-cell table:style-name="ce175" office:value-type="float" office:value="7" calcext:value-type="float">
            <text:p>7</text:p>
          </table:table-cell>
          <table:table-cell table:style-name="ce185" office:value-type="string" calcext:value-type="string">
            <text:p>In the case of critical cultural heritage, the requirements of paragraphs 13–15 will apply. </text:p>
          </table:table-cell>
          <table:table-cell table:style-name="ce192" office:value-type="string" calcext:value-type="string">
            <text:p>In cases of critical cultural heritage, has the client fulfilled the requirements of paragraphs 13-15 of this Performance Standard?</text:p>
          </table:table-cell>
          <table:table-cell table:style-name="ce203"/>
          <table:table-cell table:style-name="ce185"/>
          <table:table-cell table:style-name="ce210"/>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client is responsible for siting and designing a project to avoid significant adverse impacts to cultural heritage.</text:p>
          </table:table-cell>
          <table:table-cell table:style-name="ce192" office:value-type="string" calcext:value-type="string">
            <text:p>Has the client sited and designed the project to avoid any significant adverse impacts to cultural heritage?</text:p>
          </table:table-cell>
          <table:table-cell table:style-name="ce202"/>
          <table:table-cell table:style-name="ce185"/>
          <table:table-cell table:style-name="ce210"/>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environmental and social risks and impacts identification process should determine whether the proposed location of a project is in areas where cultural heritage is expected to be found, either during construction or operations.</text:p>
          </table:table-cell>
          <table:table-cell table:style-name="ce192" office:value-type="string" calcext:value-type="string">
            <text:p>Has utilized the environmental and social risks and impacts identification process to determine whether cultural heritage is expected to be found at the proposed location of the project, either during construction or operations?</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In such cases, as part of the client’s ESMS, the client will develop provisions for managing chance finds [1] through a chance find procedure [2] which will be applied in the event that cultural heritage is subsequently discovered.</text:p>
          </table:table-cell>
          <table:table-cell table:style-name="ce193" office:value-type="string" calcext:value-type="string">
            <text:p>Has the client developed a chance find procedure within the framework of the project's ESMS for the management of unexpectedly encountered cultural heritage? If so, has it being implemented susequent to the environmental and social risks and impacts identification process?</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1] Tangible cultural heritage encountered unexpectedly during project construction or operation.</text:p>
          </table:table-cell>
          <table:table-cell table:style-name="ce192" office:value-type="string" calcext:value-type="string">
            <text:p>n/a</text:p>
          </table:table-cell>
          <table:table-cell table:style-name="ce202"/>
          <table:table-cell table:style-name="ce185"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2] A chance find procedure is a project-specific procedure that outlines the actions to be taken if previously unknown cultural heritage is encountered.</text:p>
          </table:table-cell>
          <table:table-cell table:style-name="ce192" office:value-type="string" calcext:value-type="string">
            <text:p>n/a</text:p>
          </table:table-cell>
          <table:table-cell table:style-name="ce202"/>
          <table:table-cell table:style-name="ce210"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hance Find Procedures</text:p>
            <text:p/>
            <text:p/>
          </table:table-cell>
          <table:table-cell table:style-name="ce175" office:value-type="float" office:value="8" calcext:value-type="float">
            <text:p>8</text:p>
          </table:table-cell>
          <table:table-cell table:style-name="ce185" office:value-type="string" calcext:value-type="string">
            <text:p>The client will not disturb any chance find further until an assessment by competent professionals is made and actions consistent with the requirements of this Performance Standard are identified.</text:p>
          </table:table-cell>
          <table:table-cell table:style-name="ce194" office:value-type="string" calcext:value-type="string">
            <text:p>Has the project encountered any chance finds? If so, did the client employ competent professionals to assess the find before disturbing it and did the client identify actions consistent with the requirements of this Performance Standard?</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Where a project may affect cultural heritage, the client will consult with Affected Communities within the host country who use, or have used within living memory, the cultural heritage for longstanding cultural purposes.</text:p>
          </table:table-cell>
          <table:table-cell table:style-name="ce185" office:value-type="string" calcext:value-type="string">
            <text:p>Has the client consulted Affected Communities in instances where the project may affect cultural heritage that they use, or have used within living memory, for long-standing cultural purposes?</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The client will consult with the Affected Communities to identify cultural heritage of importance, and to incorporate into the client’s decision-making process the views of the Affected Communities on such cultural heritage.</text:p>
          </table:table-cell>
          <table:table-cell table:style-name="ce185" office:value-type="string" calcext:value-type="string">
            <text:p>Has the client consulted Affected Communities to identify cultural heritage of importance? Have the views of Affected Communities on identified cultural heritage of importance been incorporated into the client's decision-making process?</text:p>
          </table:table-cell>
          <table:table-cell table:style-name="ce202"/>
          <table:table-cell table:style-name="ce185" table:number-columns-repeated="2"/>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
            <text:p>Requirements</text:p>
            <text:p>&gt; Protection of Cultural Heritage in Project Design and Execution</text:p>
            <text:p>&gt; Consultation</text:p>
            <text:p/>
          </table:table-cell>
          <table:table-cell table:style-name="ce175" office:value-type="float" office:value="9" calcext:value-type="float">
            <text:p>9</text:p>
          </table:table-cell>
          <table:table-cell table:style-name="ce185" office:value-type="string" calcext:value-type="string">
            <text:p>Consultation will also involve the relevant national or local regulatory agencies that are entrusted with the protection of cultural heritage.</text:p>
          </table:table-cell>
          <table:table-cell table:style-name="ce185" office:value-type="string" calcext:value-type="string">
            <text:p>Has the client's consultation on cultural heritage with Affected Communities involved the relevant national or local regulatory agencies?</text:p>
          </table:table-cell>
          <table:table-cell table:style-name="ce202"/>
          <table:table-cell table:style-name="ce185"/>
          <table:table-cell table:style-name="ce210"/>
          <table:table-cell table:number-columns-repeated="1015"/>
        </table:table-row>
        <table:table-row table:style-name="ro114">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ommunity Access</text:p>
            <text:p/>
            <text:p/>
          </table:table-cell>
          <table:table-cell table:style-name="ce175" office:value-type="float" office:value="10" calcext:value-type="float">
            <text:p>10</text:p>
          </table:table-cell>
          <table:table-cell table:style-name="ce185" office:value-type="string" calcext:value-type="string">
            <text:p>Where the client’s project site contains cultural heritage or prevents access to previously accessible cultural heritage sites being used by, or that have been used by, Affected Communities within living memory for long-standing cultural purposes, the client will, based on consultations under paragraph 9, allow continued access to the cultural site or will provide an alternative access route, subject to overriding health, safety, and security considerations.</text:p>
          </table:table-cell>
          <table:table-cell table:style-name="ce185" office:value-type="string" calcext:value-type="string">
            <text:p>Where the project site contains cultural heritage or restricts access to cultural heritage sites that are or have been used by Affected Communities within living memory, does the client ensure continued access to the cultural site(s) based on consultations under paragraph 9 of this Performance Standard? If not, does the client provide an alternative access route in compliance with overriding health, safety, and security considerations?</text:p>
          </table:table-cell>
          <table:table-cell table:style-name="ce202"/>
          <table:table-cell table:style-name="ce192"/>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Where the client has encountered tangible cultural heritage that is replicable [3] and not critical, the client will apply mitigation measures that favor avoidance.</text:p>
          </table:table-cell>
          <table:table-cell table:style-name="ce192" office:value-type="string" calcext:value-type="string">
            <text:p>Where tangible cultural heritage that is replicable and not critical is encountered, does the client apply mitigation measures favoring avoidance?</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3] Replicable cultural heritage is defined as tangible forms of cultural heritage that can themselves be moved to another location or that can be replaced by a similar structure or natural features to which the cultural values can be transferred by appropriate measures. Archeological or historical sites may be considered replicable where the particular eras and cultural values they represent are well represented by other sites and/or structures.</text:p>
          </table:table-cell>
          <table:table-cell table:style-name="ce192" office:value-type="string" calcext:value-type="string">
            <text:p>n/a</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Where avoidance is not feasible, the client will apply a mitigation hierarchy as follows:</text:p>
          </table:table-cell>
          <table:table-cell table:style-name="ce185" office:value-type="string" calcext:value-type="string">
            <text:p>Where avoidance is not feasible, does the client apply a mitigation hierarchy to replicable and non-critical cultural heritage as follows?</text:p>
          </table:table-cell>
          <table:table-cell table:style-name="ce202"/>
          <table:table-cell table:style-name="ce185"/>
          <table:table-cell table:style-name="ce210"/>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Minimize adverse impacts and implement restoration measures, in situ, that ensure maintenance of the value and functionality of the cultural heritage, including maintaining or restoring any ecosystem processes [4] needed to support it;</text:p>
          </table:table-cell>
          <table:table-cell table:style-name="ce184" office:value-type="string" calcext:value-type="string">
            <text:p>* Minimize adverse impacts and implement restoration measures, in situ, that ensure maintenance of the value and functionality of the cultural heritage, including maintaining or restoring any ecosystem processes needed to support it in a manner consistent with the requirements of Performance Standard 6?</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5" office:value-type="string" calcext:value-type="string">
            <text:p>[4] Consistent with requirements in Performance Standard 6 related to ecosystem services and conservation of biodiversity.</text:p>
          </table:table-cell>
          <table:table-cell table:style-name="ce185" office:value-type="string" calcext:value-type="string">
            <text:p>n/a</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Where restoration in situ is not possible, restore the functionality of the cultural heritage, in a different location, including the ecosystem processes needed to support it;</text:p>
          </table:table-cell>
          <table:table-cell table:style-name="ce184" office:value-type="string" calcext:value-type="string">
            <text:p>* Where restoration in situ is not possible, restore the functionality of the cultural heritage, in a different location, including the ecosystem processes needed to support it?</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The permanent removal of historical and archeological artifacts and structures is carried out according to the principles of paragraphs 6 and 7 above; and</text:p>
          </table:table-cell>
          <table:table-cell table:style-name="ce184" office:value-type="string" calcext:value-type="string">
            <text:p>* The permanent removal of historical and archeological artifacts and structures is carried out according to the principles of paragraphs 6 and 7 of this Performance Standard?</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Replicable Cultural Heritage</text:p>
            <text:p/>
            <text:p/>
          </table:table-cell>
          <table:table-cell table:style-name="ce175" office:value-type="float" office:value="11" calcext:value-type="float">
            <text:p>11</text:p>
          </table:table-cell>
          <table:table-cell table:style-name="ce184" office:value-type="string" calcext:value-type="string">
            <text:p>* Only where minimization of adverse impacts and restoration to ensure maintenance of the value and functionality of the cultural heritage are demonstrably not feasible, and where the Affected Communities are using the tangible cultural heritage for long-standing cultural purposes, compensate for loss of that tangible cultural heritage.</text:p>
          </table:table-cell>
          <table:table-cell table:style-name="ce184" office:value-type="string" calcext:value-type="string">
            <text:p>* Where minimization of adverse impacts and restoration to ensure maintenance of the value and functionality of the cultural heritage are demonstrably not feasible and where the Affected Communities are using the tangible cultural heritage for long-standing cultural purposes, does the client compensate for loss of tangible cultural heritage?</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5" office:value-type="string" calcext:value-type="string">
            <text:p>Most cultural heritage is best protected by preservation in its place, since removal is likely to result in irreparable damage or destruction of the cultural heritage. The client will not remove any nonreplicable cultural heritage, [5] unless all of the following conditions are met:</text:p>
          </table:table-cell>
          <table:table-cell table:style-name="ce185" office:value-type="string" calcext:value-type="string">
            <text:p>Where the project involves the removal of any nonreplicable cultural heritage, does this removal meet all of the listed conditions?</text:p>
          </table:table-cell>
          <table:table-cell table:style-name="ce203"/>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5" office:value-type="string" calcext:value-type="string">
            <text:p>[5] Nonreplicable cultural heritage may relate to the social, economic, cultural, environmental, and climatic conditions of past peoples, their evolving ecologies, adaptive strategies, and early forms of environmental management, where the (i) cultural heritage is unique or relatively unique for the period it represents, or (ii) cultural heritage is unique or relatively unique in linking several periods in the same site.</text:p>
          </table:table-cell>
          <table:table-cell table:style-name="ce185" office:value-type="string" calcext:value-type="string">
            <text:p>n/a</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There are no technically or financially feasible alternatives to removal;</text:p>
          </table:table-cell>
          <table:table-cell table:style-name="ce195" office:value-type="string" calcext:value-type="string">
            <text:p>* There are no technically or financially feasible alternatives to removal?</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The overall benefits of the project conclusively outweigh the anticipated cultural heritage loss from removal; and</text:p>
          </table:table-cell>
          <table:table-cell table:style-name="ce195" office:value-type="string" calcext:value-type="string">
            <text:p>* The overall benefits of the project conclusively outweigh the anticipated cultural heritage loss from removal?</text:p>
          </table:table-cell>
          <table:table-cell table:style-name="ce202"/>
          <table:table-cell table:style-name="ce211" table:number-columns-repeated="2"/>
          <table:table-cell table:number-columns-repeated="1015"/>
        </table:table-row>
        <table:table-row table:style-name="ro115">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Removal of Non-Replicable Cultural Heritage</text:p>
            <text:p/>
            <text:p/>
          </table:table-cell>
          <table:table-cell table:style-name="ce175" office:value-type="float" office:value="12" calcext:value-type="float">
            <text:p>12</text:p>
          </table:table-cell>
          <table:table-cell table:style-name="ce184" office:value-type="string" calcext:value-type="string">
            <text:p>* Any removal of cultural heritage is conducted using the best available technique.</text:p>
          </table:table-cell>
          <table:table-cell table:style-name="ce195" office:value-type="string" calcext:value-type="string">
            <text:p>* Any removal of cultural heritage is conducted using the best available technique?</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5" office:value-type="string" calcext:value-type="string">
            <text:p>Critical cultural heritage consists of one or both of the following types of cultural heritage: </text:p>
          </table:table-cell>
          <table:table-cell table:style-name="ce185" office:value-type="string" calcext:value-type="string">
            <text:p>Have any of the following types of critical cultural heritage been identified?</text:p>
          </table:table-cell>
          <table:table-cell table:style-name="ce203"/>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4" office:value-type="string" calcext:value-type="string">
            <text:p>(i) the internationally recognized heritage of communities who use, or have used within living memory the cultural heritage for long-standing cultural purposes; or</text:p>
          </table:table-cell>
          <table:table-cell table:style-name="ce184" office:value-type="string" calcext:value-type="string">
            <text:p>* the internationally recognized heritage of communities who use, or have used within living memory the cultural heritage for long-standing cultural purposes?</text:p>
          </table:table-cell>
          <table:table-cell table:style-name="ce203"/>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3" calcext:value-type="float">
            <text:p>13</text:p>
          </table:table-cell>
          <table:table-cell table:style-name="ce184" office:value-type="string" calcext:value-type="string">
            <text:p>(ii) legally protected cultural heritage areas, including those proposed by host governments for such designation.</text:p>
          </table:table-cell>
          <table:table-cell table:style-name="ce184" office:value-type="string" calcext:value-type="string">
            <text:p>* legally protected cultural heritage areas, including those proposed by host governments for such designation?</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The client should not remove, significantly alter, or damage critical cultural heritage.</text:p>
          </table:table-cell>
          <table:table-cell table:style-name="ce185" office:value-type="string" calcext:value-type="string">
            <text:p>Has the client removed, significantly altered, or damaged critical cultural heritage?</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In exceptional circumstances when impacts on critical cultural heritage are unavoidable, the client will use a process of Informed Consultation and Participation (ICP) of the Affected Communities as described in Performance Standard 1 and which uses a good faith negotiation process that results in a documented outcome.</text:p>
          </table:table-cell>
          <table:table-cell table:style-name="ce185" office:value-type="string" calcext:value-type="string">
            <text:p>Where impacts on critical cultural heritage are unavoidable, has the client employed a process of Informed Consultation and Participation of Affected Communities in accordance with Performance Standard 1? Has the client also employed a good faith negotiation process with documented outcomes?</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4" calcext:value-type="float">
            <text:p>14</text:p>
          </table:table-cell>
          <table:table-cell table:style-name="ce185" office:value-type="string" calcext:value-type="string">
            <text:p>The client will retain external experts to assist in the assessment and protection of critical cultural heritage.</text:p>
          </table:table-cell>
          <table:table-cell table:style-name="ce185" office:value-type="string" calcext:value-type="string">
            <text:p>Does the client retain external experts to assist in the assessment and protection of critical cultural heritage?</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Legally protected cultural heritage areas [6] are important for the protection and conservation of cultural heritage, and additional measures are needed for any projects that would be permitted under the applicable national law in these areas.</text:p>
          </table:table-cell>
          <table:table-cell table:style-name="ce185" office:value-type="string" calcext:value-type="string">
            <text:p>Does the client implement additional measures for the protection and conservation of cultural heritage at legally protected cultural heritage sites? If so, are these measures compliant with applicable national laws?</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6] Examples include world heritage sites and nationally protected areas.</text:p>
          </table:table-cell>
          <table:table-cell table:style-name="ce185" office:value-type="string" calcext:value-type="string">
            <text:p>n/a</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5" office:value-type="string" calcext:value-type="string">
            <text:p>In circumstances where a proposed project is located within a legally protected area or a legally defined buffer zone, the client, in addition to the requirements for critical cultural heritage cited in paragraph 14 above, will meet the following requirements:</text:p>
          </table:table-cell>
          <table:table-cell table:style-name="ce185" office:value-type="string" calcext:value-type="string">
            <text:p>Where the project is located within a legally protected area or legally defined buffer zone, does the client meet the requirements of paragraph 14 of this Performance Standard, as well as the requirements listed here?</text:p>
          </table:table-cell>
          <table:table-cell table:style-name="ce202"/>
          <table:table-cell table:style-name="ce185"/>
          <table:table-cell table:style-name="ce211"/>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Comply with defined national or local cultural heritage regulations or the protected area management plans;</text:p>
          </table:table-cell>
          <table:table-cell table:style-name="ce184" office:value-type="string" calcext:value-type="string">
            <text:p>* Compliance with defined national or local cultural heritage regulations or the protected area management plans?</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Consult the protected area sponsors and managers, local communities and other key stakeholders on the proposed project; and</text:p>
          </table:table-cell>
          <table:table-cell table:style-name="ce184" office:value-type="string" calcext:value-type="string">
            <text:p>* Consultation with the protected area sponsors and managers, local communities and other key stakeholders on the proposed project?</text:p>
          </table:table-cell>
          <table:table-cell table:style-name="ce202"/>
          <table:table-cell table:style-name="ce211" table:number-columns-repeated="2"/>
          <table:table-cell table:number-columns-repeated="1015"/>
        </table:table-row>
        <table:table-row table:style-name="ro113">
          <table:table-cell/>
          <table:table-cell table:style-name="ce164" office:value-type="string" calcext:value-type="string">
            <text:p>PS8</text:p>
          </table:table-cell>
          <table:table-cell table:style-name="ce169" office:value-type="string" calcext:value-type="string">
            <text:p>Requirements</text:p>
            <text:p>&gt; Protection of Cultural Heritage in Project Design and Execution</text:p>
            <text:p>&gt; Critical Cultural Heritage</text:p>
            <text:p/>
            <text:p/>
          </table:table-cell>
          <table:table-cell table:style-name="ce175" office:value-type="float" office:value="15" calcext:value-type="float">
            <text:p>15</text:p>
          </table:table-cell>
          <table:table-cell table:style-name="ce184" office:value-type="string" calcext:value-type="string">
            <text:p>* Implement additional programs, as appropriate, to promote and enhance the conservation aims of the protected area.</text:p>
          </table:table-cell>
          <table:table-cell table:style-name="ce184" office:value-type="string" calcext:value-type="string">
            <text:p>* Implementation of additional programs, as appropriate, to promote and enhance the conservation aims of the protected area?</text:p>
          </table:table-cell>
          <table:table-cell table:style-name="ce202"/>
          <table:table-cell table:style-name="ce211" table:number-columns-repeated="2"/>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Where a project proposes to use the cultural heritage, including knowledge, innovations, or practices of local communities for commercial purposes, [7] the client will inform these communities of</text:p>
          </table:table-cell>
          <table:table-cell table:style-name="ce185" office:value-type="string" calcext:value-type="string">
            <text:p>Has the client informed the relevant local communities of all of the below-listed points where cultural heritage will be used?</text:p>
          </table:table-cell>
          <table:table-cell table:style-name="ce202"/>
          <table:table-cell table:style-name="ce185" table:number-columns-repeated="2"/>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7] Examples include, but are not limited to, commercialization of traditional medicinal knowledge or other sacred or traditional technique for processing plants, fibers, or metals.</text:p>
          </table:table-cell>
          <table:table-cell table:style-name="ce185" office:value-type="string" calcext:value-type="string">
            <text:p>n/a</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 their rights under national law;</text:p>
          </table:table-cell>
          <table:table-cell table:style-name="ce184" office:value-type="string" calcext:value-type="string">
            <text:p>* their rights under national law?</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 the scope and nature of the proposed commercial development; </text:p>
            <text:p>and</text:p>
          </table:table-cell>
          <table:table-cell table:style-name="ce184" office:value-type="string" calcext:value-type="string">
            <text:p>* the scope and nature of the proposed commercial development?</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i) the potential consequences of such development.</text:p>
          </table:table-cell>
          <table:table-cell table:style-name="ce184" office:value-type="string" calcext:value-type="string">
            <text:p>* the potential consequences of such development?</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5" office:value-type="string" calcext:value-type="string">
            <text:p>The client will not proceed with such commercialization unless it</text:p>
          </table:table-cell>
          <table:table-cell table:style-name="ce196" office:value-type="string" calcext:value-type="string">
            <text:p>Has the client fulfilled the below-listed points before proceeding with commercialization of cultural heritage?</text:p>
          </table:table-cell>
          <table:table-cell table:style-name="ce185"/>
          <table:table-cell table:style-name="ce210"/>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 enters into a process of ICP as described in Performance Standard 1 and which uses a good faith negotiation process that results in a documented outcome and</text:p>
          </table:table-cell>
          <table:table-cell table:style-name="ce184" office:value-type="string" calcext:value-type="string">
            <text:p>* entered into a process of ICP as described in Performance Standard 1 and which used a good faith negotiation process that resulted in a documented outcome?</text:p>
          </table:table-cell>
          <table:table-cell table:style-name="ce202"/>
          <table:table-cell table:style-name="ce185"/>
          <table:table-cell table:style-name="ce211"/>
          <table:table-cell table:number-columns-repeated="1015"/>
        </table:table-row>
        <table:table-row table:style-name="ro26">
          <table:table-cell/>
          <table:table-cell table:style-name="ce164" office:value-type="string" calcext:value-type="string">
            <text:p>PS8</text:p>
          </table:table-cell>
          <table:table-cell table:style-name="ce169" office:value-type="string" calcext:value-type="string">
            <text:p>Requirements</text:p>
            <text:p>&gt; Project's Use of Cultural Heritage</text:p>
            <text:p/>
          </table:table-cell>
          <table:table-cell table:style-name="ce175" office:value-type="float" office:value="16" calcext:value-type="float">
            <text:p>16</text:p>
          </table:table-cell>
          <table:table-cell table:style-name="ce184" office:value-type="string" calcext:value-type="string">
            <text:p>(ii) provides for fair and equitable sharing of benefits from commercialization of such knowledge, innovation, or practice, consistent with their customs and traditions. </text:p>
          </table:table-cell>
          <table:table-cell table:style-name="ce184" office:value-type="string" calcext:value-type="string">
            <text:p>* provided for fair and equitable sharing of benefits from commercialization of such knowledge, innovation, or practice, consistent with their customs and traditions?</text:p>
          </table:table-cell>
          <table:table-cell table:style-name="ce202"/>
          <table:table-cell table:style-name="ce185"/>
          <table:table-cell table:style-name="ce211"/>
          <table:table-cell table:number-columns-repeated="1015"/>
        </table:table-row>
        <table:table-row table:style-name="ro116">
          <table:table-cell/>
          <table:table-cell table:style-name="ce165"/>
          <table:table-cell table:style-name="ce170"/>
          <table:table-cell table:style-name="ce176"/>
          <table:table-cell table:style-name="ce186" table:number-columns-repeated="2"/>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table-cell table:style-name="ce213"/>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table-cell table:style-name="ce197"/>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2"/>
          <table:table-cell table:style-name="ce213"/>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table-cell table:style-name="ce213"/>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number-columns-repeated="2"/>
          <table:table-cell table:style-name="ce204"/>
          <table:table-cell table:style-name="ce186"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5"/>
          <table:table-cell table:style-name="ce213"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3"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186"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2" table:number-columns-repeated="2"/>
          <table:table-cell table:number-columns-repeated="1015"/>
        </table:table-row>
        <table:table-row table:style-name="ro116">
          <table:table-cell/>
          <table:table-cell table:style-name="ce166"/>
          <table:table-cell table:style-name="ce170"/>
          <table:table-cell table:style-name="ce176"/>
          <table:table-cell table:style-name="ce186" table:number-columns-repeated="2"/>
          <table:table-cell table:style-name="ce204"/>
          <table:table-cell table:style-name="ce213" table:number-columns-repeated="2"/>
          <table:table-cell table:number-columns-repeated="1015"/>
        </table:table-row>
        <table:table-row table:style-name="ro116" table:number-rows-repeated="3">
          <table:table-cell/>
          <table:table-cell table:style-name="ce166"/>
          <table:table-cell table:style-name="ce170"/>
          <table:table-cell table:style-name="ce176"/>
          <table:table-cell table:style-name="ce186" table:number-columns-repeated="2"/>
          <table:table-cell table:style-name="ce204"/>
          <table:table-cell table:style-name="ce212"/>
          <table:table-cell table:style-name="ce186"/>
          <table:table-cell table:number-columns-repeated="1015"/>
        </table:table-row>
        <table:table-row table:style-name="ro116" table:number-rows-repeated="4">
          <table:table-cell/>
          <table:table-cell table:style-name="ce166"/>
          <table:table-cell table:style-name="ce170"/>
          <table:table-cell table:style-name="ce176"/>
          <table:table-cell table:style-name="ce186"/>
          <table:table-cell table:style-name="ce197"/>
          <table:table-cell table:style-name="ce204"/>
          <table:table-cell table:style-name="ce212"/>
          <table:table-cell table:style-name="ce186"/>
          <table:table-cell table:number-columns-repeated="1015"/>
        </table:table-row>
        <table:table-row table:style-name="ro116">
          <table:table-cell/>
          <table:table-cell table:style-name="ce166"/>
          <table:table-cell table:style-name="ce170"/>
          <table:table-cell table:style-name="ce177"/>
          <table:table-cell table:style-name="ce186"/>
          <table:table-cell table:style-name="ce187"/>
          <table:table-cell table:style-name="ce206" table:number-columns-repeated="3"/>
          <table:table-cell table:number-columns-repeated="1015"/>
        </table:table-row>
        <table:table-row table:style-name="ro116">
          <table:table-cell/>
          <table:table-cell table:style-name="ce166"/>
          <table:table-cell table:style-name="ce171"/>
          <table:table-cell table:style-name="ce177"/>
          <table:table-cell table:style-name="ce186"/>
          <table:table-cell table:style-name="ce187"/>
          <table:table-cell table:style-name="ce206" table:number-columns-repeated="3"/>
          <table:table-cell table:number-columns-repeated="1015"/>
        </table:table-row>
        <table:table-row table:style-name="ro116">
          <table:table-cell/>
          <table:table-cell table:style-name="ce166"/>
          <table:table-cell table:style-name="ce171"/>
          <table:table-cell table:style-name="ce177"/>
          <table:table-cell table:style-name="ce187" table:number-columns-repeated="2"/>
          <table:table-cell table:style-name="ce206" table:number-columns-repeated="3"/>
          <table:table-cell table:number-columns-repeated="1015"/>
        </table:table-row>
        <table:table-row table:style-name="ro116">
          <table:table-cell/>
          <table:table-cell table:style-name="ce166"/>
          <table:table-cell table:style-name="ce171"/>
          <table:table-cell table:style-name="ce178"/>
          <table:table-cell table:style-name="ce188"/>
          <table:table-cell table:style-name="ce187"/>
          <table:table-cell table:style-name="ce206" table:number-columns-repeated="3"/>
          <table:table-cell table:number-columns-repeated="1015"/>
        </table:table-row>
        <table:table-row table:style-name="ro116" table:number-rows-repeated="24">
          <table:table-cell/>
          <table:table-cell table:style-name="ce166"/>
          <table:table-cell table:style-name="ce171"/>
          <table:table-cell table:style-name="ce178"/>
          <table:table-cell table:style-name="ce187" table:number-columns-repeated="2"/>
          <table:table-cell table:style-name="ce206" table:number-columns-repeated="3"/>
          <table:table-cell table:number-columns-repeated="1015"/>
        </table:table-row>
        <table:table-row table:style-name="ro116" table:number-rows-repeated="2">
          <table:table-cell/>
          <table:table-cell table:style-name="ce166"/>
          <table:table-cell table:style-name="ce171"/>
          <table:table-cell table:style-name="ce179"/>
          <table:table-cell table:style-name="ce187"/>
          <table:table-cell table:style-name="ce190"/>
          <table:table-cell table:style-name="ce167" table:number-columns-repeated="3"/>
          <table:table-cell table:number-columns-repeated="1015"/>
        </table:table-row>
        <table:table-row table:style-name="ro116" table:number-rows-repeated="2">
          <table:table-cell/>
          <table:table-cell table:style-name="ce166"/>
          <table:table-cell table:style-name="ce171"/>
          <table:table-cell table:style-name="ce179"/>
          <table:table-cell table:style-name="ce187" table:number-columns-repeated="2"/>
          <table:table-cell table:style-name="ce167" table:number-columns-repeated="3"/>
          <table:table-cell table:number-columns-repeated="1015"/>
        </table:table-row>
        <table:table-row table:style-name="ro116" table:number-rows-repeated="36">
          <table:table-cell/>
          <table:table-cell table:style-name="ce166"/>
          <table:table-cell table:style-name="ce171"/>
          <table:table-cell table:style-name="ce179"/>
          <table:table-cell table:style-name="ce189"/>
          <table:table-cell table:style-name="ce187"/>
          <table:table-cell table:style-name="ce167" table:number-columns-repeated="3"/>
          <table:table-cell table:number-columns-repeated="1015"/>
        </table:table-row>
        <table:table-row table:style-name="ro116" table:number-rows-repeated="4">
          <table:table-cell/>
          <table:table-cell table:style-name="ce166"/>
          <table:table-cell table:style-name="ce171"/>
          <table:table-cell table:style-name="ce179"/>
          <table:table-cell table:style-name="ce187" table:number-columns-repeated="2"/>
          <table:table-cell table:style-name="ce167" table:number-columns-repeated="3"/>
          <table:table-cell table:number-columns-repeated="1015"/>
        </table:table-row>
        <table:table-row table:style-name="ro116" table:number-rows-repeated="2">
          <table:table-cell/>
          <table:table-cell table:style-name="ce167" table:number-columns-repeated="3"/>
          <table:table-cell table:style-name="ce190"/>
          <table:table-cell table:style-name="ce167" table:number-columns-repeated="4"/>
          <table:table-cell table:number-columns-repeated="1015"/>
        </table:table-row>
        <table:table-row table:style-name="ro116" table:number-rows-repeated="8">
          <table:table-cell table:number-columns-repeated="4"/>
          <table:table-cell table:style-name="ce191"/>
          <table:table-cell table:number-columns-repeated="1019"/>
        </table:table-row>
        <table:table-row table:style-name="ro44" table:number-rows-repeated="1048409">
          <table:table-cell table:number-columns-repeated="1024"/>
        </table:table-row>
        <table:table-row table:style-name="ro4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fo:color="#000000"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9">00/00/0000</text:date>, <text:time style:data-style-name="N2" text:time-value="10:08:55.784923827">00:00:00</text:time></text:p>
        </style:region-right>
      </style:header>
      <style:header-left style:display="false"/>
      <style:footer>
        <text:p>Page <text:page-number>1</text:page-number> / <text:page-count>99</text:page-count></text:p>
      </style:footer>
      <style:footer-left style:display="false"/>
    </style:master-page>
    <style:master-page style:name="PageStyle_5f_PS1" style:display-name="PageStyle_P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Dennis</meta:initial-creator>
    <meta:creation-date>2014-10-13T17:20:33</meta:creation-date>
    <dc:date>2018-04-08T10:37:56.358701660</dc:date>
    <meta:generator>LibreOffice/5.1.6.2$Linux_X86_64 LibreOffice_project/10m0$Build-2</meta:generator>
    <meta:editing-duration>PT4H51M40S</meta:editing-duration>
    <meta:editing-cycles>22</meta:editing-cycles>
    <meta:document-statistic meta:table-count="7" meta:cell-count="14501"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